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MARGEM DE ERRO PARA O TOTAL DO INDICADOR A1A – COORDENADORES PEDAGÓGICOS DE ESCOLAS URBANA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coordenadores pedagógicos que atuam em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6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6">
            <text:p>Especialização ou pós-graduação</text:p>
          </table:table-cell>
          <table:covered-table-cell table:number-columns-repeated="3"/>
          <table:table-cell office:value-type="string" table:number-columns-spanned="4" table:number-rows-spanned="1" table:style-name="ce6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6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832.5601329803467" table:style-name="ce5">
            <text:p>6.8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38.4401330947876" table:style-name="ce5">
            <text:p>6.838</text:p>
          </table:table-cell>
          <table:table-cell office:value-type="float" office:value="117.60000228881836" table:style-name="ce5">
            <text:p>118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6742.4001312255859" table:style-name="ce5">
            <text:p>6.742</text:p>
          </table:table-cell>
          <table:table-cell office:value-type="float" office:value="3612.2800703048706" table:style-name="ce5">
            <text:p>3.6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6918.8001346588135" table:style-name="ce5">
            <text:p>6.9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6858.0401334762573" table:style-name="ce5">
            <text:p>6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020.7201366424561" table:style-name="ce5">
            <text:p>7.0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22.680136680603" table:style-name="ce5">
            <text:p>7.023</text:p>
          </table:table-cell>
          <table:table-cell office:value-type="float" office:value="101.92000198364258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26.6801328659058" table:style-name="ce5">
            <text:p>6.827</text:p>
          </table:table-cell>
          <table:table-cell office:value-type="float" office:value="3578.9600696563721" table:style-name="ce5">
            <text:p>3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3.8400230407715" table:style-name="ce5">
            <text:p>1.184</text:p>
          </table:table-cell>
          <table:table-cell office:value-type="float" office:value="7054.0401372909546" table:style-name="ce5">
            <text:p>7.0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7034.4401369094849" table:style-name="ce5">
            <text:p>7.0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30.6800336837769" table:style-name="ce5">
            <text:p>1.7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0.880033493042" table:style-name="ce5">
            <text:p>1.721</text:p>
          </table:table-cell>
          <table:table-cell office:value-type="float" office:value="58.80000114440918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1603.2800312042236" table:style-name="ce5">
            <text:p>1.603</text:p>
          </table:table-cell>
          <table:table-cell office:value-type="float" office:value="693.84001350402832" table:style-name="ce5">
            <text:p>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1464.1200284957886" table:style-name="ce5">
            <text:p>1.4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1701.2800331115723" table:style-name="ce5">
            <text:p>1.7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996.0400972366333" table:style-name="ce5">
            <text:p>4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2.1200971603394" table:style-name="ce5">
            <text:p>4.9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4586.400089263916" table:style-name="ce5">
            <text:p>4.586</text:p>
          </table:table-cell>
          <table:table-cell office:value-type="float" office:value="2544.0800495147705" table:style-name="ce5">
            <text:p>2.5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4945.080096244812" table:style-name="ce5">
            <text:p>4.9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4994.0800971984863" table:style-name="ce5">
            <text:p>4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874.520094871521" table:style-name="ce5">
            <text:p>4.8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23.7600841522217" table:style-name="ce5">
            <text:p>4.324</text:p>
          </table:table-cell>
          <table:table-cell office:value-type="float" office:value="2416.6800470352173" table:style-name="ce5">
            <text:p>2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4858.8400945663452" table:style-name="ce5">
            <text:p>4.8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4872.560094833374" table:style-name="ce5">
            <text:p>4.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827.4800939559937" table:style-name="ce5">
            <text:p>4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29.4400939941406" table:style-name="ce5">
            <text:p>4.829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47.1200923919678" table:style-name="ce5">
            <text:p>4.747</text:p>
          </table:table-cell>
          <table:table-cell office:value-type="float" office:value="1242.6400241851807" table:style-name="ce5">
            <text:p>1.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4766.7200927734375" table:style-name="ce5">
            <text:p>4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4827.4800939559937" table:style-name="ce5">
            <text:p>4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678.9200716018677" table:style-name="ce5">
            <text:p>3.6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5.0000715255737" table:style-name="ce5">
            <text:p>3.675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3022.3200588226318" table:style-name="ce5">
            <text:p>3.022</text:p>
          </table:table-cell>
          <table:table-cell office:value-type="float" office:value="2338.2800455093384" table:style-name="ce5">
            <text:p>2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3676.9600715637207" table:style-name="ce5">
            <text:p>3.6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78.9200716018677" table:style-name="ce5">
            <text:p>3.6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782.4000930786133" table:style-name="ce5">
            <text:p>4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2.4000930786133" table:style-name="ce5">
            <text:p>4.782</text:p>
          </table:table-cell>
          <table:table-cell office:value-type="float" office:value="47.040000915527344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80.4800910949707" table:style-name="ce5">
            <text:p>4.680</text:p>
          </table:table-cell>
          <table:table-cell office:value-type="float" office:value="1332.8000259399414" table:style-name="ce5">
            <text:p>1.3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8.0000114440918" table:style-name="ce5">
            <text:p>588</text:p>
          </table:table-cell>
          <table:table-cell office:value-type="float" office:value="4764.7600927352905" table:style-name="ce5">
            <text:p>4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2.4000930786133" table:style-name="ce5">
            <text:p>4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644.8001098632813" table:style-name="ce5">
            <text:p>5.6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.7601099014282" table:style-name="ce5">
            <text:p>5.647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72.3601045608521" table:style-name="ce5">
            <text:p>5.372</text:p>
          </table:table-cell>
          <table:table-cell office:value-type="float" office:value="2587.2000503540039" table:style-name="ce5">
            <text:p>2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0.4400262832642" table:style-name="ce5">
            <text:p>1.350</text:p>
          </table:table-cell>
          <table:table-cell office:value-type="float" office:value="5617.3601093292236" table:style-name="ce5">
            <text:p>5.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5654.6001100540161" table:style-name="ce5">
            <text:p>5.6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325.3201036453247" table:style-name="ce5">
            <text:p>5.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23.3601036071777" table:style-name="ce5">
            <text:p>5.323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2675.4000520706177" table:style-name="ce5">
            <text:p>2.6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5317.4801034927368" table:style-name="ce5">
            <text:p>5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5323.3601036071777" table:style-name="ce5">
            <text:p>5.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572.2801084518433" table:style-name="ce5">
            <text:p>5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74.2401084899902" table:style-name="ce5">
            <text:p>5.574</text:p>
          </table:table-cell>
          <table:table-cell office:value-type="float" office:value="94.080001831054688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21.4401016235352" table:style-name="ce5">
            <text:p>5.221</text:p>
          </table:table-cell>
          <table:table-cell office:value-type="float" office:value="2273.6000442504883" table:style-name="ce5">
            <text:p>2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5562.4801082611084" table:style-name="ce5">
            <text:p>5.5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5572.2801084518433" table:style-name="ce5">
            <text:p>5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94.760064125061" table:style-name="ce5">
            <text:p>3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4.760064125061" table:style-name="ce5">
            <text:p>3.2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0.9200601577759" table:style-name="ce5">
            <text:p>3.091</text:p>
          </table:table-cell>
          <table:table-cell office:value-type="float" office:value="1342.6000261306763" table:style-name="ce5">
            <text:p>1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4.640022277832" table:style-name="ce5">
            <text:p>1.145</text:p>
          </table:table-cell>
          <table:table-cell office:value-type="float" office:value="3147.7600612640381" table:style-name="ce5">
            <text:p>3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3277.1200637817383" table:style-name="ce5">
            <text:p>3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21.1600198745728" table:style-name="ce5">
            <text:p>1.0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392.00000762939453" table:style-name="ce5">
            <text:p>3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1030.9600200653076" table:style-name="ce5">
            <text:p>1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1023.1200199127197" table:style-name="ce5">
            <text:p>1.0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1.04001617431641" table:style-name="ce5">
            <text:p>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88.20000171661377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397.88000774383545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844.76001644134521" table:style-name="ce5">
            <text:p>8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833.00001621246338" table:style-name="ce5">
            <text:p>8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21.9200782775879" table:style-name="ce5">
            <text:p>4.0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1.9200782775879" table:style-name="ce5">
            <text:p>4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4086.600079536438" table:style-name="ce5">
            <text:p>4.087</text:p>
          </table:table-cell>
          <table:table-cell office:value-type="float" office:value="1258.3200244903564" table:style-name="ce5">
            <text:p>1.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3.6800212860107" table:style-name="ce5">
            <text:p>1.094</text:p>
          </table:table-cell>
          <table:table-cell office:value-type="float" office:value="4057.2000789642334" table:style-name="ce5">
            <text:p>4.0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4031.7200784683228" table:style-name="ce5">
            <text:p>4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35.2000999450684" table:style-name="ce5">
            <text:p>5.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41.0801000595093" table:style-name="ce5">
            <text:p>5.141</text:p>
          </table:table-cell>
          <table:table-cell office:value-type="float" office:value="74.480001449584961" table:style-name="ce5">
            <text:p>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21.5200977325439" table:style-name="ce5">
            <text:p>5.022</text:p>
          </table:table-cell>
          <table:table-cell office:value-type="float" office:value="3192.8400621414185" table:style-name="ce5">
            <text:p>3.1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5201.8401012420654" table:style-name="ce5">
            <text:p>5.2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5158.720100402832" table:style-name="ce5">
            <text:p>5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54.2800302505493" table:style-name="ce5">
            <text:p>1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4.2800302505493" table:style-name="ce5">
            <text:p>1.554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2.200026512146" table:style-name="ce5">
            <text:p>1.362</text:p>
          </table:table-cell>
          <table:table-cell office:value-type="float" office:value="980.00001907348633" table:style-name="ce5">
            <text:p>9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5.28001022338867" table:style-name="ce5">
            <text:p>525</text:p>
          </table:table-cell>
          <table:table-cell office:value-type="float" office:value="1607.2000312805176" table:style-name="ce5">
            <text:p>1.6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4.2800302505493" table:style-name="ce5">
            <text:p>1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11.7200975418091" table:style-name="ce5">
            <text:p>5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11.7200975418091" table:style-name="ce5">
            <text:p>5.012</text:p>
          </table:table-cell>
          <table:table-cell office:value-type="float" office:value="56.84000110626220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90.32008934021" table:style-name="ce5">
            <text:p>4.590</text:p>
          </table:table-cell>
          <table:table-cell office:value-type="float" office:value="2506.840048789978" table:style-name="ce5">
            <text:p>2.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9.28001594543457" table:style-name="ce5">
            <text:p>819</text:p>
          </table:table-cell>
          <table:table-cell office:value-type="float" office:value="4984.2800970077515" table:style-name="ce5">
            <text:p>4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5011.7200975418091" table:style-name="ce5">
            <text:p>5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49.5200710296631" table:style-name="ce5">
            <text:p>3.6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3.440071105957" table:style-name="ce5">
            <text:p>3.653</text:p>
          </table:table-cell>
          <table:table-cell office:value-type="float" office:value="80.360001564025879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75.0800676345825" table:style-name="ce5">
            <text:p>3.475</text:p>
          </table:table-cell>
          <table:table-cell office:value-type="float" office:value="1597.4000310897827" table:style-name="ce5">
            <text:p>1.5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3606.4000701904297" table:style-name="ce5">
            <text:p>3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3637.7600708007813" table:style-name="ce5">
            <text:p>3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148.9201002120972" table:style-name="ce5">
            <text:p>5.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50.8801002502441" table:style-name="ce5">
            <text:p>5.151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43.0800981521606" table:style-name="ce5">
            <text:p>5.043</text:p>
          </table:table-cell>
          <table:table-cell office:value-type="float" office:value="2849.8400554656982" table:style-name="ce5">
            <text:p>2.8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0.9200220108032" table:style-name="ce5">
            <text:p>1.131</text:p>
          </table:table-cell>
          <table:table-cell office:value-type="float" office:value="5154.8001003265381" table:style-name="ce5">
            <text:p>5.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5158.720100402832" table:style-name="ce5">
            <text:p>5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838.8401136398315" table:style-name="ce5">
            <text:p>5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6.8801136016846" table:style-name="ce5">
            <text:p>5.837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5470.3601064682007" table:style-name="ce5">
            <text:p>5.470</text:p>
          </table:table-cell>
          <table:table-cell office:value-type="float" office:value="2324.5600452423096" table:style-name="ce5">
            <text:p>2.3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5797.6801128387451" table:style-name="ce5">
            <text:p>5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5838.8401136398315" table:style-name="ce5">
            <text:p>5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7" table:number-rows-spanned="1" table:style-name="ce10">
            <text:p>¹ Considera-se usuário(a) aquele(a) que utilizou a Internet pelo menos uma vez nos três meses que antecederam à realização da entrevista.</text:p>
          </table:table-cell>
          <table:covered-table-cell table:number-columns-repeated="6"/>
          <table:table-cell table:number-columns-repeated="1637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O TOTAL DO INDICADOR B1A – COORDENADORES PEDAGÓGIC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coordenadores pedagógicos que atu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834.5201330184937" table:style-name="ce5">
            <text:p>6.835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020.7201366424561" table:style-name="ce5">
            <text:p>7.021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30.6800336837769" table:style-name="ce5">
            <text:p>1.7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996.0400972366333" table:style-name="ce5">
            <text:p>4.9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823.5600938796997" table:style-name="ce5">
            <text:p>4.824</text:p>
          </table:table-cell>
          <table:table-cell office:value-type="float" office:value="311.64000606536865" table:style-name="ce5">
            <text:p>3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669.1200714111328" table:style-name="ce5">
            <text:p>3.669</text:p>
          </table:table-cell>
          <table:table-cell office:value-type="float" office:value="311.64000606536865" table:style-name="ce5">
            <text:p>3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782.4000930786133" table:style-name="ce5">
            <text:p>4.7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642.8401098251343" table:style-name="ce5">
            <text:p>5.643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319.4401035308838" table:style-name="ce5">
            <text:p>5.319</text:p>
          </table:table-cell>
          <table:table-cell office:value-type="float" office:value="311.64000606536865" table:style-name="ce5">
            <text:p>3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572.2801084518433" table:style-name="ce5">
            <text:p>5.5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92.8000640869141" table:style-name="ce5">
            <text:p>3.293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23.8800783157349" table:style-name="ce5">
            <text:p>4.024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35.2000999450684" table:style-name="ce5">
            <text:p>5.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56.2400302886963" table:style-name="ce5">
            <text:p>1.556</text:p>
          </table:table-cell>
          <table:table-cell office:value-type="float" office:value="311.64000606536865" table:style-name="ce5">
            <text:p>3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05.8400974273682" table:style-name="ce5">
            <text:p>5.006</text:p>
          </table:table-cell>
          <table:table-cell office:value-type="float" office:value="311.64000606536865" table:style-name="ce5">
            <text:p>3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49.5200710296631" table:style-name="ce5">
            <text:p>3.650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146.9601001739502" table:style-name="ce5">
            <text:p>5.147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838.8401136398315" table:style-name="ce5">
            <text:p>5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MARGEM DE ERRO PARA O TOTAL DO INDICADOR B1 – COORDENADORES PEDAGÓGICOS DE ESCOLAS URBANA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Total de coordenadores pedagógicos que atuam em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834.5201330184937" table:style-name="ce5">
            <text:p>6.835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.28000640869141" table:style-name="ce5">
            <text:p>32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020.7201366424561" table:style-name="ce5">
            <text:p>7.021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.28000640869141" table:style-name="ce5">
            <text:p>32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30.6800336837769" table:style-name="ce5">
            <text:p>1.7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994.0800971984863" table:style-name="ce5">
            <text:p>4.994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872.560094833374" table:style-name="ce5">
            <text:p>4.8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823.5600938796997" table:style-name="ce5">
            <text:p>4.8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.64000606536865" table:style-name="ce5">
            <text:p>31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669.1200714111328" table:style-name="ce5">
            <text:p>3.6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.64000606536865" table:style-name="ce5">
            <text:p>3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782.4000930786133" table:style-name="ce5">
            <text:p>4.7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642.8401098251343" table:style-name="ce5">
            <text:p>5.6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319.4401035308838" table:style-name="ce5">
            <text:p>5.3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.64000606536865" table:style-name="ce5">
            <text:p>3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572.2801084518433" table:style-name="ce5">
            <text:p>5.5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92.8000640869141" table:style-name="ce5">
            <text:p>3.2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21.1600198745728" table:style-name="ce5">
            <text:p>1.0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1.04001617431641" table:style-name="ce5">
            <text:p>831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23.8800783157349" table:style-name="ce5">
            <text:p>4.0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35.2000999450684" table:style-name="ce5">
            <text:p>5.1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56.2400302886963" table:style-name="ce5">
            <text:p>1.5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.64000606536865" table:style-name="ce5">
            <text:p>31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05.8400974273682" table:style-name="ce5">
            <text:p>5.0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1.64000606536865" table:style-name="ce5">
            <text:p>3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49.5200710296631" table:style-name="ce5">
            <text:p>3.650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146.9601001739502" table:style-name="ce5">
            <text:p>5.147</text:p>
          </table:table-cell>
          <table:table-cell office:value-type="string" table:style-name="ce5">
            <text:p>-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.28000640869141" table:style-name="ce5">
            <text:p>32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838.8401136398315" table:style-name="ce5">
            <text:p>5.8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0"/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C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O TOTAL DO INDICADOR C5A – COORDENADORES PEDAGÓGICOS DE ESCOLAS URBANA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coordenadores pedagógicos que atuam em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326.8801231384277" table:style-name="ce5">
            <text:p>6.327</text:p>
          </table:table-cell>
          <table:table-cell office:value-type="float" office:value="4223.8000822067261" table:style-name="ce5">
            <text:p>4.224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321.0001230239868" table:style-name="ce5">
            <text:p>6.321</text:p>
          </table:table-cell>
          <table:table-cell office:value-type="float" office:value="4821.6000938415527" table:style-name="ce5">
            <text:p>4.822</text:p>
          </table:table-cell>
          <table:table-cell office:value-type="float" office:value="419.44000816345215" table:style-name="ce5">
            <text:p>419</text:p>
          </table:table-cell>
          <table:table-cell office:value-type="float" office:value="544.8800106048584" table:style-name="ce5">
            <text:p>54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430.7601251602173" table:style-name="ce5">
            <text:p>6.431</text:p>
          </table:table-cell>
          <table:table-cell office:value-type="float" office:value="4192.4400815963745" table:style-name="ce5">
            <text:p>4.192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389.6001243591309" table:style-name="ce5">
            <text:p>6.390</text:p>
          </table:table-cell>
          <table:table-cell office:value-type="float" office:value="4743.2000923156738" table:style-name="ce5">
            <text:p>4.743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544.8800106048584" table:style-name="ce5">
            <text:p>54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91.5200309753418" table:style-name="ce5">
            <text:p>1.592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494.2800874710083" table:style-name="ce5">
            <text:p>4.494</text:p>
          </table:table-cell>
          <table:table-cell office:value-type="float" office:value="2653.840051651001" table:style-name="ce5">
            <text:p>2.654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0" table:style-name="ce5">
            <text:p>0</text:p>
          </table:table-cell>
          <table:table-cell office:value-type="float" office:value="4357.0800848007202" table:style-name="ce5">
            <text:p>4.357</text:p>
          </table:table-cell>
          <table:table-cell office:value-type="float" office:value="2908.6400566101074" table:style-name="ce5">
            <text:p>2.909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141.12000274658203" table:style-name="ce5">
            <text:p>1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3984.6800775527954" table:style-name="ce5">
            <text:p>3.985</text:p>
          </table:table-cell>
          <table:table-cell office:value-type="float" office:value="3069.3600597381592" table:style-name="ce5">
            <text:p>3.069</text:p>
          </table:table-cell>
          <table:table-cell office:value-type="float" office:value="113.68000221252441" table:style-name="ce5">
            <text:p>114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692.6400718688965" table:style-name="ce5">
            <text:p>3.693</text:p>
          </table:table-cell>
          <table:table-cell office:value-type="float" office:value="3463.3200674057007" table:style-name="ce5">
            <text:p>3.463</text:p>
          </table:table-cell>
          <table:table-cell office:value-type="float" office:value="280.28000545501709" table:style-name="ce5">
            <text:p>280</text:p>
          </table:table-cell>
          <table:table-cell office:value-type="float" office:value="241.08000469207764" table:style-name="ce5">
            <text:p>2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717.7200918197632" table:style-name="ce5">
            <text:p>4.718</text:p>
          </table:table-cell>
          <table:table-cell office:value-type="float" office:value="1372.0000267028809" table:style-name="ce5">
            <text:p>1.372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4521.7200880050659" table:style-name="ce5">
            <text:p>4.522</text:p>
          </table:table-cell>
          <table:table-cell office:value-type="float" office:value="2040.3600397109985" table:style-name="ce5">
            <text:p>2.04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68.44000911712646" table:style-name="ce5">
            <text:p>46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155.600061416626" table:style-name="ce5">
            <text:p>3.156</text:p>
          </table:table-cell>
          <table:table-cell office:value-type="float" office:value="2142.2800416946411" table:style-name="ce5">
            <text:p>2.142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3090.9200601577759" table:style-name="ce5">
            <text:p>3.091</text:p>
          </table:table-cell>
          <table:table-cell office:value-type="float" office:value="2273.6000442504883" table:style-name="ce5">
            <text:p>2.274</text:p>
          </table:table-cell>
          <table:table-cell office:value-type="float" office:value="0" table:style-name="ce5">
            <text:p>0</text:p>
          </table:table-cell>
          <table:table-cell office:value-type="float" office:value="94.080001831054688" table:style-name="ce5">
            <text:p>9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343.3600845336914" table:style-name="ce5">
            <text:p>4.343</text:p>
          </table:table-cell>
          <table:table-cell office:value-type="float" office:value="2334.3600454330444" table:style-name="ce5">
            <text:p>2.334</text:p>
          </table:table-cell>
          <table:table-cell office:value-type="float" office:value="111.72000217437744" table:style-name="ce5">
            <text:p>112</text:p>
          </table:table-cell>
          <table:table-cell office:value-type="float" office:value="0" table:style-name="ce5">
            <text:p>0</text:p>
          </table:table-cell>
          <table:table-cell office:value-type="float" office:value="4057.2000789642334" table:style-name="ce5">
            <text:p>4.057</text:p>
          </table:table-cell>
          <table:table-cell office:value-type="float" office:value="2851.8000555038452" table:style-name="ce5">
            <text:p>2.852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039.1600980758667" table:style-name="ce5">
            <text:p>5.039</text:p>
          </table:table-cell>
          <table:table-cell office:value-type="float" office:value="2941.960057258606" table:style-name="ce5">
            <text:p>2.942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960.7600965499878" table:style-name="ce5">
            <text:p>4.961</text:p>
          </table:table-cell>
          <table:table-cell office:value-type="float" office:value="3439.800066947937" table:style-name="ce5">
            <text:p>3.440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527.24001026153564" table:style-name="ce5">
            <text:p>52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086.200098991394" table:style-name="ce5">
            <text:p>5.086</text:p>
          </table:table-cell>
          <table:table-cell office:value-type="float" office:value="2203.0400428771973" table:style-name="ce5">
            <text:p>2.203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862.7600946426392" table:style-name="ce5">
            <text:p>4.863</text:p>
          </table:table-cell>
          <table:table-cell office:value-type="float" office:value="2781.2400541305542" table:style-name="ce5">
            <text:p>2.781</text:p>
          </table:table-cell>
          <table:table-cell office:value-type="float" office:value="280.28000545501709" table:style-name="ce5">
            <text:p>280</text:p>
          </table:table-cell>
          <table:table-cell office:value-type="float" office:value="258.72000503540039" table:style-name="ce5">
            <text:p>25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658.920090675354" table:style-name="ce5">
            <text:p>4.659</text:p>
          </table:table-cell>
          <table:table-cell office:value-type="float" office:value="3449.6000671386719" table:style-name="ce5">
            <text:p>3.450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4429.6000862121582" table:style-name="ce5">
            <text:p>4.430</text:p>
          </table:table-cell>
          <table:table-cell office:value-type="float" office:value="3865.1200752258301" table:style-name="ce5">
            <text:p>3.865</text:p>
          </table:table-cell>
          <table:table-cell office:value-type="float" office:value="309.68000602722168" table:style-name="ce5">
            <text:p>310</text:p>
          </table:table-cell>
          <table:table-cell office:value-type="float" office:value="141.12000274658203" table:style-name="ce5">
            <text:p>1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90.9200601577759" table:style-name="ce5">
            <text:p>3.091</text:p>
          </table:table-cell>
          <table:table-cell office:value-type="float" office:value="1352.4000263214111" table:style-name="ce5">
            <text:p>1.352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1546.4400300979614" table:style-name="ce5">
            <text:p>1.546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446.88000869750977" table:style-name="ce5">
            <text:p>44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105.84000205993652" table:style-name="ce5">
            <text:p>10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51.5600671768188" table:style-name="ce5">
            <text:p>3.452</text:p>
          </table:table-cell>
          <table:table-cell office:value-type="float" office:value="2861.6000556945801" table:style-name="ce5">
            <text:p>2.8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2.1600666046143" table:style-name="ce5">
            <text:p>3.422</text:p>
          </table:table-cell>
          <table:table-cell office:value-type="float" office:value="3159.5200614929199" table:style-name="ce5">
            <text:p>3.160</text:p>
          </table:table-cell>
          <table:table-cell office:value-type="float" office:value="0" table:style-name="ce5">
            <text:p>0</text:p>
          </table:table-cell>
          <table:table-cell office:value-type="float" office:value="94.080001831054688" table:style-name="ce5">
            <text:p>9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82.3600950241089" table:style-name="ce5">
            <text:p>4.882</text:p>
          </table:table-cell>
          <table:table-cell office:value-type="float" office:value="3004.6800584793091" table:style-name="ce5">
            <text:p>3.005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982.3200969696045" table:style-name="ce5">
            <text:p>4.982</text:p>
          </table:table-cell>
          <table:table-cell office:value-type="float" office:value="3302.6000642776489" table:style-name="ce5">
            <text:p>3.303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507.64000988006592" table:style-name="ce5">
            <text:p>50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87.6000308990479" table:style-name="ce5">
            <text:p>1.588</text:p>
          </table:table-cell>
          <table:table-cell office:value-type="float" office:value="589.96001148223877" table:style-name="ce5">
            <text:p>590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495.4800291061401" table:style-name="ce5">
            <text:p>1.495</text:p>
          </table:table-cell>
          <table:table-cell office:value-type="float" office:value="1144.640022277832" table:style-name="ce5">
            <text:p>1.145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141.12000274658203" table:style-name="ce5">
            <text:p>14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137.5600805282593" table:style-name="ce5">
            <text:p>4.138</text:p>
          </table:table-cell>
          <table:table-cell office:value-type="float" office:value="3343.7600650787354" table:style-name="ce5">
            <text:p>3.344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3972.9200773239136" table:style-name="ce5">
            <text:p>3.973</text:p>
          </table:table-cell>
          <table:table-cell office:value-type="float" office:value="3592.6800699234009" table:style-name="ce5">
            <text:p>3.593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456.68000888824463" table:style-name="ce5">
            <text:p>4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75.0400695800781" table:style-name="ce5">
            <text:p>3.575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3373.1600656509399" table:style-name="ce5">
            <text:p>3.373</text:p>
          </table:table-cell>
          <table:table-cell office:value-type="float" office:value="1871.8000364303589" table:style-name="ce5">
            <text:p>1.872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76.40000343322754" table:style-name="ce5">
            <text:p>17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15.7600917816162" table:style-name="ce5">
            <text:p>4.716</text:p>
          </table:table-cell>
          <table:table-cell office:value-type="float" office:value="3459.4000673294067" table:style-name="ce5">
            <text:p>3.459</text:p>
          </table:table-cell>
          <table:table-cell office:value-type="float" office:value="303.80000591278076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4694.2000913619995" table:style-name="ce5">
            <text:p>4.694</text:p>
          </table:table-cell>
          <table:table-cell office:value-type="float" office:value="3904.3200759887695" table:style-name="ce5">
            <text:p>3.904</text:p>
          </table:table-cell>
          <table:table-cell office:value-type="float" office:value="419.44000816345215" table:style-name="ce5">
            <text:p>419</text:p>
          </table:table-cell>
          <table:table-cell office:value-type="float" office:value="488.04000949859619" table:style-name="ce5">
            <text:p>48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286.1201028823853" table:style-name="ce5">
            <text:p>5.286</text:p>
          </table:table-cell>
          <table:table-cell office:value-type="float" office:value="2487.2400484085083" table:style-name="ce5">
            <text:p>2.487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096.0000991821289" table:style-name="ce5">
            <text:p>5.096</text:p>
          </table:table-cell>
          <table:table-cell office:value-type="float" office:value="2945.8800573348999" table:style-name="ce5">
            <text:p>2.946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MARGEM DE ERRO PARA O TOTAL DO INDICADOR C1A1 – COORDENADORES PEDAGÓGICO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1">
            <text:p>Total de coordenadores pedagógicos que atuam em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3825.9200744628906" table:style-name="ce5">
            <text:p>3.826</text:p>
          </table:table-cell>
          <table:table-cell office:value-type="float" office:value="3139.9200611114502" table:style-name="ce5">
            <text:p>3.140</text:p>
          </table:table-cell>
          <table:table-cell office:value-type="float" office:value="2677.3600521087646" table:style-name="ce5">
            <text:p>2.677</text:p>
          </table:table-cell>
          <table:table-cell office:value-type="float" office:value="4431.5600862503052" table:style-name="ce5">
            <text:p>4.432</text:p>
          </table:table-cell>
          <table:table-cell office:value-type="float" office:value="3341.8000650405884" table:style-name="ce5">
            <text:p>3.342</text:p>
          </table:table-cell>
          <table:table-cell office:value-type="float" office:value="4125.8000802993774" table:style-name="ce5">
            <text:p>4.126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771.0400733947754" table:style-name="ce5">
            <text:p>3.771</text:p>
          </table:table-cell>
          <table:table-cell office:value-type="float" office:value="3034.0800590515137" table:style-name="ce5">
            <text:p>3.034</text:p>
          </table:table-cell>
          <table:table-cell office:value-type="float" office:value="2667.5600519180298" table:style-name="ce5">
            <text:p>2.668</text:p>
          </table:table-cell>
          <table:table-cell office:value-type="float" office:value="4382.5600852966309" table:style-name="ce5">
            <text:p>4.383</text:p>
          </table:table-cell>
          <table:table-cell office:value-type="float" office:value="3310.4400644302368" table:style-name="ce5">
            <text:p>3.310</text:p>
          </table:table-cell>
          <table:table-cell office:value-type="float" office:value="4086.600079536438" table:style-name="ce5">
            <text:p>4.087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150.92000293731689" table:style-name="ce5">
            <text:p>151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13.40001583099365" table:style-name="ce5">
            <text:p>813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138.3600416183472" table:style-name="ce5">
            <text:p>2.138</text:p>
          </table:table-cell>
          <table:table-cell office:value-type="float" office:value="1279.8800249099731" table:style-name="ce5">
            <text:p>1.280</text:p>
          </table:table-cell>
          <table:table-cell office:value-type="float" office:value="1183.8400230407715" table:style-name="ce5">
            <text:p>1.184</text:p>
          </table:table-cell>
          <table:table-cell office:value-type="float" office:value="3696.5600719451904" table:style-name="ce5">
            <text:p>3.697</text:p>
          </table:table-cell>
          <table:table-cell office:value-type="float" office:value="917.2800178527832" table:style-name="ce5">
            <text:p>917</text:p>
          </table:table-cell>
          <table:table-cell office:value-type="float" office:value="2681.2800521850586" table:style-name="ce5">
            <text:p>2.681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1873.7600364685059" table:style-name="ce5">
            <text:p>1.874</text:p>
          </table:table-cell>
          <table:table-cell office:value-type="float" office:value="2551.9200496673584" table:style-name="ce5">
            <text:p>2.552</text:p>
          </table:table-cell>
          <table:table-cell office:value-type="float" office:value="2028.6000394821167" table:style-name="ce5">
            <text:p>2.029</text:p>
          </table:table-cell>
          <table:table-cell office:value-type="float" office:value="1387.6800270080566" table:style-name="ce5">
            <text:p>1.388</text:p>
          </table:table-cell>
          <table:table-cell office:value-type="float" office:value="1916.8800373077393" table:style-name="ce5">
            <text:p>1.917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2745.9600534439087" table:style-name="ce5">
            <text:p>2.746</text:p>
          </table:table-cell>
          <table:table-cell office:value-type="float" office:value="1471.9600286483765" table:style-name="ce5">
            <text:p>1.472</text:p>
          </table:table-cell>
          <table:table-cell office:value-type="float" office:value="1368.0800266265869" table:style-name="ce5">
            <text:p>1.368</text:p>
          </table:table-cell>
          <table:table-cell office:value-type="float" office:value="2391.2000465393066" table:style-name="ce5">
            <text:p>2.391</text:p>
          </table:table-cell>
          <table:table-cell office:value-type="float" office:value="2628.3600511550903" table:style-name="ce5">
            <text:p>2.628</text:p>
          </table:table-cell>
          <table:table-cell office:value-type="float" office:value="1828.6800355911255" table:style-name="ce5">
            <text:p>1.82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554.2800302505493" table:style-name="ce5">
            <text:p>1.554</text:p>
          </table:table-cell>
          <table:table-cell office:value-type="float" office:value="1207.3600234985352" table:style-name="ce5">
            <text:p>1.207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2520.5600490570068" table:style-name="ce5">
            <text:p>2.521</text:p>
          </table:table-cell>
          <table:table-cell office:value-type="float" office:value="1961.9600381851196" table:style-name="ce5">
            <text:p>1.962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216.7600431442261" table:style-name="ce5">
            <text:p>2.217</text:p>
          </table:table-cell>
          <table:table-cell office:value-type="float" office:value="2381.4000463485718" table:style-name="ce5">
            <text:p>2.381</text:p>
          </table:table-cell>
          <table:table-cell office:value-type="float" office:value="1299.4800252914429" table:style-name="ce5">
            <text:p>1.299</text:p>
          </table:table-cell>
          <table:table-cell office:value-type="float" office:value="2563.6800498962402" table:style-name="ce5">
            <text:p>2.564</text:p>
          </table:table-cell>
          <table:table-cell office:value-type="float" office:value="2328.4800453186035" table:style-name="ce5">
            <text:p>2.328</text:p>
          </table:table-cell>
          <table:table-cell office:value-type="float" office:value="1299.4800252914429" table:style-name="ce5">
            <text:p>1.299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0" table:style-name="ce5">
            <text:p>0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45.9200553894043" table:style-name="ce5">
            <text:p>2.846</text:p>
          </table:table-cell>
          <table:table-cell office:value-type="float" office:value="1781.6400346755981" table:style-name="ce5">
            <text:p>1.782</text:p>
          </table:table-cell>
          <table:table-cell office:value-type="float" office:value="2293.200044631958" table:style-name="ce5">
            <text:p>2.293</text:p>
          </table:table-cell>
          <table:table-cell office:value-type="float" office:value="2916.4800567626953" table:style-name="ce5">
            <text:p>2.916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3888.6400756835938" table:style-name="ce5">
            <text:p>3.889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667.5600519180298" table:style-name="ce5">
            <text:p>2.668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3526.0400686264038" table:style-name="ce5">
            <text:p>3.526</text:p>
          </table:table-cell>
          <table:table-cell office:value-type="float" office:value="2034.4800395965576" table:style-name="ce5">
            <text:p>2.034</text:p>
          </table:table-cell>
          <table:table-cell office:value-type="float" office:value="2559.7600498199463" table:style-name="ce5">
            <text:p>2.56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461.7600479125977" table:style-name="ce5">
            <text:p>2.462</text:p>
          </table:table-cell>
          <table:table-cell office:value-type="float" office:value="2538.2000494003296" table:style-name="ce5">
            <text:p>2.538</text:p>
          </table:table-cell>
          <table:table-cell office:value-type="float" office:value="2169.7200422286987" table:style-name="ce5">
            <text:p>2.170</text:p>
          </table:table-cell>
          <table:table-cell office:value-type="float" office:value="2367.680046081543" table:style-name="ce5">
            <text:p>2.368</text:p>
          </table:table-cell>
          <table:table-cell office:value-type="float" office:value="2365.720046043396" table:style-name="ce5">
            <text:p>2.366</text:p>
          </table:table-cell>
          <table:table-cell office:value-type="float" office:value="2865.520055770874" table:style-name="ce5">
            <text:p>2.866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505.280029296875" table:style-name="ce5">
            <text:p>1.505</text:p>
          </table:table-cell>
          <table:table-cell office:value-type="float" office:value="1248.5200242996216" table:style-name="ce5">
            <text:p>1.249</text:p>
          </table:table-cell>
          <table:table-cell office:value-type="float" office:value="866.32001686096191" table:style-name="ce5">
            <text:p>866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1311.2400255203247" table:style-name="ce5">
            <text:p>1.311</text:p>
          </table:table-cell>
          <table:table-cell office:value-type="float" office:value="1811.0400352478027" table:style-name="ce5">
            <text:p>1.811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45.080000877380371" table:style-name="ce5">
            <text:p>4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384.16000747680664" table:style-name="ce5">
            <text:p>384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78.400001525878906" table:style-name="ce5">
            <text:p>78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08.8800449371338" table:style-name="ce5">
            <text:p>2.309</text:p>
          </table:table-cell>
          <table:table-cell office:value-type="float" office:value="1765.9600343704224" table:style-name="ce5">
            <text:p>1.766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2555.8400497436523" table:style-name="ce5">
            <text:p>2.556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2679.3200521469116" table:style-name="ce5">
            <text:p>2.679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755.7600536346436" table:style-name="ce5">
            <text:p>2.756</text:p>
          </table:table-cell>
          <table:table-cell office:value-type="float" office:value="2397.0800466537476" table:style-name="ce5">
            <text:p>2.397</text:p>
          </table:table-cell>
          <table:table-cell office:value-type="float" office:value="2128.5600414276123" table:style-name="ce5">
            <text:p>2.129</text:p>
          </table:table-cell>
          <table:table-cell office:value-type="float" office:value="3435.8800668716431" table:style-name="ce5">
            <text:p>3.436</text:p>
          </table:table-cell>
          <table:table-cell office:value-type="float" office:value="2734.2000532150269" table:style-name="ce5">
            <text:p>2.734</text:p>
          </table:table-cell>
          <table:table-cell office:value-type="float" office:value="2773.4000539779663" table:style-name="ce5">
            <text:p>2.7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62.2800226211548" table:style-name="ce5">
            <text:p>1.162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1068.2000207901001" table:style-name="ce5">
            <text:p>1.068</text:p>
          </table:table-cell>
          <table:table-cell office:value-type="float" office:value="966.28001880645752" table:style-name="ce5">
            <text:p>966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69.7600402832031" table:style-name="ce5">
            <text:p>2.070</text:p>
          </table:table-cell>
          <table:table-cell office:value-type="float" office:value="2536.2400493621826" table:style-name="ce5">
            <text:p>2.536</text:p>
          </table:table-cell>
          <table:table-cell office:value-type="float" office:value="1277.9200248718262" table:style-name="ce5">
            <text:p>1.278</text:p>
          </table:table-cell>
          <table:table-cell office:value-type="float" office:value="3136.0000610351563" table:style-name="ce5">
            <text:p>3.136</text:p>
          </table:table-cell>
          <table:table-cell office:value-type="float" office:value="1938.440037727356" table:style-name="ce5">
            <text:p>1.938</text:p>
          </table:table-cell>
          <table:table-cell office:value-type="float" office:value="1950.2000379562378" table:style-name="ce5">
            <text:p>1.950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42.1200494766235" table:style-name="ce5">
            <text:p>2.542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1446.4800281524658" table:style-name="ce5">
            <text:p>1.446</text:p>
          </table:table-cell>
          <table:table-cell office:value-type="float" office:value="1032.9200201034546" table:style-name="ce5">
            <text:p>1.033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1701.2800331115723" table:style-name="ce5">
            <text:p>1.701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64.680001258850098" table:style-name="ce5">
            <text:p>6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18.3200626373291" table:style-name="ce5">
            <text:p>3.218</text:p>
          </table:table-cell>
          <table:table-cell office:value-type="float" office:value="3136.0000610351563" table:style-name="ce5">
            <text:p>3.136</text:p>
          </table:table-cell>
          <table:table-cell office:value-type="float" office:value="1905.1200370788574" table:style-name="ce5">
            <text:p>1.905</text:p>
          </table:table-cell>
          <table:table-cell office:value-type="float" office:value="3214.4000625610352" table:style-name="ce5">
            <text:p>3.214</text:p>
          </table:table-cell>
          <table:table-cell office:value-type="float" office:value="1960.0000381469727" table:style-name="ce5">
            <text:p>1.960</text:p>
          </table:table-cell>
          <table:table-cell office:value-type="float" office:value="2508.800048828125" table:style-name="ce5">
            <text:p>2.509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92.120001792907715" table:style-name="ce5">
            <text:p>92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65.8000421524048" table:style-name="ce5">
            <text:p>2.166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3116.4000606536865" table:style-name="ce5">
            <text:p>3.116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3377.0800657272339" table:style-name="ce5">
            <text:p>3.377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O TOTAL DO INDICADOR C3A – COORDENADORES PEDAGÓGICOS DE ESCOLAS URBANAS, POR REALIZAÇÃO DE ATIVIDADES DE FORMAÇÃO DE PROFESSORES PARA O USO PEDAGÓGICO DAS TIC N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coordenadores pedagógicos que atu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750.6401119232178" table:style-name="ce5">
            <text:p>5.751</text:p>
          </table:table-cell>
          <table:table-cell office:value-type="float" office:value="5687.9201107025146" table:style-name="ce5">
            <text:p>5.688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248.92000484466553" table:style-name="ce5">
            <text:p>24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752.6001119613647" table:style-name="ce5">
            <text:p>5.753</text:p>
          </table:table-cell>
          <table:table-cell office:value-type="float" office:value="5689.8801107406616" table:style-name="ce5">
            <text:p>5.690</text:p>
          </table:table-cell>
          <table:table-cell office:value-type="float" office:value="817.3200159072876" table:style-name="ce5">
            <text:p>817</text:p>
          </table:table-cell>
          <table:table-cell office:value-type="float" office:value="248.92000484466553" table:style-name="ce5">
            <text:p>24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1375.9200267791748" table:style-name="ce5">
            <text:p>1.376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316.3200645446777" table:style-name="ce5">
            <text:p>3.316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3316.3200645446777" table:style-name="ce5">
            <text:p>3.316</text:p>
          </table:table-cell>
          <table:table-cell office:value-type="float" office:value="3812.2000741958618" table:style-name="ce5">
            <text:p>3.812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248.92000484466553" table:style-name="ce5">
            <text:p>24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3992.5200777053833" table:style-name="ce5">
            <text:p>3.993</text:p>
          </table:table-cell>
          <table:table-cell office:value-type="float" office:value="3126.2000608444214" table:style-name="ce5">
            <text:p>3.126</text:p>
          </table:table-cell>
          <table:table-cell office:value-type="float" office:value="656.60001277923584" table:style-name="ce5">
            <text:p>65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463.7200479507446" table:style-name="ce5">
            <text:p>2.464</text:p>
          </table:table-cell>
          <table:table-cell office:value-type="float" office:value="2910.6000566482544" table:style-name="ce5">
            <text:p>2.911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3330.0400648117065" table:style-name="ce5">
            <text:p>3.330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133.6400804519653" table:style-name="ce5">
            <text:p>4.134</text:p>
          </table:table-cell>
          <table:table-cell office:value-type="float" office:value="4551.1200885772705" table:style-name="ce5">
            <text:p>4.551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248.92000484466553" table:style-name="ce5">
            <text:p>24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898.4400758743286" table:style-name="ce5">
            <text:p>3.898</text:p>
          </table:table-cell>
          <table:table-cell office:value-type="float" office:value="3961.1600770950317" table:style-name="ce5">
            <text:p>3.961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241.08000469207764" table:style-name="ce5">
            <text:p>2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969.0000772476196" table:style-name="ce5">
            <text:p>3.969</text:p>
          </table:table-cell>
          <table:table-cell office:value-type="float" office:value="4288.4800834655762" table:style-name="ce5">
            <text:p>4.288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64.680001258850098" table:style-name="ce5">
            <text:p>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365.720046043396" table:style-name="ce5">
            <text:p>2.366</text:p>
          </table:table-cell>
          <table:table-cell office:value-type="float" office:value="2497.0400485992432" table:style-name="ce5">
            <text:p>2.497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64.680001258850098" table:style-name="ce5">
            <text:p>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586.04001140594482" table:style-name="ce5">
            <text:p>586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96.7600622177124" table:style-name="ce5">
            <text:p>3.197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00.1600875854492" table:style-name="ce5">
            <text:p>4.500</text:p>
          </table:table-cell>
          <table:table-cell office:value-type="float" office:value="4131.6800804138184" table:style-name="ce5">
            <text:p>4.132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241.08000469207764" table:style-name="ce5">
            <text:p>2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26.9200258255005" table:style-name="ce5">
            <text:p>1.327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415.5200080871582" table:style-name="ce5">
            <text:p>41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63.4400615692139" table:style-name="ce5">
            <text:p>3.163</text:p>
          </table:table-cell>
          <table:table-cell office:value-type="float" office:value="4278.6800832748413" table:style-name="ce5">
            <text:p>4.279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64.680001258850098" table:style-name="ce5">
            <text:p>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2773.4000539779663" table:style-name="ce5">
            <text:p>2.773</text:p>
          </table:table-cell>
          <table:table-cell office:value-type="float" office:value="791.84001541137695" table:style-name="ce5">
            <text:p>79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929.8000764846802" table:style-name="ce5">
            <text:p>3.930</text:p>
          </table:table-cell>
          <table:table-cell office:value-type="float" office:value="4537.4000883102417" table:style-name="ce5">
            <text:p>4.537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64.680001258850098" table:style-name="ce5">
            <text:p>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3855.3200750350952" table:style-name="ce5">
            <text:p>3.855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241.08000469207764" table:style-name="ce5">
            <text:p>24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9">
            <text:p>MARGEM DE ERRO PARA O TOTAL DO INDICADOR C16 – COORDENADORES PEDAGÓGICOS DE ESCOLAS URBANAS, POR PARTICIPAÇÃO EM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1">
            <text:p>Total de coordenadores pedagógicos que atuam em escolas localizadas em áreas urbanas<text:s/>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6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6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6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6">
            <text:p>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036.8001174926758" table:style-name="ce5">
            <text:p>6.037</text:p>
          </table:table-cell>
          <table:table-cell office:value-type="float" office:value="5250.8401021957397" table:style-name="ce5">
            <text:p>5.251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817.2801132202148" table:style-name="ce5">
            <text:p>5.817</text:p>
          </table:table-cell>
          <table:table-cell office:value-type="float" office:value="5452.7201061248779" table:style-name="ce5">
            <text:p>5.453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707.5201110839844" table:style-name="ce5">
            <text:p>5.708</text:p>
          </table:table-cell>
          <table:table-cell office:value-type="float" office:value="5738.8801116943359" table:style-name="ce5">
            <text:p>5.739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331.6000843048096" table:style-name="ce5">
            <text:p>4.332</text:p>
          </table:table-cell>
          <table:table-cell office:value-type="float" office:value="6611.0801286697388" table:style-name="ce5">
            <text:p>6.611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6136.7601194381714" table:style-name="ce5">
            <text:p>6.137</text:p>
          </table:table-cell>
          <table:table-cell office:value-type="float" office:value="5117.5600996017456" table:style-name="ce5">
            <text:p>5.118</text:p>
          </table:table-cell>
          <table:table-cell office:value-type="string" table:style-name="ce5">
            <text:p>-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6446.4401254653931" table:style-name="ce5">
            <text:p>6.446</text:p>
          </table:table-cell>
          <table:table-cell office:value-type="float" office:value="4715.7600917816162" table:style-name="ce5">
            <text:p>4.716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243.04000473022461" table:style-name="ce5">
            <text:p>243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077.9601182937622" table:style-name="ce5">
            <text:p>6.078</text:p>
          </table:table-cell>
          <table:table-cell office:value-type="float" office:value="5205.7601013183594" table:style-name="ce5">
            <text:p>5.206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819.2401132583618" table:style-name="ce5">
            <text:p>5.819</text:p>
          </table:table-cell>
          <table:table-cell office:value-type="float" office:value="5458.6001062393188" table:style-name="ce5">
            <text:p>5.459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725.1601114273071" table:style-name="ce5">
            <text:p>5.725</text:p>
          </table:table-cell>
          <table:table-cell office:value-type="float" office:value="5711.4401111602783" table:style-name="ce5">
            <text:p>5.711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312.0000839233398" table:style-name="ce5">
            <text:p>4.312</text:p>
          </table:table-cell>
          <table:table-cell office:value-type="float" office:value="6646.3601293563843" table:style-name="ce5">
            <text:p>6.646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6191.6401205062866" table:style-name="ce5">
            <text:p>6.192</text:p>
          </table:table-cell>
          <table:table-cell office:value-type="float" office:value="5068.5600986480713" table:style-name="ce5">
            <text:p>5.069</text:p>
          </table:table-cell>
          <table:table-cell office:value-type="string" table:style-name="ce5">
            <text:p>-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6485.6401262283325" table:style-name="ce5">
            <text:p>6.486</text:p>
          </table:table-cell>
          <table:table-cell office:value-type="float" office:value="4645.2000904083252" table:style-name="ce5">
            <text:p>4.645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243.04000473022461" table:style-name="ce5">
            <text:p>24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1036.8400201797485" table:style-name="ce5">
            <text:p>1.0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1270.0800247192383" table:style-name="ce5">
            <text:p>1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1156.4000225067139" table:style-name="ce5">
            <text:p>1.1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1560.1600303649902" table:style-name="ce5">
            <text:p>1.560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1050.5600204467773" table:style-name="ce5">
            <text:p>1.0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3.0000257492065" table:style-name="ce5">
            <text:p>1.323</text:p>
          </table:table-cell>
          <table:table-cell office:value-type="float" office:value="1150.5200223922729" table:style-name="ce5">
            <text:p>1.1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200.6800622940063" table:style-name="ce5">
            <text:p>3.201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82.9200677871704" table:style-name="ce5">
            <text:p>3.483</text:p>
          </table:table-cell>
          <table:table-cell office:value-type="float" office:value="3822.0000743865967" table:style-name="ce5">
            <text:p>3.8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12.520058631897" table:style-name="ce5">
            <text:p>3.013</text:p>
          </table:table-cell>
          <table:table-cell office:value-type="float" office:value="4180.6800813674927" table:style-name="ce5">
            <text:p>4.1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28.5200433731079" table:style-name="ce5">
            <text:p>2.229</text:p>
          </table:table-cell>
          <table:table-cell office:value-type="float" office:value="4649.1200904846191" table:style-name="ce5">
            <text:p>4.649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0" table:style-name="ce5">
            <text:p>0</text:p>
          </table:table-cell>
          <table:table-cell office:value-type="float" office:value="3906.2800760269165" table:style-name="ce5">
            <text:p>3.906</text:p>
          </table:table-cell>
          <table:table-cell office:value-type="float" office:value="3396.6800661087036" table:style-name="ce5">
            <text:p>3.3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53.4800691604614" table:style-name="ce5">
            <text:p>3.553</text:p>
          </table:table-cell>
          <table:table-cell office:value-type="float" office:value="3747.5200729370117" table:style-name="ce5">
            <text:p>3.7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3972.9200773239136" table:style-name="ce5">
            <text:p>3.973</text:p>
          </table:table-cell>
          <table:table-cell office:value-type="float" office:value="3198.7200622558594" table:style-name="ce5">
            <text:p>3.199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292.8000640869141" table:style-name="ce5">
            <text:p>3.293</text:p>
          </table:table-cell>
          <table:table-cell office:value-type="float" office:value="3855.3200750350952" table:style-name="ce5">
            <text:p>3.855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473.1200675964355" table:style-name="ce5">
            <text:p>3.473</text:p>
          </table:table-cell>
          <table:table-cell office:value-type="float" office:value="3727.920072555542" table:style-name="ce5">
            <text:p>3.728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573.4800500869751" table:style-name="ce5">
            <text:p>2.573</text:p>
          </table:table-cell>
          <table:table-cell office:value-type="float" office:value="4386.4800853729248" table:style-name="ce5">
            <text:p>4.38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555.4400691986084" table:style-name="ce5">
            <text:p>3.555</text:p>
          </table:table-cell>
          <table:table-cell office:value-type="float" office:value="3667.1600713729858" table:style-name="ce5">
            <text:p>3.667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333.5600843429565" table:style-name="ce5">
            <text:p>4.334</text:p>
          </table:table-cell>
          <table:table-cell office:value-type="float" office:value="2532.3200492858887" table:style-name="ce5">
            <text:p>2.532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429.6000862121582" table:style-name="ce5">
            <text:p>4.430</text:p>
          </table:table-cell>
          <table:table-cell office:value-type="float" office:value="2414.7200469970703" table:style-name="ce5">
            <text:p>2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84.6000814437866" table:style-name="ce5">
            <text:p>4.185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8.8400850296021" table:style-name="ce5">
            <text:p>4.369</text:p>
          </table:table-cell>
          <table:table-cell office:value-type="float" office:value="2606.8000507354736" table:style-name="ce5">
            <text:p>2.6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3.6800594329834" table:style-name="ce5">
            <text:p>3.054</text:p>
          </table:table-cell>
          <table:table-cell office:value-type="float" office:value="3955.2800769805908" table:style-name="ce5">
            <text:p>3.955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4592.2800893783569" table:style-name="ce5">
            <text:p>4.592</text:p>
          </table:table-cell>
          <table:table-cell office:value-type="float" office:value="2018.8000392913818" table:style-name="ce5">
            <text:p>2.019</text:p>
          </table:table-cell>
          <table:table-cell office:value-type="string" table:style-name="ce5">
            <text:p>-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4429.6000862121582" table:style-name="ce5">
            <text:p>4.430</text:p>
          </table:table-cell>
          <table:table-cell office:value-type="float" office:value="2442.1600475311279" table:style-name="ce5">
            <text:p>2.442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21.560000419616699" table:style-name="ce5">
            <text:p>22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520.5600490570068" table:style-name="ce5">
            <text:p>2.521</text:p>
          </table:table-cell>
          <table:table-cell office:value-type="float" office:value="2865.520055770874" table:style-name="ce5">
            <text:p>2.866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2826.3200550079346" table:style-name="ce5">
            <text:p>2.826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605.2400312423706" table:style-name="ce5">
            <text:p>1.605</text:p>
          </table:table-cell>
          <table:table-cell office:value-type="float" office:value="3430.0000667572021" table:style-name="ce5">
            <text:p>3.4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26.8800277709961" table:style-name="ce5">
            <text:p>1.427</text:p>
          </table:table-cell>
          <table:table-cell office:value-type="float" office:value="3502.5200681686401" table:style-name="ce5">
            <text:p>3.503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2061.9200401306152" table:style-name="ce5">
            <text:p>2.062</text:p>
          </table:table-cell>
          <table:table-cell office:value-type="float" office:value="3202.6400623321533" table:style-name="ce5">
            <text:p>3.2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3.6400327682495" table:style-name="ce5">
            <text:p>1.684</text:p>
          </table:table-cell>
          <table:table-cell office:value-type="float" office:value="3424.1200666427612" table:style-name="ce5">
            <text:p>3.4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088.560079574585" table:style-name="ce5">
            <text:p>4.089</text:p>
          </table:table-cell>
          <table:table-cell office:value-type="float" office:value="2832.2000551223755" table:style-name="ce5">
            <text:p>2.8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14.2400703430176" table:style-name="ce5">
            <text:p>3.614</text:p>
          </table:table-cell>
          <table:table-cell office:value-type="float" office:value="3355.5200653076172" table:style-name="ce5">
            <text:p>3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94.3600835800171" table:style-name="ce5">
            <text:p>4.294</text:p>
          </table:table-cell>
          <table:table-cell office:value-type="float" office:value="2514.6800489425659" table:style-name="ce5">
            <text:p>2.5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91.0400543212891" table:style-name="ce5">
            <text:p>2.791</text:p>
          </table:table-cell>
          <table:table-cell office:value-type="float" office:value="4059.1600790023804" table:style-name="ce5">
            <text:p>4.059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4539.3600883483887" table:style-name="ce5">
            <text:p>4.539</text:p>
          </table:table-cell>
          <table:table-cell office:value-type="float" office:value="2010.9600391387939" table:style-name="ce5">
            <text:p>2.011</text:p>
          </table:table-cell>
          <table:table-cell office:value-type="string" table:style-name="ce5">
            <text:p>-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4245.3600826263428" table:style-name="ce5">
            <text:p>4.245</text:p>
          </table:table-cell>
          <table:table-cell office:value-type="float" office:value="2475.4800481796265" table:style-name="ce5">
            <text:p>2.475</text:p>
          </table:table-cell>
          <table:table-cell office:value-type="float" office:value="0" table:style-name="ce5">
            <text:p>0</text:p>
          </table:table-cell>
          <table:table-cell office:value-type="float" office:value="21.560000419616699" table:style-name="ce5">
            <text:p>2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480.5600872039795" table:style-name="ce5">
            <text:p>4.481</text:p>
          </table:table-cell>
          <table:table-cell office:value-type="float" office:value="4076.8000793457031" table:style-name="ce5">
            <text:p>4.077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376.6800851821899" table:style-name="ce5">
            <text:p>4.377</text:p>
          </table:table-cell>
          <table:table-cell office:value-type="float" office:value="4264.9600830078125" table:style-name="ce5">
            <text:p>4.265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131.6800804138184" table:style-name="ce5">
            <text:p>4.132</text:p>
          </table:table-cell>
          <table:table-cell office:value-type="float" office:value="4562.8800888061523" table:style-name="ce5">
            <text:p>4.563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239.8800630569458" table:style-name="ce5">
            <text:p>3.240</text:p>
          </table:table-cell>
          <table:table-cell office:value-type="float" office:value="5119.5200996398926" table:style-name="ce5">
            <text:p>5.120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4621.6800899505615" table:style-name="ce5">
            <text:p>4.622</text:p>
          </table:table-cell>
          <table:table-cell office:value-type="float" office:value="3810.2400741577148" table:style-name="ce5">
            <text:p>3.810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223.4001016616821" table:style-name="ce5">
            <text:p>5.223</text:p>
          </table:table-cell>
          <table:table-cell office:value-type="float" office:value="3120.3200607299805" table:style-name="ce5">
            <text:p>3.120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116.0000801086426" table:style-name="ce5">
            <text:p>4.116</text:p>
          </table:table-cell>
          <table:table-cell office:value-type="float" office:value="3916.0800762176514" table:style-name="ce5">
            <text:p>3.916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212.0400819778442" table:style-name="ce5">
            <text:p>4.212</text:p>
          </table:table-cell>
          <table:table-cell office:value-type="float" office:value="3606.4000701904297" table:style-name="ce5">
            <text:p>3.606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447.6400671005249" table:style-name="ce5">
            <text:p>3.448</text:p>
          </table:table-cell>
          <table:table-cell office:value-type="float" office:value="4506.0400876998901" table:style-name="ce5">
            <text:p>4.506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4780.4400930404663" table:style-name="ce5">
            <text:p>4.780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215.9600820541382" table:style-name="ce5">
            <text:p>4.216</text:p>
          </table:table-cell>
          <table:table-cell office:value-type="float" office:value="3802.400074005127" table:style-name="ce5">
            <text:p>3.802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982.7200775146484" table:style-name="ce5">
            <text:p>3.983</text:p>
          </table:table-cell>
          <table:table-cell office:value-type="float" office:value="4053.2800788879395" table:style-name="ce5">
            <text:p>4.053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504.0800876617432" table:style-name="ce5">
            <text:p>4.504</text:p>
          </table:table-cell>
          <table:table-cell office:value-type="float" office:value="3676.9600715637207" table:style-name="ce5">
            <text:p>3.6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43.520076751709" table:style-name="ce5">
            <text:p>3.944</text:p>
          </table:table-cell>
          <table:table-cell office:value-type="float" office:value="4321.8000841140747" table:style-name="ce5">
            <text:p>4.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25.6800861358643" table:style-name="ce5">
            <text:p>4.426</text:p>
          </table:table-cell>
          <table:table-cell office:value-type="float" office:value="3729.880072593689" table:style-name="ce5">
            <text:p>3.7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87.0000600814819" table:style-name="ce5">
            <text:p>3.087</text:p>
          </table:table-cell>
          <table:table-cell office:value-type="float" office:value="4925.4800958633423" table:style-name="ce5">
            <text:p>4.925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4776.5200929641724" table:style-name="ce5">
            <text:p>4.777</text:p>
          </table:table-cell>
          <table:table-cell office:value-type="float" office:value="3281.0400638580322" table:style-name="ce5">
            <text:p>3.281</text:p>
          </table:table-cell>
          <table:table-cell office:value-type="string" table:style-name="ce5">
            <text:p>-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5017.60009765625" table:style-name="ce5">
            <text:p>5.018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0" table:style-name="ce5">
            <text:p>0</text:p>
          </table:table-cell>
          <table:table-cell office:value-type="float" office:value="21.560000419616699" table:style-name="ce5">
            <text:p>2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00.8400545120239" table:style-name="ce5">
            <text:p>2.801</text:p>
          </table:table-cell>
          <table:table-cell office:value-type="float" office:value="1950.2000379562378" table:style-name="ce5">
            <text:p>1.9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2.3200492858887" table:style-name="ce5">
            <text:p>2.532</text:p>
          </table:table-cell>
          <table:table-cell office:value-type="float" office:value="2338.2800455093384" table:style-name="ce5">
            <text:p>2.3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7.7200536727905" table:style-name="ce5">
            <text:p>2.758</text:p>
          </table:table-cell>
          <table:table-cell office:value-type="float" office:value="2179.5200424194336" table:style-name="ce5">
            <text:p>2.1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7.9600324630737" table:style-name="ce5">
            <text:p>1.668</text:p>
          </table:table-cell>
          <table:table-cell office:value-type="float" office:value="2953.7200574874878" table:style-name="ce5">
            <text:p>2.954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1983.5200386047363" table:style-name="ce5">
            <text:p>1.9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51.7600574493408" table:style-name="ce5">
            <text:p>2.952</text:p>
          </table:table-cell>
          <table:table-cell office:value-type="float" office:value="1689.5200328826904" table:style-name="ce5">
            <text:p>1.690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97.64001941680908" table:style-name="ce5">
            <text:p>998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993.7200193405151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1013.3200197219849" table:style-name="ce5">
            <text:p>1.0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1048.6000204086304" table:style-name="ce5">
            <text:p>1.049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656.60001277923584" table:style-name="ce5">
            <text:p>6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539.00001049041748" table:style-name="ce5">
            <text:p>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.36001491546631" table:style-name="ce5">
            <text:p>766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478.24000930786133" table:style-name="ce5">
            <text:p>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715.40001392364502" table:style-name="ce5">
            <text:p>715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411.60000801086426" table:style-name="ce5">
            <text:p>4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490.00000953674316" table:style-name="ce5">
            <text:p>490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06.6400585174561" table:style-name="ce5">
            <text:p>3.007</text:p>
          </table:table-cell>
          <table:table-cell office:value-type="float" office:value="3745.5600728988647" table:style-name="ce5">
            <text:p>3.746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202.6400623321533" table:style-name="ce5">
            <text:p>3.203</text:p>
          </table:table-cell>
          <table:table-cell office:value-type="float" office:value="3418.2400665283203" table:style-name="ce5">
            <text:p>3.418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812.6000547409058" table:style-name="ce5">
            <text:p>2.813</text:p>
          </table:table-cell>
          <table:table-cell office:value-type="float" office:value="3859.2400751113892" table:style-name="ce5">
            <text:p>3.8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28.3600511550903" table:style-name="ce5">
            <text:p>2.628</text:p>
          </table:table-cell>
          <table:table-cell office:value-type="float" office:value="3923.9200763702393" table:style-name="ce5">
            <text:p>3.924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3565.2400693893433" table:style-name="ce5">
            <text:p>3.5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3.2000732421875" table:style-name="ce5">
            <text:p>3.763</text:p>
          </table:table-cell>
          <table:table-cell office:value-type="float" office:value="2785.1600542068481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23.5600938796997" table:style-name="ce5">
            <text:p>4.824</text:p>
          </table:table-cell>
          <table:table-cell office:value-type="float" office:value="3390.8000659942627" table:style-name="ce5">
            <text:p>3.391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557.0000886917114" table:style-name="ce5">
            <text:p>4.557</text:p>
          </table:table-cell>
          <table:table-cell office:value-type="float" office:value="3794.5600738525391" table:style-name="ce5">
            <text:p>3.795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566.8000888824463" table:style-name="ce5">
            <text:p>4.567</text:p>
          </table:table-cell>
          <table:table-cell office:value-type="float" office:value="3949.4000768661499" table:style-name="ce5">
            <text:p>3.949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104.6400604248047" table:style-name="ce5">
            <text:p>3.105</text:p>
          </table:table-cell>
          <table:table-cell office:value-type="float" office:value="4954.8800964355469" table:style-name="ce5">
            <text:p>4.955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4811.8000936508179" table:style-name="ce5">
            <text:p>4.812</text:p>
          </table:table-cell>
          <table:table-cell office:value-type="float" office:value="3424.1200666427612" table:style-name="ce5">
            <text:p>3.424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960.7600965499878" table:style-name="ce5">
            <text:p>4.961</text:p>
          </table:table-cell>
          <table:table-cell office:value-type="float" office:value="3283.0000638961792" table:style-name="ce5">
            <text:p>3.283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1134.8400220870972" table:style-name="ce5">
            <text:p>1.1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.9200258255005" table:style-name="ce5">
            <text:p>1.327</text:p>
          </table:table-cell>
          <table:table-cell office:value-type="float" office:value="1503.320029258728" table:style-name="ce5">
            <text:p>1.5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1097.6000213623047" table:style-name="ce5">
            <text:p>1.0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2.6400241851807" table:style-name="ce5">
            <text:p>1.243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0" table:style-name="ce5">
            <text:p>0</text:p>
          </table:table-cell>
          <table:table-cell office:value-type="float" office:value="1622.8800315856934" table:style-name="ce5">
            <text:p>1.623</text:p>
          </table:table-cell>
          <table:table-cell office:value-type="float" office:value="1074.080020904541" table:style-name="ce5">
            <text:p>1.074</text:p>
          </table:table-cell>
          <table:table-cell office:value-type="string" table:style-name="ce5">
            <text:p>-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1281.8400249481201" table:style-name="ce5">
            <text:p>1.282</text:p>
          </table:table-cell>
          <table:table-cell office:value-type="float" office:value="1554.2800302505493" table:style-name="ce5">
            <text:p>1.554</text:p>
          </table:table-cell>
          <table:table-cell office:value-type="float" office:value="0" table:style-name="ce5">
            <text:p>0</text:p>
          </table:table-cell>
          <table:table-cell office:value-type="float" office:value="21.560000419616699" table:style-name="ce5">
            <text:p>22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802.400074005127" table:style-name="ce5">
            <text:p>3.802</text:p>
          </table:table-cell>
          <table:table-cell office:value-type="float" office:value="3757.3200731277466" table:style-name="ce5">
            <text:p>3.7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98.880054473877" table:style-name="ce5">
            <text:p>2.799</text:p>
          </table:table-cell>
          <table:table-cell office:value-type="float" office:value="4445.280086517334" table:style-name="ce5">
            <text:p>4.4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0.640064239502" table:style-name="ce5">
            <text:p>3.301</text:p>
          </table:table-cell>
          <table:table-cell office:value-type="float" office:value="4157.160080909729" table:style-name="ce5">
            <text:p>4.1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65.8400402069092" table:style-name="ce5">
            <text:p>2.066</text:p>
          </table:table-cell>
          <table:table-cell office:value-type="float" office:value="4811.8000936508179" table:style-name="ce5">
            <text:p>4.812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float" office:value="3518.2000684738159" table:style-name="ce5">
            <text:p>3.518</text:p>
          </table:table-cell>
          <table:table-cell office:value-type="float" office:value="3978.8000774383545" table:style-name="ce5">
            <text:p>3.9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86.7600717544556" table:style-name="ce5">
            <text:p>3.687</text:p>
          </table:table-cell>
          <table:table-cell office:value-type="float" office:value="3774.9600734710693" table:style-name="ce5">
            <text:p>3.7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67.4000597000122" table:style-name="ce5">
            <text:p>3.067</text:p>
          </table:table-cell>
          <table:table-cell office:value-type="float" office:value="2334.3600454330444" table:style-name="ce5">
            <text:p>2.334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918.4400568008423" table:style-name="ce5">
            <text:p>2.918</text:p>
          </table:table-cell>
          <table:table-cell office:value-type="float" office:value="2532.3200492858887" table:style-name="ce5">
            <text:p>2.532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016.4400587081909" table:style-name="ce5">
            <text:p>3.016</text:p>
          </table:table-cell>
          <table:table-cell office:value-type="float" office:value="2485.2800483703613" table:style-name="ce5">
            <text:p>2.4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2.6800413131714" table:style-name="ce5">
            <text:p>2.123</text:p>
          </table:table-cell>
          <table:table-cell office:value-type="float" office:value="3179.1200618743896" table:style-name="ce5">
            <text:p>3.179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3355.5200653076172" table:style-name="ce5">
            <text:p>3.356</text:p>
          </table:table-cell>
          <table:table-cell office:value-type="float" office:value="1887.4800367355347" table:style-name="ce5">
            <text:p>1.887</text:p>
          </table:table-cell>
          <table:table-cell office:value-type="string" table:style-name="ce5">
            <text:p>-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3147.7600612640381" table:style-name="ce5">
            <text:p>3.148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21.560000419616699" table:style-name="ce5">
            <text:p>2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558.9600887298584" table:style-name="ce5">
            <text:p>4.559</text:p>
          </table:table-cell>
          <table:table-cell office:value-type="float" office:value="3988.6000776290894" table:style-name="ce5">
            <text:p>3.989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3876.8800754547119" table:style-name="ce5">
            <text:p>3.877</text:p>
          </table:table-cell>
          <table:table-cell office:value-type="float" office:value="4519.7600879669189" table:style-name="ce5">
            <text:p>4.520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184.6000814437866" table:style-name="ce5">
            <text:p>4.185</text:p>
          </table:table-cell>
          <table:table-cell office:value-type="float" office:value="4433.5200862884521" table:style-name="ce5">
            <text:p>4.4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8.8400564193726" table:style-name="ce5">
            <text:p>2.899</text:p>
          </table:table-cell>
          <table:table-cell office:value-type="float" office:value="5039.1600980758667" table:style-name="ce5">
            <text:p>5.039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0" table:style-name="ce5">
            <text:p>0</text:p>
          </table:table-cell>
          <table:table-cell office:value-type="float" office:value="4443.320086479187" table:style-name="ce5">
            <text:p>4.443</text:p>
          </table:table-cell>
          <table:table-cell office:value-type="float" office:value="4139.5200805664063" table:style-name="ce5">
            <text:p>4.140</text:p>
          </table:table-cell>
          <table:table-cell office:value-type="string" table:style-name="ce5">
            <text:p>-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4490.3600873947144" table:style-name="ce5">
            <text:p>4.490</text:p>
          </table:table-cell>
          <table:table-cell office:value-type="float" office:value="3980.7600774765015" table:style-name="ce5">
            <text:p>3.981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21.560000419616699" table:style-name="ce5">
            <text:p>22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664.8000907897949" table:style-name="ce5">
            <text:p>4.665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900.0000953674316" table:style-name="ce5">
            <text:p>4.900</text:p>
          </table:table-cell>
          <table:table-cell office:value-type="float" office:value="3418.2400665283203" table:style-name="ce5">
            <text:p>3.418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508.0000877380371" table:style-name="ce5">
            <text:p>4.508</text:p>
          </table:table-cell>
          <table:table-cell office:value-type="float" office:value="3931.7600765228271" table:style-name="ce5">
            <text:p>3.932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477.0400676727295" table:style-name="ce5">
            <text:p>3.477</text:p>
          </table:table-cell>
          <table:table-cell office:value-type="float" office:value="4864.7200946807861" table:style-name="ce5">
            <text:p>4.865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5025.4400978088379" table:style-name="ce5">
            <text:p>5.025</text:p>
          </table:table-cell>
          <table:table-cell office:value-type="float" office:value="3177.1600618362427" table:style-name="ce5">
            <text:p>3.177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276.3201026916504" table:style-name="ce5">
            <text:p>5.276</text:p>
          </table:table-cell>
          <table:table-cell office:value-type="float" office:value="2759.6800537109375" table:style-name="ce5">
            <text:p>2.760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0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9">
            <text:p>MARGEM DE ERRO PARA O TOTAL DO INDICADOR C17 – COORDENADORES PEDAGÓGICOS DE ESCOLAS URBANAS, POR OFERTA DE CURSOS, DEBATES E PALESTRAS SOBRE TECNOLOGIAS E EDUCAÇÃ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1">
            <text:p>Total de coordenadores pedagógicos que atuam em escolas localizadas em áreas urbanas<text:s/>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6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6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6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6">
            <text:p>Divulgação de dados dos alunos e da escola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090.120099067688" table:style-name="ce5">
            <text:p>5.090</text:p>
          </table:table-cell>
          <table:table-cell office:value-type="float" office:value="6189.6801204681396" table:style-name="ce5">
            <text:p>6.190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056.8000984191895" table:style-name="ce5">
            <text:p>5.057</text:p>
          </table:table-cell>
          <table:table-cell office:value-type="float" office:value="6109.3201189041138" table:style-name="ce5">
            <text:p>6.109</text:p>
          </table:table-cell>
          <table:table-cell office:value-type="float" office:value="1068.2000207901001" table:style-name="ce5">
            <text:p>1.068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5448.800106048584" table:style-name="ce5">
            <text:p>5.449</text:p>
          </table:table-cell>
          <table:table-cell office:value-type="float" office:value="6077.9601182937622" table:style-name="ce5">
            <text:p>6.078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831.8000745773315" table:style-name="ce5">
            <text:p>3.832</text:p>
          </table:table-cell>
          <table:table-cell office:value-type="float" office:value="6438.6001253128052" table:style-name="ce5">
            <text:p>6.439</text:p>
          </table:table-cell>
          <table:table-cell office:value-type="float" office:value="2428.4400472640991" table:style-name="ce5">
            <text:p>2.428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5872.1601142883301" table:style-name="ce5">
            <text:p>5.872</text:p>
          </table:table-cell>
          <table:table-cell office:value-type="float" office:value="5591.880108833313" table:style-name="ce5">
            <text:p>5.592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128.9201192855835" table:style-name="ce5">
            <text:p>6.129</text:p>
          </table:table-cell>
          <table:table-cell office:value-type="float" office:value="5148.9201002120972" table:style-name="ce5">
            <text:p>5.149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050.9200983047485" table:style-name="ce5">
            <text:p>5.051</text:p>
          </table:table-cell>
          <table:table-cell office:value-type="float" office:value="6207.3201208114624" table:style-name="ce5">
            <text:p>6.207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027.4000978469849" table:style-name="ce5">
            <text:p>5.027</text:p>
          </table:table-cell>
          <table:table-cell office:value-type="float" office:value="6144.6001195907593" table:style-name="ce5">
            <text:p>6.145</text:p>
          </table:table-cell>
          <table:table-cell office:value-type="float" office:value="1007.4400196075439" table:style-name="ce5">
            <text:p>1.007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5415.4801054000854" table:style-name="ce5">
            <text:p>5.415</text:p>
          </table:table-cell>
          <table:table-cell office:value-type="float" office:value="6097.5601186752319" table:style-name="ce5">
            <text:p>6.098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812.2000741958618" table:style-name="ce5">
            <text:p>3.812</text:p>
          </table:table-cell>
          <table:table-cell office:value-type="float" office:value="6495.4401264190674" table:style-name="ce5">
            <text:p>6.495</text:p>
          </table:table-cell>
          <table:table-cell office:value-type="float" office:value="2410.8000469207764" table:style-name="ce5">
            <text:p>2.411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5907.4401149749756" table:style-name="ce5">
            <text:p>5.907</text:p>
          </table:table-cell>
          <table:table-cell office:value-type="float" office:value="5540.9201078414917" table:style-name="ce5">
            <text:p>5.541</text:p>
          </table:table-cell>
          <table:table-cell office:value-type="float" office:value="807.52001571655273" table:style-name="ce5">
            <text:p>80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166.160120010376" table:style-name="ce5">
            <text:p>6.166</text:p>
          </table:table-cell>
          <table:table-cell office:value-type="float" office:value="5092.080099105835" table:style-name="ce5">
            <text:p>5.092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17.2000217437744" table:style-name="ce5">
            <text:p>1.117</text:p>
          </table:table-cell>
          <table:table-cell office:value-type="float" office:value="1323.0000257492065" table:style-name="ce5">
            <text:p>1.323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0" table:style-name="ce5">
            <text:p>0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0" table:style-name="ce5">
            <text:p>0</text:p>
          </table:table-cell>
          <table:table-cell office:value-type="float" office:value="1323.0000257492065" table:style-name="ce5">
            <text:p>1.323</text:p>
          </table:table-cell>
          <table:table-cell office:value-type="float" office:value="1127.0000219345093" table:style-name="ce5">
            <text:p>1.127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0" table:style-name="ce5">
            <text:p>0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1632.6800317764282" table:style-name="ce5">
            <text:p>1.633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float" office:value="1136.8000221252441" table:style-name="ce5">
            <text:p>1.137</text:p>
          </table:table-cell>
          <table:table-cell office:value-type="float" office:value="1272.0400247573853" table:style-name="ce5">
            <text:p>1.272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0" table:style-name="ce5">
            <text:p>0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1242.6400241851807" table:style-name="ce5">
            <text:p>1.243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2881.2000560760498" table:style-name="ce5">
            <text:p>2.881</text:p>
          </table:table-cell>
          <table:table-cell office:value-type="float" office:value="4272.8000831604004" table:style-name="ce5">
            <text:p>4.273</text:p>
          </table:table-cell>
          <table:table-cell office:value-type="float" office:value="493.92000961303711" table:style-name="ce5">
            <text:p>494</text:p>
          </table:table-cell>
          <table:table-cell office:value-type="float" office:value="0" table:style-name="ce5">
            <text:p>0</text:p>
          </table:table-cell>
          <table:table-cell office:value-type="float" office:value="2612.6800508499146" table:style-name="ce5">
            <text:p>2.613</text:p>
          </table:table-cell>
          <table:table-cell office:value-type="float" office:value="4423.7200860977173" table:style-name="ce5">
            <text:p>4.424</text:p>
          </table:table-cell>
          <table:table-cell office:value-type="float" office:value="507.64000988006592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2822.4000549316406" table:style-name="ce5">
            <text:p>2.822</text:p>
          </table:table-cell>
          <table:table-cell office:value-type="float" office:value="4278.6800832748413" table:style-name="ce5">
            <text:p>4.279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0" table:style-name="ce5">
            <text:p>0</text:p>
          </table:table-cell>
          <table:table-cell office:value-type="float" office:value="1742.4400339126587" table:style-name="ce5">
            <text:p>1.742</text:p>
          </table:table-cell>
          <table:table-cell office:value-type="float" office:value="4733.400092124939" table:style-name="ce5">
            <text:p>4.733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3637.7600708007813" table:style-name="ce5">
            <text:p>3.638</text:p>
          </table:table-cell>
          <table:table-cell office:value-type="float" office:value="3586.80006980896" table:style-name="ce5">
            <text:p>3.587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3586.80006980896" table:style-name="ce5">
            <text:p>3.587</text:p>
          </table:table-cell>
          <table:table-cell office:value-type="float" office:value="3682.8400716781616" table:style-name="ce5">
            <text:p>3.683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2785.1600542068481" table:style-name="ce5">
            <text:p>2.785</text:p>
          </table:table-cell>
          <table:table-cell office:value-type="float" office:value="4259.0800828933716" table:style-name="ce5">
            <text:p>4.259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3953.3200769424438" table:style-name="ce5">
            <text:p>3.953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092.8800601959229" table:style-name="ce5">
            <text:p>3.093</text:p>
          </table:table-cell>
          <table:table-cell office:value-type="float" office:value="4061.1200790405273" table:style-name="ce5">
            <text:p>4.061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544.0800495147705" table:style-name="ce5">
            <text:p>2.544</text:p>
          </table:table-cell>
          <table:table-cell office:value-type="float" office:value="4343.3600845336914" table:style-name="ce5">
            <text:p>4.343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134.0400609970093" table:style-name="ce5">
            <text:p>3.134</text:p>
          </table:table-cell>
          <table:table-cell office:value-type="float" office:value="3984.6800775527954" table:style-name="ce5">
            <text:p>3.985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763.2000732421875" table:style-name="ce5">
            <text:p>3.763</text:p>
          </table:table-cell>
          <table:table-cell office:value-type="float" office:value="3371.200065612793" table:style-name="ce5">
            <text:p>3.371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3661.2800712585449" table:style-name="ce5">
            <text:p>3.661</text:p>
          </table:table-cell>
          <table:table-cell office:value-type="float" office:value="3469.2000675201416" table:style-name="ce5">
            <text:p>3.469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0" table:style-name="ce5">
            <text:p>0</text:p>
          </table:table-cell>
          <table:table-cell office:value-type="float" office:value="3475.0800676345825" table:style-name="ce5">
            <text:p>3.475</text:p>
          </table:table-cell>
          <table:table-cell office:value-type="float" office:value="3645.6000709533691" table:style-name="ce5">
            <text:p>3.646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4186.5600814819336" table:style-name="ce5">
            <text:p>4.187</text:p>
          </table:table-cell>
          <table:table-cell office:value-type="float" office:value="2894.9200563430786" table:style-name="ce5">
            <text:p>2.895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0" table:style-name="ce5">
            <text:p>0</text:p>
          </table:table-cell>
          <table:table-cell office:value-type="float" office:value="2595.0400505065918" table:style-name="ce5">
            <text:p>2.595</text:p>
          </table:table-cell>
          <table:table-cell office:value-type="float" office:value="3604.4400701522827" table:style-name="ce5">
            <text:p>3.604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4345.3200845718384" table:style-name="ce5">
            <text:p>4.345</text:p>
          </table:table-cell>
          <table:table-cell office:value-type="float" office:value="2500.9600486755371" table:style-name="ce5">
            <text:p>2.501</text:p>
          </table:table-cell>
          <table:table-cell office:value-type="float" office:value="687.9600133895874" table:style-name="ce5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4359.0400848388672" table:style-name="ce5">
            <text:p>4.359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801.64001560211182" table:style-name="ce5">
            <text:p>80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071.7200403213501" table:style-name="ce5">
            <text:p>2.072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285.3600444793701" table:style-name="ce5">
            <text:p>2.285</text:p>
          </table:table-cell>
          <table:table-cell office:value-type="float" office:value="3024.2800588607788" table:style-name="ce5">
            <text:p>3.024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983.5200386047363" table:style-name="ce5">
            <text:p>1.984</text:p>
          </table:table-cell>
          <table:table-cell office:value-type="float" office:value="3257.5200634002686" table:style-name="ce5">
            <text:p>3.258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242.6400241851807" table:style-name="ce5">
            <text:p>1.243</text:p>
          </table:table-cell>
          <table:table-cell office:value-type="float" office:value="3547.6000690460205" table:style-name="ce5">
            <text:p>3.548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252.0400438308716" table:style-name="ce5">
            <text:p>2.252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0" table:style-name="ce5">
            <text:p>0</text:p>
          </table:table-cell>
          <table:table-cell office:value-type="float" office:value="2058.0000400543213" table:style-name="ce5">
            <text:p>2.058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4019.9600782394409" table:style-name="ce5">
            <text:p>4.020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float" office:value="2142.2800416946411" table:style-name="ce5">
            <text:p>2.142</text:p>
          </table:table-cell>
          <table:table-cell office:value-type="float" office:value="4411.9600858688354" table:style-name="ce5">
            <text:p>4.412</text:p>
          </table:table-cell>
          <table:table-cell office:value-type="float" office:value="176.40000343322754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3788.6800737380981" table:style-name="ce5">
            <text:p>3.789</text:p>
          </table:table-cell>
          <table:table-cell office:value-type="float" office:value="3259.4800634384155" table:style-name="ce5">
            <text:p>3.259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4096.4000797271729" table:style-name="ce5">
            <text:p>4.096</text:p>
          </table:table-cell>
          <table:table-cell office:value-type="float" office:value="2269.6800441741943" table:style-name="ce5">
            <text:p>2.270</text:p>
          </table:table-cell>
          <table:table-cell office:value-type="float" office:value="0" table:style-name="ce5">
            <text:p>0</text:p>
          </table:table-cell>
          <table:table-cell office:value-type="float" office:value="3892.5600757598877" table:style-name="ce5">
            <text:p>3.893</text:p>
          </table:table-cell>
          <table:table-cell office:value-type="float" office:value="3126.2000608444214" table:style-name="ce5">
            <text:p>3.126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4166.9600811004639" table:style-name="ce5">
            <text:p>4.167</text:p>
          </table:table-cell>
          <table:table-cell office:value-type="float" office:value="2626.4000511169434" table:style-name="ce5">
            <text:p>2.626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925.8800764083862" table:style-name="ce5">
            <text:p>3.926</text:p>
          </table:table-cell>
          <table:table-cell office:value-type="float" office:value="4723.6000919342041" table:style-name="ce5">
            <text:p>4.724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157.160080909729" table:style-name="ce5">
            <text:p>4.157</text:p>
          </table:table-cell>
          <table:table-cell office:value-type="float" office:value="4470.7600870132446" table:style-name="ce5">
            <text:p>4.471</text:p>
          </table:table-cell>
          <table:table-cell office:value-type="float" office:value="1052.5200204849243" table:style-name="ce5">
            <text:p>1.053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3951.3600769042969" table:style-name="ce5">
            <text:p>3.951</text:p>
          </table:table-cell>
          <table:table-cell office:value-type="float" office:value="4758.8800926208496" table:style-name="ce5">
            <text:p>4.759</text:p>
          </table:table-cell>
          <table:table-cell office:value-type="float" office:value="778.12001514434814" table:style-name="ce5">
            <text:p>77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433.9200668334961" table:style-name="ce5">
            <text:p>3.434</text:p>
          </table:table-cell>
          <table:table-cell office:value-type="float" office:value="5009.7600975036621" table:style-name="ce5">
            <text:p>5.010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4517.800087928772" table:style-name="ce5">
            <text:p>4.518</text:p>
          </table:table-cell>
          <table:table-cell office:value-type="float" office:value="4080.7200794219971" table:style-name="ce5">
            <text:p>4.081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729.480092048645" table:style-name="ce5">
            <text:p>4.729</text:p>
          </table:table-cell>
          <table:table-cell office:value-type="float" office:value="3831.8000745773315" table:style-name="ce5">
            <text:p>3.832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983.1200580596924" table:style-name="ce5">
            <text:p>2.983</text:p>
          </table:table-cell>
          <table:table-cell office:value-type="float" office:value="4764.7600927352905" table:style-name="ce5">
            <text:p>4.765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390.8000659942627" table:style-name="ce5">
            <text:p>3.391</text:p>
          </table:table-cell>
          <table:table-cell office:value-type="float" office:value="4431.5600862503052" table:style-name="ce5">
            <text:p>4.432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335.9200649261475" table:style-name="ce5">
            <text:p>3.336</text:p>
          </table:table-cell>
          <table:table-cell office:value-type="float" office:value="4568.7600889205933" table:style-name="ce5">
            <text:p>4.569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152.080041885376" table:style-name="ce5">
            <text:p>2.152</text:p>
          </table:table-cell>
          <table:table-cell office:value-type="float" office:value="5056.8000984191895" table:style-name="ce5">
            <text:p>5.057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018.0000782012939" table:style-name="ce5">
            <text:p>4.018</text:p>
          </table:table-cell>
          <table:table-cell office:value-type="float" office:value="4004.2800779342651" table:style-name="ce5">
            <text:p>4.004</text:p>
          </table:table-cell>
          <table:table-cell office:value-type="float" office:value="439.04000854492188" table:style-name="ce5">
            <text:p>4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4029.7600784301758" table:style-name="ce5">
            <text:p>4.030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949.4000768661499" table:style-name="ce5">
            <text:p>3.949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0" table:style-name="ce5">
            <text:p>0</text:p>
          </table:table-cell>
          <table:table-cell office:value-type="float" office:value="3134.0400609970093" table:style-name="ce5">
            <text:p>3.134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4074.8400793075562" table:style-name="ce5">
            <text:p>4.075</text:p>
          </table:table-cell>
          <table:table-cell office:value-type="float" office:value="4168.9200811386108" table:style-name="ce5">
            <text:p>4.169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2992.9200582504272" table:style-name="ce5">
            <text:p>2.993</text:p>
          </table:table-cell>
          <table:table-cell office:value-type="float" office:value="4419.8000860214233" table:style-name="ce5">
            <text:p>4.420</text:p>
          </table:table-cell>
          <table:table-cell office:value-type="float" office:value="2295.160044670105" table:style-name="ce5">
            <text:p>2.295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4274.7600831985474" table:style-name="ce5">
            <text:p>4.275</text:p>
          </table:table-cell>
          <table:table-cell office:value-type="float" office:value="3953.3200769424438" table:style-name="ce5">
            <text:p>3.953</text:p>
          </table:table-cell>
          <table:table-cell office:value-type="float" office:value="358.680006980896" table:style-name="ce5">
            <text:p>359</text:p>
          </table:table-cell>
          <table:table-cell office:value-type="float" office:value="0" table:style-name="ce5">
            <text:p>0</text:p>
          </table:table-cell>
          <table:table-cell office:value-type="float" office:value="4606.0000896453857" table:style-name="ce5">
            <text:p>4.606</text:p>
          </table:table-cell>
          <table:table-cell office:value-type="float" office:value="3459.4000673294067" table:style-name="ce5">
            <text:p>3.459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063.8800401687622" table:style-name="ce5">
            <text:p>2.064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0" table:style-name="ce5">
            <text:p>0</text:p>
          </table:table-cell>
          <table:table-cell office:value-type="float" office:value="2575.4400501251221" table:style-name="ce5">
            <text:p>2.575</text:p>
          </table:table-cell>
          <table:table-cell office:value-type="float" office:value="2205.0000429153442" table:style-name="ce5">
            <text:p>2.205</text:p>
          </table:table-cell>
          <table:table-cell office:value-type="float" office:value="911.40001773834229" table:style-name="ce5">
            <text:p>911</text:p>
          </table:table-cell>
          <table:table-cell office:value-type="float" office:value="0" table:style-name="ce5">
            <text:p>0</text:p>
          </table:table-cell>
          <table:table-cell office:value-type="float" office:value="2510.760048866272" table:style-name="ce5">
            <text:p>2.511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0" table:style-name="ce5">
            <text:p>0</text:p>
          </table:table-cell>
          <table:table-cell office:value-type="float" office:value="1554.2800302505493" table:style-name="ce5">
            <text:p>1.554</text:p>
          </table:table-cell>
          <table:table-cell office:value-type="float" office:value="2975.2800579071045" table:style-name="ce5">
            <text:p>2.975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700.8800525665283" table:style-name="ce5">
            <text:p>2.701</text:p>
          </table:table-cell>
          <table:table-cell office:value-type="float" office:value="2073.6800403594971" table:style-name="ce5">
            <text:p>2.074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2796.92005443573" table:style-name="ce5">
            <text:p>2.797</text:p>
          </table:table-cell>
          <table:table-cell office:value-type="float" office:value="1912.9600372314453" table:style-name="ce5">
            <text:p>1.913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1011.3600196838379" table:style-name="ce5">
            <text:p>1.011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1074.080020904541" table:style-name="ce5">
            <text:p>1.074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1048.6000204086304" table:style-name="ce5">
            <text:p>1.049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1005.480019569397" table:style-name="ce5">
            <text:p>1.005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629.16001224517822" table:style-name="ce5">
            <text:p>629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672.2800130844116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.72001457214355" table:style-name="ce5">
            <text:p>749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850.64001655578613" table:style-name="ce5">
            <text:p>851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0" table:style-name="ce5">
            <text:p>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65.7600440979004" table:style-name="ce5">
            <text:p>2.266</text:p>
          </table:table-cell>
          <table:table-cell office:value-type="float" office:value="4068.9600791931152" table:style-name="ce5">
            <text:p>4.069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0" table:style-name="ce5">
            <text:p>0</text:p>
          </table:table-cell>
          <table:table-cell office:value-type="float" office:value="2787.1200542449951" table:style-name="ce5">
            <text:p>2.787</text:p>
          </table:table-cell>
          <table:table-cell office:value-type="float" office:value="3610.3200702667236" table:style-name="ce5">
            <text:p>3.610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0" table:style-name="ce5">
            <text:p>0</text:p>
          </table:table-cell>
          <table:table-cell office:value-type="float" office:value="3128.1600608825684" table:style-name="ce5">
            <text:p>3.128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1503.320029258728" table:style-name="ce5">
            <text:p>1.503</text:p>
          </table:table-cell>
          <table:table-cell office:value-type="float" office:value="4170.8800811767578" table:style-name="ce5">
            <text:p>4.171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3088.9600601196289" table:style-name="ce5">
            <text:p>3.089</text:p>
          </table:table-cell>
          <table:table-cell office:value-type="float" office:value="3655.400071144104" table:style-name="ce5">
            <text:p>3.655</text:p>
          </table:table-cell>
          <table:table-cell office:value-type="float" office:value="372.4000072479248" table:style-name="ce5">
            <text:p>372</text:p>
          </table:table-cell>
          <table:table-cell office:value-type="float" office:value="0" table:style-name="ce5">
            <text:p>0</text:p>
          </table:table-cell>
          <table:table-cell office:value-type="float" office:value="3283.0000638961792" table:style-name="ce5">
            <text:p>3.283</text:p>
          </table:table-cell>
          <table:table-cell office:value-type="float" office:value="3373.1600656509399" table:style-name="ce5">
            <text:p>3.373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327.6800842285156" table:style-name="ce5">
            <text:p>4.328</text:p>
          </table:table-cell>
          <table:table-cell office:value-type="float" office:value="4188.5200815200806" table:style-name="ce5">
            <text:p>4.189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043.4800786972046" table:style-name="ce5">
            <text:p>4.043</text:p>
          </table:table-cell>
          <table:table-cell office:value-type="float" office:value="4445.280086517334" table:style-name="ce5">
            <text:p>4.445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4161.0800809860229" table:style-name="ce5">
            <text:p>4.161</text:p>
          </table:table-cell>
          <table:table-cell office:value-type="float" office:value="4484.4800872802734" table:style-name="ce5">
            <text:p>4.484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290.8400640487671" table:style-name="ce5">
            <text:p>3.291</text:p>
          </table:table-cell>
          <table:table-cell office:value-type="float" office:value="4451.1600866317749" table:style-name="ce5">
            <text:p>4.451</text:p>
          </table:table-cell>
          <table:table-cell office:value-type="float" office:value="2383.3600463867188" table:style-name="ce5">
            <text:p>2.383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4692.2400913238525" table:style-name="ce5">
            <text:p>4.692</text:p>
          </table:table-cell>
          <table:table-cell office:value-type="float" office:value="3814.1600742340088" table:style-name="ce5">
            <text:p>3.814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945.080096244812" table:style-name="ce5">
            <text:p>4.945</text:p>
          </table:table-cell>
          <table:table-cell office:value-type="float" office:value="3328.0800647735596" table:style-name="ce5">
            <text:p>3.328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64.2800207138062" table:style-name="ce5">
            <text:p>1.064</text:p>
          </table:table-cell>
          <table:table-cell office:value-type="float" office:value="1654.2400321960449" table:style-name="ce5">
            <text:p>1.654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0" table:style-name="ce5">
            <text:p>0</text:p>
          </table:table-cell>
          <table:table-cell office:value-type="float" office:value="946.68001842498779" table:style-name="ce5">
            <text:p>947</text:p>
          </table:table-cell>
          <table:table-cell office:value-type="float" office:value="1675.8000326156616" table:style-name="ce5">
            <text:p>1.676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1313.2000255584717" table:style-name="ce5">
            <text:p>1.313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0" table:style-name="ce5">
            <text:p>0</text:p>
          </table:table-cell>
          <table:table-cell office:value-type="float" office:value="991.76001930236816" table:style-name="ce5">
            <text:p>992</text:p>
          </table:table-cell>
          <table:table-cell office:value-type="float" office:value="1613.0800313949585" table:style-name="ce5">
            <text:p>1.613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1328.8800258636475" table:style-name="ce5">
            <text:p>1.329</text:p>
          </table:table-cell>
          <table:table-cell office:value-type="float" office:value="1450.4000282287598" table:style-name="ce5">
            <text:p>1.450</text:p>
          </table:table-cell>
          <table:table-cell office:value-type="float" office:value="419.44000816345215" table:style-name="ce5">
            <text:p>419</text:p>
          </table:table-cell>
          <table:table-cell office:value-type="float" office:value="0" table:style-name="ce5">
            <text:p>0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95.2000427246094" table:style-name="ce5">
            <text:p>2.195</text:p>
          </table:table-cell>
          <table:table-cell office:value-type="float" office:value="4778.4800930023193" table:style-name="ce5">
            <text:p>4.778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4515.840087890625" table:style-name="ce5">
            <text:p>4.516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2649.920051574707" table:style-name="ce5">
            <text:p>2.650</text:p>
          </table:table-cell>
          <table:table-cell office:value-type="float" office:value="4574.6400890350342" table:style-name="ce5">
            <text:p>4.575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1769.8800344467163" table:style-name="ce5">
            <text:p>1.770</text:p>
          </table:table-cell>
          <table:table-cell office:value-type="float" office:value="4849.0400943756104" table:style-name="ce5">
            <text:p>4.849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0" table:style-name="ce5">
            <text:p>0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4494.2800874710083" table:style-name="ce5">
            <text:p>4.494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0" table:style-name="ce5">
            <text:p>0</text:p>
          </table:table-cell>
          <table:table-cell office:value-type="float" office:value="3575.0400695800781" table:style-name="ce5">
            <text:p>3.575</text:p>
          </table:table-cell>
          <table:table-cell office:value-type="float" office:value="3890.6000757217407" table:style-name="ce5">
            <text:p>3.891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77.400050163269" table:style-name="ce5">
            <text:p>2.577</text:p>
          </table:table-cell>
          <table:table-cell office:value-type="float" office:value="2834.1600551605225" table:style-name="ce5">
            <text:p>2.834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0" table:style-name="ce5">
            <text:p>0</text:p>
          </table:table-cell>
          <table:table-cell office:value-type="float" office:value="2495.0800485610962" table:style-name="ce5">
            <text:p>2.495</text:p>
          </table:table-cell>
          <table:table-cell office:value-type="float" office:value="2867.480055809021" table:style-name="ce5">
            <text:p>2.867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2887.0800561904907" table:style-name="ce5">
            <text:p>2.887</text:p>
          </table:table-cell>
          <table:table-cell office:value-type="float" office:value="2561.7200498580933" table:style-name="ce5">
            <text:p>2.562</text:p>
          </table:table-cell>
          <table:table-cell office:value-type="float" office:value="762.44001483917236" table:style-name="ce5">
            <text:p>762</text:p>
          </table:table-cell>
          <table:table-cell office:value-type="float" office:value="0" table:style-name="ce5">
            <text:p>0</text:p>
          </table:table-cell>
          <table:table-cell office:value-type="float" office:value="2542.1200494766235" table:style-name="ce5">
            <text:p>2.542</text:p>
          </table:table-cell>
          <table:table-cell office:value-type="float" office:value="2824.3600549697876" table:style-name="ce5">
            <text:p>2.824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2990.9600582122803" table:style-name="ce5">
            <text:p>2.991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0" table:style-name="ce5">
            <text:p>0</text:p>
          </table:table-cell>
          <table:table-cell office:value-type="float" office:value="3051.7200593948364" table:style-name="ce5">
            <text:p>3.052</text:p>
          </table:table-cell>
          <table:table-cell office:value-type="float" office:value="2377.4800462722778" table:style-name="ce5">
            <text:p>2.377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35.9600629806519" table:style-name="ce5">
            <text:p>3.236</text:p>
          </table:table-cell>
          <table:table-cell office:value-type="float" office:value="4947.040096282959" table:style-name="ce5">
            <text:p>4.947</text:p>
          </table:table-cell>
          <table:table-cell office:value-type="float" office:value="819.28001594543457" table:style-name="ce5">
            <text:p>819</text:p>
          </table:table-cell>
          <table:table-cell office:value-type="float" office:value="0" table:style-name="ce5">
            <text:p>0</text:p>
          </table:table-cell>
          <table:table-cell office:value-type="float" office:value="3492.7200679779053" table:style-name="ce5">
            <text:p>3.493</text:p>
          </table:table-cell>
          <table:table-cell office:value-type="float" office:value="4676.5600910186768" table:style-name="ce5">
            <text:p>4.677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0" table:style-name="ce5">
            <text:p>0</text:p>
          </table:table-cell>
          <table:table-cell office:value-type="float" office:value="3712.2400722503662" table:style-name="ce5">
            <text:p>3.712</text:p>
          </table:table-cell>
          <table:table-cell office:value-type="float" office:value="4817.6800937652588" table:style-name="ce5">
            <text:p>4.818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0" table:style-name="ce5">
            <text:p>0</text:p>
          </table:table-cell>
          <table:table-cell office:value-type="float" office:value="3055.6400594711304" table:style-name="ce5">
            <text:p>3.056</text:p>
          </table:table-cell>
          <table:table-cell office:value-type="float" office:value="4894.1200952529907" table:style-name="ce5">
            <text:p>4.894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4774.5600929260254" table:style-name="ce5">
            <text:p>4.775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0" table:style-name="ce5">
            <text:p>0</text:p>
          </table:table-cell>
          <table:table-cell office:value-type="float" office:value="4406.0800857543945" table:style-name="ce5">
            <text:p>4.406</text:p>
          </table:table-cell>
          <table:table-cell office:value-type="float" office:value="4157.160080909729" table:style-name="ce5">
            <text:p>4.157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0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4310.0400838851929" table:style-name="ce5">
            <text:p>4.310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863.1600751876831" table:style-name="ce5">
            <text:p>3.863</text:p>
          </table:table-cell>
          <table:table-cell office:value-type="float" office:value="4506.0400876998901" table:style-name="ce5">
            <text:p>4.506</text:p>
          </table:table-cell>
          <table:table-cell office:value-type="float" office:value="652.68001270294189" table:style-name="ce5">
            <text:p>653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4433.5200862884521" table:style-name="ce5">
            <text:p>4.434</text:p>
          </table:table-cell>
          <table:table-cell office:value-type="float" office:value="4006.2400779724121" table:style-name="ce5">
            <text:p>4.006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561.7200498580933" table:style-name="ce5">
            <text:p>2.562</text:p>
          </table:table-cell>
          <table:table-cell office:value-type="float" office:value="4898.0400953292847" table:style-name="ce5">
            <text:p>4.898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5017.60009765625" table:style-name="ce5">
            <text:p>5.018</text:p>
          </table:table-cell>
          <table:table-cell office:value-type="float" office:value="3161.4800615310669" table:style-name="ce5">
            <text:p>3.161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929.4000959396362" table:style-name="ce5">
            <text:p>4.929</text:p>
          </table:table-cell>
          <table:table-cell office:value-type="float" office:value="3277.1200637817383" table:style-name="ce5">
            <text:p>3.277</text:p>
          </table:table-cell>
          <table:table-cell office:value-type="float" office:value="423.36000823974609" table:style-name="ce5">
            <text:p>423</text:p>
          </table:table-cell>
          <table:table-cell office:value-type="float" office:value="241.08000469207764" table:style-name="ce5">
            <text:p>24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0"/>
          <table:covered-table-cell table:number-columns-repeated="26"/>
          <table:table-cell table:number-columns-repeated="16357"/>
        </table:table-row>
        <table:table-row table:number-rows-repeated="1048549" table:style-name="ro1">
          <table:table-cell table:number-columns-repeated="16384"/>
        </table:table-row>
      </table:table>
      <table:table table:name="C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MARGEM DE ERRO PARA O TOTAL DO INDICADOR C7A – COORDENADORES PEDAGÓGICOS DE ESCOLAS URBANAS, POR PREFERÊNCIA NA ESCOLHA DE MATERIAL DIDÁTICO ACOMPANHADO DE MATERIAL DIGITAL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coordenadores pedagógicos que atuam em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esta escola isso não acontece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485.6401262283325" table:style-name="ce5">
            <text:p>6.486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574.28001117706299" table:style-name="ce5">
            <text:p>574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1201.4800233840942" table:style-name="ce5">
            <text:p>1.20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548.3601274490356" table:style-name="ce5">
            <text:p>6.548</text:p>
          </table:table-cell>
          <table:table-cell office:value-type="float" office:value="4125.8000802993774" table:style-name="ce5">
            <text:p>4.126</text:p>
          </table:table-cell>
          <table:table-cell office:value-type="float" office:value="574.28001117706299" table:style-name="ce5">
            <text:p>574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1174.0400228500366" table:style-name="ce5">
            <text:p>1.17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09.2000293731689" table:style-name="ce5">
            <text:p>1.509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5.880000114440918" table:style-name="ce5">
            <text:p>6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264.60000514984131" table:style-name="ce5">
            <text:p>26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515.840087890625" table:style-name="ce5">
            <text:p>4.516</text:p>
          </table:table-cell>
          <table:table-cell office:value-type="float" office:value="2557.8000497817993" table:style-name="ce5">
            <text:p>2.558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938.8400182723999" table:style-name="ce5">
            <text:p>9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210.0800819396973" table:style-name="ce5">
            <text:p>4.210</text:p>
          </table:table-cell>
          <table:table-cell office:value-type="float" office:value="2663.6400518417358" table:style-name="ce5">
            <text:p>2.664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260.68000507354736" table:style-name="ce5">
            <text:p>2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435.4800863265991" table:style-name="ce5">
            <text:p>4.435</text:p>
          </table:table-cell>
          <table:table-cell office:value-type="float" office:value="2214.8000431060791" table:style-name="ce5">
            <text:p>2.215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709.5200138092041" table:style-name="ce5">
            <text:p>71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337.8800649642944" table:style-name="ce5">
            <text:p>3.338</text:p>
          </table:table-cell>
          <table:table-cell office:value-type="float" office:value="1793.40003490448" table:style-name="ce5">
            <text:p>1.793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54.84000301361084" table:style-name="ce5">
            <text:p>1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315.9200839996338" table:style-name="ce5">
            <text:p>4.316</text:p>
          </table:table-cell>
          <table:table-cell office:value-type="float" office:value="2328.4800453186035" table:style-name="ce5">
            <text:p>2.328</text:p>
          </table:table-cell>
          <table:table-cell office:value-type="float" office:value="468.44000911712646" table:style-name="ce5">
            <text:p>468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437.0800085067749" table:style-name="ce5">
            <text:p>43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990.1600971221924" table:style-name="ce5">
            <text:p>4.990</text:p>
          </table:table-cell>
          <table:table-cell office:value-type="float" office:value="3169.3200616836548" table:style-name="ce5">
            <text:p>3.169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1127.0000219345093" table:style-name="ce5">
            <text:p>1.1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803.96009349823" table:style-name="ce5">
            <text:p>4.804</text:p>
          </table:table-cell>
          <table:table-cell office:value-type="float" office:value="2691.0800523757935" table:style-name="ce5">
            <text:p>2.691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478.24000930786133" table:style-name="ce5">
            <text:p>47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796.1200933456421" table:style-name="ce5">
            <text:p>4.796</text:p>
          </table:table-cell>
          <table:table-cell office:value-type="float" office:value="3079.160059928894" table:style-name="ce5">
            <text:p>3.079</text:p>
          </table:table-cell>
          <table:table-cell office:value-type="float" office:value="525.28001022338867" table:style-name="ce5">
            <text:p>525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923.16001796722412" table:style-name="ce5">
            <text:p>92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00.7600584030151" table:style-name="ce5">
            <text:p>3.001</text:p>
          </table:table-cell>
          <table:table-cell office:value-type="float" office:value="1438.6400279998779" table:style-name="ce5">
            <text:p>1.439</text:p>
          </table:table-cell>
          <table:table-cell office:value-type="float" office:value="225.40000438690186" table:style-name="ce5">
            <text:p>225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633.08001232147217" table:style-name="ce5">
            <text:p>6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83.92001914978027" table:style-name="ce5">
            <text:p>984</text:p>
          </table:table-cell>
          <table:table-cell office:value-type="float" office:value="687.9600133895874" table:style-name="ce5">
            <text:p>688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54.84000301361084" table:style-name="ce5">
            <text:p>1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119.56000232696533" table:style-name="ce5">
            <text:p>12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41.960057258606" table:style-name="ce5">
            <text:p>2.942</text:p>
          </table:table-cell>
          <table:table-cell office:value-type="float" office:value="3324.1600646972656" table:style-name="ce5">
            <text:p>3.324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660.52001285552979" table:style-name="ce5">
            <text:p>6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88.0401048660278" table:style-name="ce5">
            <text:p>5.388</text:p>
          </table:table-cell>
          <table:table-cell office:value-type="float" office:value="2246.1600437164307" table:style-name="ce5">
            <text:p>2.246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956.48001861572266" table:style-name="ce5">
            <text:p>95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71.8800325393677" table:style-name="ce5">
            <text:p>1.672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235.20000457763672" table:style-name="ce5">
            <text:p>23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49.1200904846191" table:style-name="ce5">
            <text:p>4.649</text:p>
          </table:table-cell>
          <table:table-cell office:value-type="float" office:value="2322.6000452041626" table:style-name="ce5">
            <text:p>2.323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352.80000686645508" table:style-name="ce5">
            <text:p>3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22.2000646591187" table:style-name="ce5">
            <text:p>3.322</text:p>
          </table:table-cell>
          <table:table-cell office:value-type="float" office:value="1732.6400337219238" table:style-name="ce5">
            <text:p>1.733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1150.5200223922729" table:style-name="ce5">
            <text:p>1.1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123.4400997161865" table:style-name="ce5">
            <text:p>5.123</text:p>
          </table:table-cell>
          <table:table-cell office:value-type="float" office:value="2794.960054397583" table:style-name="ce5">
            <text:p>2.795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1201.4800233840942" table:style-name="ce5">
            <text:p>1.2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888.2400951385498" table:style-name="ce5">
            <text:p>4.888</text:p>
          </table:table-cell>
          <table:table-cell office:value-type="float" office:value="3243.8000631332397" table:style-name="ce5">
            <text:p>3.244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D3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9">
            <text:p>MARGEM DE ERRO PARA O TOTAL DO INDICADOR D3A1 – COORDENADORES PEDAGÓGICOS DE ESCOLAS URBANAS, POR PERCEPÇÃO SOBRE O USO DAS TIC EM SALA DE AUL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1">
            <text:p>Total de coordenadores pedagógicos que atuam em escolas localizadas em áreas urbanas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Os professores da escola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da escola sabem como usar a Internet nas atividades em sala de aula</text:p>
          </table:table-cell>
          <table:covered-table-cell table:number-columns-repeated="5"/>
          <table:table-cell office:value-type="string" table:number-columns-spanned="6" table:number-rows-spanned="1" table:style-name="ce6">
            <text:p>A velocidade da Internet da escola possibilita o seu uso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da escola receberam formação para trabalhar com computador e Internet com os alunos</text:p>
          </table:table-cell>
          <table:covered-table-cell table:number-columns-repeated="5"/>
          <table:table-cell office:value-type="string" table:number-columns-spanned="6" table:number-rows-spanned="1" table:style-name="ce6">
            <text:p>Os alunos da escola usam a Internet nas atividades de ensino e de aprendizagem</text:p>
          </table:table-cell>
          <table:covered-table-cell table:number-columns-repeated="5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871.7601337432861" table:style-name="ce5">
            <text:p>6.872</text:p>
          </table:table-cell>
          <table:table-cell office:value-type="float" office:value="2665.6000518798828" table:style-name="ce5">
            <text:p>2.666</text:p>
          </table:table-cell>
          <table:table-cell office:value-type="float" office:value="2297.120044708252" table:style-name="ce5">
            <text:p>2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415.0801248550415" table:style-name="ce5">
            <text:p>6.415</text:p>
          </table:table-cell>
          <table:table-cell office:value-type="float" office:value="4070.9200792312622" table:style-name="ce5">
            <text:p>4.071</text:p>
          </table:table-cell>
          <table:table-cell office:value-type="float" office:value="2389.2400465011597" table:style-name="ce5">
            <text:p>2.389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250.4401216506958" table:style-name="ce5">
            <text:p>6.250</text:p>
          </table:table-cell>
          <table:table-cell office:value-type="float" office:value="3045.8400592803955" table:style-name="ce5">
            <text:p>3.046</text:p>
          </table:table-cell>
          <table:table-cell office:value-type="float" office:value="4649.1200904846191" table:style-name="ce5">
            <text:p>4.649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5542.8801078796387" table:style-name="ce5">
            <text:p>5.543</text:p>
          </table:table-cell>
          <table:table-cell office:value-type="float" office:value="2363.760046005249" table:style-name="ce5">
            <text:p>2.364</text:p>
          </table:table-cell>
          <table:table-cell office:value-type="float" office:value="5629.1201095581055" table:style-name="ce5">
            <text:p>5.629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001.5201168060303" table:style-name="ce5">
            <text:p>6.002</text:p>
          </table:table-cell>
          <table:table-cell office:value-type="float" office:value="3690.6800718307495" table:style-name="ce5">
            <text:p>3.691</text:p>
          </table:table-cell>
          <table:table-cell office:value-type="float" office:value="4327.6800842285156" table:style-name="ce5">
            <text:p>4.328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825.16001605987549" table:style-name="ce5">
            <text:p>825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950.160135269165" table:style-name="ce5">
            <text:p>6.950</text:p>
          </table:table-cell>
          <table:table-cell office:value-type="float" office:value="2622.4800510406494" table:style-name="ce5">
            <text:p>2.622</text:p>
          </table:table-cell>
          <table:table-cell office:value-type="float" office:value="2205.0000429153442" table:style-name="ce5">
            <text:p>2.2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468.0001258850098" table:style-name="ce5">
            <text:p>6.468</text:p>
          </table:table-cell>
          <table:table-cell office:value-type="float" office:value="4027.8000783920288" table:style-name="ce5">
            <text:p>4.028</text:p>
          </table:table-cell>
          <table:table-cell office:value-type="float" office:value="2369.6400461196899" table:style-name="ce5">
            <text:p>2.370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244.5601215362549" table:style-name="ce5">
            <text:p>6.245</text:p>
          </table:table-cell>
          <table:table-cell office:value-type="float" office:value="2981.1600580215454" table:style-name="ce5">
            <text:p>2.981</text:p>
          </table:table-cell>
          <table:table-cell office:value-type="float" office:value="4570.7200889587402" table:style-name="ce5">
            <text:p>4.571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5509.5601072311401" table:style-name="ce5">
            <text:p>5.510</text:p>
          </table:table-cell>
          <table:table-cell office:value-type="float" office:value="2310.8400449752808" table:style-name="ce5">
            <text:p>2.311</text:p>
          </table:table-cell>
          <table:table-cell office:value-type="float" office:value="5605.6001091003418" table:style-name="ce5">
            <text:p>5.606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042.6801176071167" table:style-name="ce5">
            <text:p>6.043</text:p>
          </table:table-cell>
          <table:table-cell office:value-type="float" office:value="3653.440071105957" table:style-name="ce5">
            <text:p>3.653</text:p>
          </table:table-cell>
          <table:table-cell office:value-type="float" office:value="4266.9200830459595" table:style-name="ce5">
            <text:p>4.267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782.04001522064209" table:style-name="ce5">
            <text:p>78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664.44001293182373" table:style-name="ce5">
            <text:p>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530.7600297927856" table:style-name="ce5">
            <text:p>1.531</text:p>
          </table:table-cell>
          <table:table-cell office:value-type="float" office:value="789.88001537322998" table:style-name="ce5">
            <text:p>790</text:p>
          </table:table-cell>
          <table:table-cell office:value-type="float" office:value="311.64000606536865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1221.080023765564" table:style-name="ce5">
            <text:p>1.221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234.8000240325928" table:style-name="ce5">
            <text:p>1.235</text:p>
          </table:table-cell>
          <table:table-cell office:value-type="float" office:value="586.04001140594482" table:style-name="ce5">
            <text:p>586</text:p>
          </table:table-cell>
          <table:table-cell office:value-type="float" office:value="1097.6000213623047" table:style-name="ce5">
            <text:p>1.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358.2800264358521" table:style-name="ce5">
            <text:p>1.358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158.76000308990479" table:style-name="ce5">
            <text:p>159</text:p>
          </table:table-cell>
          <table:table-cell office:value-type="string" table:style-name="ce5">
            <text:p>-</text:p>
          </table:table-cell>
          <table:table-cell office:value-type="float" office:value="258.72000503540039" table:style-name="ce5">
            <text:p>25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553.0800886154175" table:style-name="ce5">
            <text:p>4.553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2081.520040512085" table:style-name="ce5">
            <text:p>2.0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247.3200826644897" table:style-name="ce5">
            <text:p>4.247</text:p>
          </table:table-cell>
          <table:table-cell office:value-type="float" office:value="2248.1200437545776" table:style-name="ce5">
            <text:p>2.248</text:p>
          </table:table-cell>
          <table:table-cell office:value-type="float" office:value="2254.0000438690186" table:style-name="ce5">
            <text:p>2.254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404.1200857162476" table:style-name="ce5">
            <text:p>4.404</text:p>
          </table:table-cell>
          <table:table-cell office:value-type="float" office:value="1589.5600309371948" table:style-name="ce5">
            <text:p>1.590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555.4400691986084" table:style-name="ce5">
            <text:p>3.555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065.0400791168213" table:style-name="ce5">
            <text:p>4.065</text:p>
          </table:table-cell>
          <table:table-cell office:value-type="float" office:value="1628.7600317001343" table:style-name="ce5">
            <text:p>1.629</text:p>
          </table:table-cell>
          <table:table-cell office:value-type="float" office:value="2945.8800573348999" table:style-name="ce5">
            <text:p>2.946</text:p>
          </table:table-cell>
          <table:table-cell office:value-type="float" office:value="158.76000308990479" table:style-name="ce5">
            <text:p>159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686.3600912094116" table:style-name="ce5">
            <text:p>4.686</text:p>
          </table:table-cell>
          <table:table-cell office:value-type="float" office:value="1383.7600269317627" table:style-name="ce5">
            <text:p>1.384</text:p>
          </table:table-cell>
          <table:table-cell office:value-type="float" office:value="834.96001625061035" table:style-name="ce5">
            <text:p>8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4290.4400835037231" table:style-name="ce5">
            <text:p>4.290</text:p>
          </table:table-cell>
          <table:table-cell office:value-type="float" office:value="2471.5600481033325" table:style-name="ce5">
            <text:p>2.472</text:p>
          </table:table-cell>
          <table:table-cell office:value-type="float" office:value="419.44000816345215" table:style-name="ce5">
            <text:p>4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2953.7200574874878" table:style-name="ce5">
            <text:p>2.954</text:p>
          </table:table-cell>
          <table:table-cell office:value-type="float" office:value="2316.7200450897217" table:style-name="ce5">
            <text:p>2.317</text:p>
          </table:table-cell>
          <table:table-cell office:value-type="float" office:value="3479.0000677108765" table:style-name="ce5">
            <text:p>3.479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2771.4400539398193" table:style-name="ce5">
            <text:p>2.771</text:p>
          </table:table-cell>
          <table:table-cell office:value-type="float" office:value="1223.0400238037109" table:style-name="ce5">
            <text:p>1.223</text:p>
          </table:table-cell>
          <table:table-cell office:value-type="float" office:value="4059.1600790023804" table:style-name="ce5">
            <text:p>4.059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3247.7200632095337" table:style-name="ce5">
            <text:p>3.248</text:p>
          </table:table-cell>
          <table:table-cell office:value-type="float" office:value="2689.1200523376465" table:style-name="ce5">
            <text:p>2.689</text:p>
          </table:table-cell>
          <table:table-cell office:value-type="float" office:value="2908.6400566101074" table:style-name="ce5">
            <text:p>2.909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533.4800882339478" table:style-name="ce5">
            <text:p>4.533</text:p>
          </table:table-cell>
          <table:table-cell office:value-type="float" office:value="1940.4000377655029" table:style-name="ce5">
            <text:p>1.940</text:p>
          </table:table-cell>
          <table:table-cell office:value-type="float" office:value="562.52001094818115" table:style-name="ce5">
            <text:p>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259.0800828933716" table:style-name="ce5">
            <text:p>4.259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70.560001373291016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147.3600807189941" table:style-name="ce5">
            <text:p>4.147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2540.1600494384766" table:style-name="ce5">
            <text:p>2.540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3876.8800754547119" table:style-name="ce5">
            <text:p>3.877</text:p>
          </table:table-cell>
          <table:table-cell office:value-type="float" office:value="1875.7200365066528" table:style-name="ce5">
            <text:p>1.876</text:p>
          </table:table-cell>
          <table:table-cell office:value-type="float" office:value="2802.8000545501709" table:style-name="ce5">
            <text:p>2.803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312.0000839233398" table:style-name="ce5">
            <text:p>4.312</text:p>
          </table:table-cell>
          <table:table-cell office:value-type="float" office:value="2167.7600421905518" table:style-name="ce5">
            <text:p>2.168</text:p>
          </table:table-cell>
          <table:table-cell office:value-type="float" office:value="1630.7200317382813" table:style-name="ce5">
            <text:p>1.6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2.00000762939453" table:style-name="ce5">
            <text:p>39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296.720064163208" table:style-name="ce5">
            <text:p>3.297</text:p>
          </table:table-cell>
          <table:table-cell office:value-type="float" office:value="274.40000534057617" table:style-name="ce5">
            <text:p>274</text:p>
          </table:table-cell>
          <table:table-cell office:value-type="float" office:value="1775.7600345611572" table:style-name="ce5">
            <text:p>1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014.4800586700439" table:style-name="ce5">
            <text:p>3.014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1946.2800378799438" table:style-name="ce5">
            <text:p>1.946</text:p>
          </table:table-cell>
          <table:table-cell office:value-type="float" office:value="70.560001373291016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2914.5200567245483" table:style-name="ce5">
            <text:p>2.915</text:p>
          </table:table-cell>
          <table:table-cell office:value-type="float" office:value="1963.9200382232666" table:style-name="ce5">
            <text:p>1.964</text:p>
          </table:table-cell>
          <table:table-cell office:value-type="float" office:value="1381.8000268936157" table:style-name="ce5">
            <text:p>1.382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2357.8800458908081" table:style-name="ce5">
            <text:p>2.358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2940.000057220459" table:style-name="ce5">
            <text:p>2.9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658.920090675354" table:style-name="ce5">
            <text:p>4.659</text:p>
          </table:table-cell>
          <table:table-cell office:value-type="float" office:value="1395.5200271606445" table:style-name="ce5">
            <text:p>1.396</text:p>
          </table:table-cell>
          <table:table-cell office:value-type="float" office:value="635.04001235961914" table:style-name="ce5">
            <text:p>6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604.0400896072388" table:style-name="ce5">
            <text:p>4.604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429.24000835418701" table:style-name="ce5">
            <text:p>4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088.560079574585" table:style-name="ce5">
            <text:p>4.089</text:p>
          </table:table-cell>
          <table:table-cell office:value-type="float" office:value="1248.5200242996216" table:style-name="ce5">
            <text:p>1.249</text:p>
          </table:table-cell>
          <table:table-cell office:value-type="float" office:value="2657.7600517272949" table:style-name="ce5">
            <text:p>2.658</text:p>
          </table:table-cell>
          <table:table-cell office:value-type="float" office:value="0" table:style-name="ce5">
            <text:p>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3569.1600694656372" table:style-name="ce5">
            <text:p>3.569</text:p>
          </table:table-cell>
          <table:table-cell office:value-type="float" office:value="1667.9600324630737" table:style-name="ce5">
            <text:p>1.668</text:p>
          </table:table-cell>
          <table:table-cell office:value-type="float" office:value="3024.2800588607788" table:style-name="ce5">
            <text:p>3.024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1701.2800331115723" table:style-name="ce5">
            <text:p>1.701</text:p>
          </table:table-cell>
          <table:table-cell office:value-type="float" office:value="2538.2000494003296" table:style-name="ce5">
            <text:p>2.5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.76000499725342" table:style-name="ce5">
            <text:p>25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413.5201053619385" table:style-name="ce5">
            <text:p>5.414</text:p>
          </table:table-cell>
          <table:table-cell office:value-type="float" office:value="2281.4400444030762" table:style-name="ce5">
            <text:p>2.281</text:p>
          </table:table-cell>
          <table:table-cell office:value-type="float" office:value="1336.7200260162354" table:style-name="ce5">
            <text:p>1.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711.8400917053223" table:style-name="ce5">
            <text:p>4.712</text:p>
          </table:table-cell>
          <table:table-cell office:value-type="float" office:value="3612.2800703048706" table:style-name="ce5">
            <text:p>3.612</text:p>
          </table:table-cell>
          <table:table-cell office:value-type="float" office:value="1358.2800264358521" table:style-name="ce5">
            <text:p>1.358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329.6400842666626" table:style-name="ce5">
            <text:p>4.330</text:p>
          </table:table-cell>
          <table:table-cell office:value-type="float" office:value="2114.8400411605835" table:style-name="ce5">
            <text:p>2.115</text:p>
          </table:table-cell>
          <table:table-cell office:value-type="float" office:value="3831.8000745773315" table:style-name="ce5">
            <text:p>3.832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214.0000820159912" table:style-name="ce5">
            <text:p>4.214</text:p>
          </table:table-cell>
          <table:table-cell office:value-type="float" office:value="1636.6000318527222" table:style-name="ce5">
            <text:p>1.637</text:p>
          </table:table-cell>
          <table:table-cell office:value-type="float" office:value="4282.6000833511353" table:style-name="ce5">
            <text:p>4.283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623.6400899887085" table:style-name="ce5">
            <text:p>4.624</text:p>
          </table:table-cell>
          <table:table-cell office:value-type="float" office:value="3316.3200645446777" table:style-name="ce5">
            <text:p>3.316</text:p>
          </table:table-cell>
          <table:table-cell office:value-type="float" office:value="2269.6800441741943" table:style-name="ce5">
            <text:p>2.270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021.5200977325439" table:style-name="ce5">
            <text:p>5.022</text:p>
          </table:table-cell>
          <table:table-cell office:value-type="float" office:value="927.08001804351807" table:style-name="ce5">
            <text:p>927</text:p>
          </table:table-cell>
          <table:table-cell office:value-type="float" office:value="2087.4000406265259" table:style-name="ce5">
            <text:p>2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780.4400930404663" table:style-name="ce5">
            <text:p>4.780</text:p>
          </table:table-cell>
          <table:table-cell office:value-type="float" office:value="1746.3600339889526" table:style-name="ce5">
            <text:p>1.746</text:p>
          </table:table-cell>
          <table:table-cell office:value-type="float" office:value="2212.8400430679321" table:style-name="ce5">
            <text:p>2.213</text:p>
          </table:table-cell>
          <table:table-cell office:value-type="float" office:value="70.560001373291016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774.5600929260254" table:style-name="ce5">
            <text:p>4.775</text:p>
          </table:table-cell>
          <table:table-cell office:value-type="float" office:value="2189.3200426101685" table:style-name="ce5">
            <text:p>2.189</text:p>
          </table:table-cell>
          <table:table-cell office:value-type="float" office:value="2130.5200414657593" table:style-name="ce5">
            <text:p>2.131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1803.2000350952148" table:style-name="ce5">
            <text:p>1.803</text:p>
          </table:table-cell>
          <table:table-cell office:value-type="float" office:value="3790.6400737762451" table:style-name="ce5">
            <text:p>3.791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564.8400888442993" table:style-name="ce5">
            <text:p>4.565</text:p>
          </table:table-cell>
          <table:table-cell office:value-type="float" office:value="1240.6800241470337" table:style-name="ce5">
            <text:p>1.241</text:p>
          </table:table-cell>
          <table:table-cell office:value-type="float" office:value="3053.6800594329834" table:style-name="ce5">
            <text:p>3.0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431.1601057052612" table:style-name="ce5">
            <text:p>5.431</text:p>
          </table:table-cell>
          <table:table-cell office:value-type="float" office:value="1587.6000308990479" table:style-name="ce5">
            <text:p>1.588</text:p>
          </table:table-cell>
          <table:table-cell office:value-type="float" office:value="864.36001682281494" table:style-name="ce5">
            <text:p>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4829.4400939941406" table:style-name="ce5">
            <text:p>4.829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497.84000968933105" table:style-name="ce5">
            <text:p>498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4272.8000831604004" table:style-name="ce5">
            <text:p>4.273</text:p>
          </table:table-cell>
          <table:table-cell office:value-type="float" office:value="1697.3600330352783" table:style-name="ce5">
            <text:p>1.697</text:p>
          </table:table-cell>
          <table:table-cell office:value-type="float" office:value="3808.2800741195679" table:style-name="ce5">
            <text:p>3.808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3961.1600770950317" table:style-name="ce5">
            <text:p>3.961</text:p>
          </table:table-cell>
          <table:table-cell office:value-type="float" office:value="1117.2000217437744" table:style-name="ce5">
            <text:p>1.117</text:p>
          </table:table-cell>
          <table:table-cell office:value-type="float" office:value="4133.6400804519653" table:style-name="ce5">
            <text:p>4.134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4145.4000806808472" table:style-name="ce5">
            <text:p>4.145</text:p>
          </table:table-cell>
          <table:table-cell office:value-type="float" office:value="3092.8800601959229" table:style-name="ce5">
            <text:p>3.093</text:p>
          </table:table-cell>
          <table:table-cell office:value-type="float" office:value="2902.7600564956665" table:style-name="ce5">
            <text:p>2.903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360.64000701904297" table:style-name="ce5">
            <text:p>36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745.9600534439087" table:style-name="ce5">
            <text:p>2.746</text:p>
          </table:table-cell>
          <table:table-cell office:value-type="float" office:value="2018.8000392913818" table:style-name="ce5">
            <text:p>2.019</text:p>
          </table:table-cell>
          <table:table-cell office:value-type="float" office:value="466.48000907897949" table:style-name="ce5">
            <text:p>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693.0400524139404" table:style-name="ce5">
            <text:p>2.693</text:p>
          </table:table-cell>
          <table:table-cell office:value-type="float" office:value="2058.0000400543213" table:style-name="ce5">
            <text:p>2.058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989.4000387191772" table:style-name="ce5">
            <text:p>1.989</text:p>
          </table:table-cell>
          <table:table-cell office:value-type="float" office:value="1554.2800302505493" table:style-name="ce5">
            <text:p>1.554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165.8000421524048" table:style-name="ce5">
            <text:p>2.166</text:p>
          </table:table-cell>
          <table:table-cell office:value-type="float" office:value="1215.200023651123" table:style-name="ce5">
            <text:p>1.215</text:p>
          </table:table-cell>
          <table:table-cell office:value-type="float" office:value="2526.4400491714478" table:style-name="ce5">
            <text:p>2.5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585.2400503158569" table:style-name="ce5">
            <text:p>2.585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1473.9200286865234" table:style-name="ce5">
            <text:p>1.4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32.9200201034546" table:style-name="ce5">
            <text:p>1.033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413.56000804901123" table:style-name="ce5">
            <text:p>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72.520001411437988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403.76000785827637" table:style-name="ce5">
            <text:p>404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2.84000492095947" table:style-name="ce5">
            <text:p>25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372.4000072479248" table:style-name="ce5">
            <text:p>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725.20001411437988" table:style-name="ce5">
            <text:p>725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158.76000308990479" table:style-name="ce5">
            <text:p>1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196.3600816726685" table:style-name="ce5">
            <text:p>4.196</text:p>
          </table:table-cell>
          <table:table-cell office:value-type="float" office:value="1034.8800201416016" table:style-name="ce5">
            <text:p>1.035</text:p>
          </table:table-cell>
          <table:table-cell office:value-type="float" office:value="640.92001247406006" table:style-name="ce5">
            <text:p>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430.0000667572021" table:style-name="ce5">
            <text:p>3.430</text:p>
          </table:table-cell>
          <table:table-cell office:value-type="float" office:value="2845.9200553894043" table:style-name="ce5">
            <text:p>2.846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339.8400650024414" table:style-name="ce5">
            <text:p>3.340</text:p>
          </table:table-cell>
          <table:table-cell office:value-type="float" office:value="2359.8400459289551" table:style-name="ce5">
            <text:p>2.360</text:p>
          </table:table-cell>
          <table:table-cell office:value-type="float" office:value="2706.7600526809692" table:style-name="ce5">
            <text:p>2.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2602.8800506591797" table:style-name="ce5">
            <text:p>2.603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3586.80006980896" table:style-name="ce5">
            <text:p>3.587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053.6800594329834" table:style-name="ce5">
            <text:p>3.054</text:p>
          </table:table-cell>
          <table:table-cell office:value-type="float" office:value="2689.1200523376465" table:style-name="ce5">
            <text:p>2.689</text:p>
          </table:table-cell>
          <table:table-cell office:value-type="float" office:value="2771.4400539398193" table:style-name="ce5">
            <text:p>2.7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.92001438140869" table:style-name="ce5">
            <text:p>73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037.2000980377197" table:style-name="ce5">
            <text:p>5.037</text:p>
          </table:table-cell>
          <table:table-cell office:value-type="float" office:value="2259.8800439834595" table:style-name="ce5">
            <text:p>2.260</text:p>
          </table:table-cell>
          <table:table-cell office:value-type="float" office:value="2112.8800411224365" table:style-name="ce5">
            <text:p>2.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5070.5200986862183" table:style-name="ce5">
            <text:p>5.071</text:p>
          </table:table-cell>
          <table:table-cell office:value-type="float" office:value="2502.9200487136841" table:style-name="ce5">
            <text:p>2.503</text:p>
          </table:table-cell>
          <table:table-cell office:value-type="float" office:value="2250.0800437927246" table:style-name="ce5">
            <text:p>2.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939.2000961303711" table:style-name="ce5">
            <text:p>4.939</text:p>
          </table:table-cell>
          <table:table-cell office:value-type="float" office:value="1632.6800317764282" table:style-name="ce5">
            <text:p>1.633</text:p>
          </table:table-cell>
          <table:table-cell office:value-type="float" office:value="3441.760066986084" table:style-name="ce5">
            <text:p>3.4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545.2400884628296" table:style-name="ce5">
            <text:p>4.545</text:p>
          </table:table-cell>
          <table:table-cell office:value-type="float" office:value="1113.2800216674805" table:style-name="ce5">
            <text:p>1.113</text:p>
          </table:table-cell>
          <table:table-cell office:value-type="float" office:value="3978.8000774383545" table:style-name="ce5">
            <text:p>3.979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762.8000926971436" table:style-name="ce5">
            <text:p>4.763</text:p>
          </table:table-cell>
          <table:table-cell office:value-type="float" office:value="2334.3600454330444" table:style-name="ce5">
            <text:p>2.334</text:p>
          </table:table-cell>
          <table:table-cell office:value-type="float" office:value="3151.680061340332" table:style-name="ce5">
            <text:p>3.1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4.60000514984131" table:style-name="ce5">
            <text:p>26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83.6800308227539" table:style-name="ce5">
            <text:p>1.584</text:p>
          </table:table-cell>
          <table:table-cell office:value-type="float" office:value="911.40001773834229" table:style-name="ce5">
            <text:p>911</text:p>
          </table:table-cell>
          <table:table-cell office:value-type="float" office:value="294.0000057220459" table:style-name="ce5">
            <text:p>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75.840030670166" table:style-name="ce5">
            <text:p>1.576</text:p>
          </table:table-cell>
          <table:table-cell office:value-type="float" office:value="1095.6400213241577" table:style-name="ce5">
            <text:p>1.096</text:p>
          </table:table-cell>
          <table:table-cell office:value-type="float" office:value="607.60001182556152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28.8400278091431" table:style-name="ce5">
            <text:p>1.429</text:p>
          </table:table-cell>
          <table:table-cell office:value-type="float" office:value="866.32001686096191" table:style-name="ce5">
            <text:p>866</text:p>
          </table:table-cell>
          <table:table-cell office:value-type="float" office:value="1281.8400249481201" table:style-name="ce5">
            <text:p>1.282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float" office:value="1524.8800296783447" table:style-name="ce5">
            <text:p>1.525</text:p>
          </table:table-cell>
          <table:table-cell office:value-type="float" office:value="613.48001194000244" table:style-name="ce5">
            <text:p>613</text:p>
          </table:table-cell>
          <table:table-cell office:value-type="float" office:value="1307.3200254440308" table:style-name="ce5">
            <text:p>1.307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3.6800308227539" table:style-name="ce5">
            <text:p>1.584</text:p>
          </table:table-cell>
          <table:table-cell office:value-type="float" office:value="768.32001495361328" table:style-name="ce5">
            <text:p>768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31.5600862503052" table:style-name="ce5">
            <text:p>4.432</text:p>
          </table:table-cell>
          <table:table-cell office:value-type="float" office:value="2101.1200408935547" table:style-name="ce5">
            <text:p>2.101</text:p>
          </table:table-cell>
          <table:table-cell office:value-type="float" office:value="1932.560037612915" table:style-name="ce5">
            <text:p>1.9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4374.720085144043" table:style-name="ce5">
            <text:p>4.375</text:p>
          </table:table-cell>
          <table:table-cell office:value-type="float" office:value="2350.0400457382202" table:style-name="ce5">
            <text:p>2.350</text:p>
          </table:table-cell>
          <table:table-cell office:value-type="float" office:value="1961.9600381851196" table:style-name="ce5">
            <text:p>1.9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3661.2800712585449" table:style-name="ce5">
            <text:p>3.661</text:p>
          </table:table-cell>
          <table:table-cell office:value-type="float" office:value="2369.6400461196899" table:style-name="ce5">
            <text:p>2.370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2185.4000425338745" table:style-name="ce5">
            <text:p>2.185</text:p>
          </table:table-cell>
          <table:table-cell office:value-type="float" office:value="1499.4000291824341" table:style-name="ce5">
            <text:p>1.499</text:p>
          </table:table-cell>
          <table:table-cell office:value-type="float" office:value="4509.9600877761841" table:style-name="ce5">
            <text:p>4.51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3096.8000602722168" table:style-name="ce5">
            <text:p>3.097</text:p>
          </table:table-cell>
          <table:table-cell office:value-type="float" office:value="1654.2400321960449" table:style-name="ce5">
            <text:p>1.654</text:p>
          </table:table-cell>
          <table:table-cell office:value-type="float" office:value="4067.0000791549683" table:style-name="ce5">
            <text:p>4.0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5.96001529693604" table:style-name="ce5">
            <text:p>78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428.0400667190552" table:style-name="ce5">
            <text:p>3.428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1254.4000244140625" table:style-name="ce5">
            <text:p>1.2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275.1600637435913" table:style-name="ce5">
            <text:p>3.275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1181.8800230026245" table:style-name="ce5">
            <text:p>1.182</text:p>
          </table:table-cell>
          <table:table-cell office:value-type="float" office:value="70.560001373291016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2350.0400457382202" table:style-name="ce5">
            <text:p>2.350</text:p>
          </table:table-cell>
          <table:table-cell office:value-type="float" office:value="1832.6000356674194" table:style-name="ce5">
            <text:p>1.833</text:p>
          </table:table-cell>
          <table:table-cell office:value-type="float" office:value="2638.1600513458252" table:style-name="ce5">
            <text:p>2.638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2675.4000520706177" table:style-name="ce5">
            <text:p>2.675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2695.0000524520874" table:style-name="ce5">
            <text:p>2.695</text:p>
          </table:table-cell>
          <table:table-cell office:value-type="float" office:value="270.48000526428223" table:style-name="ce5">
            <text:p>270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073.2800598144531" table:style-name="ce5">
            <text:p>3.073</text:p>
          </table:table-cell>
          <table:table-cell office:value-type="float" office:value="1997.2400388717651" table:style-name="ce5">
            <text:p>1.997</text:p>
          </table:table-cell>
          <table:table-cell office:value-type="float" office:value="1434.720027923584" table:style-name="ce5">
            <text:p>1.435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37.2400960922241" table:style-name="ce5">
            <text:p>4.937</text:p>
          </table:table-cell>
          <table:table-cell office:value-type="float" office:value="2350.0400457382202" table:style-name="ce5">
            <text:p>2.350</text:p>
          </table:table-cell>
          <table:table-cell office:value-type="float" office:value="2297.120044708252" table:style-name="ce5">
            <text:p>2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921.5600957870483" table:style-name="ce5">
            <text:p>4.922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2275.5600442886353" table:style-name="ce5">
            <text:p>2.276</text:p>
          </table:table-cell>
          <table:table-cell office:value-type="float" office:value="70.560001373291016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170.8800811767578" table:style-name="ce5">
            <text:p>4.171</text:p>
          </table:table-cell>
          <table:table-cell office:value-type="float" office:value="2918.4400568008423" table:style-name="ce5">
            <text:p>2.918</text:p>
          </table:table-cell>
          <table:table-cell office:value-type="float" office:value="3869.040075302124" table:style-name="ce5">
            <text:p>3.869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3290.8400640487671" table:style-name="ce5">
            <text:p>3.291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4847.0800943374634" table:style-name="ce5">
            <text:p>4.847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0" table:style-name="ce5">
            <text:p>0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3986.6400775909424" table:style-name="ce5">
            <text:p>3.987</text:p>
          </table:table-cell>
          <table:table-cell office:value-type="float" office:value="2563.6800498962402" table:style-name="ce5">
            <text:p>2.564</text:p>
          </table:table-cell>
          <table:table-cell office:value-type="float" office:value="4212.0400819778442" table:style-name="ce5">
            <text:p>4.212</text:p>
          </table:table-cell>
          <table:table-cell office:value-type="float" office:value="160.72000312805176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821.24001598358154" table:style-name="ce5">
            <text:p>82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715.3601112365723" table:style-name="ce5">
            <text:p>5.715</text:p>
          </table:table-cell>
          <table:table-cell office:value-type="float" office:value="1342.6000261306763" table:style-name="ce5">
            <text:p>1.343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5003.8800973892212" table:style-name="ce5">
            <text:p>5.004</text:p>
          </table:table-cell>
          <table:table-cell office:value-type="float" office:value="3047.8000593185425" table:style-name="ce5">
            <text:p>3.048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5078.3600988388062" table:style-name="ce5">
            <text:p>5.078</text:p>
          </table:table-cell>
          <table:table-cell office:value-type="float" office:value="1042.7200202941895" table:style-name="ce5">
            <text:p>1.043</text:p>
          </table:table-cell>
          <table:table-cell office:value-type="float" office:value="2812.6000547409058" table:style-name="ce5">
            <text:p>2.8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754.9600925445557" table:style-name="ce5">
            <text:p>4.755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3173.2400617599487" table:style-name="ce5">
            <text:p>3.173</text:p>
          </table:table-cell>
          <table:table-cell office:value-type="float" office:value="0" table:style-name="ce5">
            <text:p>0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5062.6800985336304" table:style-name="ce5">
            <text:p>5.063</text:p>
          </table:table-cell>
          <table:table-cell office:value-type="float" office:value="2771.4400539398193" table:style-name="ce5">
            <text:p>2.771</text:p>
          </table:table-cell>
          <table:table-cell office:value-type="float" office:value="1117.2000217437744" table:style-name="ce5">
            <text:p>1.1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0"/>
          <table:covered-table-cell table:number-columns-repeated="32"/>
          <table:table-cell table:number-columns-repeated="16351"/>
        </table:table-row>
        <table:table-row table:number-rows-repeated="1048549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9">
            <text:p>MARGEM DE ERRO PARA O TOTAL DO INDICADOR D3 – COORDENADORES PEDAGÓGICOS DE ESCOLAS URBANAS, POR PERCEPÇÃO SOBRE POSSÍVEIS IMPACTOS DAS TIC EM PRÁTICAS PEDAGÓGIC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1">
            <text:p>Total de coordenadores pedagógicos que atuam em escolas localizadas em áreas urbanas<text:s/>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colaborar mais com outros colegas da escola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6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854.1201333999634" table:style-name="ce5">
            <text:p>6.854</text:p>
          </table:table-cell>
          <table:table-cell office:value-type="float" office:value="2924.3200569152832" table:style-name="ce5">
            <text:p>2.924</text:p>
          </table:table-cell>
          <table:table-cell office:value-type="float" office:value="2577.400050163269" table:style-name="ce5">
            <text:p>2.577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268.0801219940186" table:style-name="ce5">
            <text:p>6.268</text:p>
          </table:table-cell>
          <table:table-cell office:value-type="float" office:value="4094.4400796890259" table:style-name="ce5">
            <text:p>4.094</text:p>
          </table:table-cell>
          <table:table-cell office:value-type="float" office:value="3808.2800741195679" table:style-name="ce5">
            <text:p>3.808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7093.240138053894" table:style-name="ce5">
            <text:p>7.093</text:p>
          </table:table-cell>
          <table:table-cell office:value-type="float" office:value="1867.8800363540649" table:style-name="ce5">
            <text:p>1.868</text:p>
          </table:table-cell>
          <table:table-cell office:value-type="float" office:value="1221.080023765564" table:style-name="ce5">
            <text:p>1.221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852.1601333618164" table:style-name="ce5">
            <text:p>6.852</text:p>
          </table:table-cell>
          <table:table-cell office:value-type="float" office:value="2969.4000577926636" table:style-name="ce5">
            <text:p>2.969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175.9601202011108" table:style-name="ce5">
            <text:p>6.176</text:p>
          </table:table-cell>
          <table:table-cell office:value-type="float" office:value="3855.3200750350952" table:style-name="ce5">
            <text:p>3.855</text:p>
          </table:table-cell>
          <table:table-cell office:value-type="float" office:value="3884.7200756072998" table:style-name="ce5">
            <text:p>3.885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658.1201295852661" table:style-name="ce5">
            <text:p>6.658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2546.0400495529175" table:style-name="ce5">
            <text:p>2.546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5045.0400981903076" table:style-name="ce5">
            <text:p>5.045</text:p>
          </table:table-cell>
          <table:table-cell office:value-type="float" office:value="4165.0000810623169" table:style-name="ce5">
            <text:p>4.165</text:p>
          </table:table-cell>
          <table:table-cell office:value-type="float" office:value="5321.4001035690308" table:style-name="ce5">
            <text:p>5.321</text:p>
          </table:table-cell>
          <table:table-cell office:value-type="float" office:value="701.68001365661621" table:style-name="ce5">
            <text:p>702</text:p>
          </table:table-cell>
          <table:table-cell office:value-type="string" table:style-name="ce5">
            <text:p>-</text:p>
          </table:table-cell>
          <table:table-cell office:value-type="float" office:value="825.16001605987549" table:style-name="ce5">
            <text:p>825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920.7601346969604" table:style-name="ce5">
            <text:p>6.921</text:p>
          </table:table-cell>
          <table:table-cell office:value-type="float" office:value="2896.8800563812256" table:style-name="ce5">
            <text:p>2.897</text:p>
          </table:table-cell>
          <table:table-cell office:value-type="float" office:value="2489.2000484466553" table:style-name="ce5">
            <text:p>2.489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246.5201215744019" table:style-name="ce5">
            <text:p>6.247</text:p>
          </table:table-cell>
          <table:table-cell office:value-type="float" office:value="4049.3600788116455" table:style-name="ce5">
            <text:p>4.049</text:p>
          </table:table-cell>
          <table:table-cell office:value-type="float" office:value="3745.5600728988647" table:style-name="ce5">
            <text:p>3.746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7203.0001401901245" table:style-name="ce5">
            <text:p>7.203</text:p>
          </table:table-cell>
          <table:table-cell office:value-type="float" office:value="1822.8000354766846" table:style-name="ce5">
            <text:p>1.823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916.8401346206665" table:style-name="ce5">
            <text:p>6.917</text:p>
          </table:table-cell>
          <table:table-cell office:value-type="float" office:value="2865.520055770874" table:style-name="ce5">
            <text:p>2.866</text:p>
          </table:table-cell>
          <table:table-cell office:value-type="float" office:value="2232.4400434494019" table:style-name="ce5">
            <text:p>2.232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185.7601203918457" table:style-name="ce5">
            <text:p>6.186</text:p>
          </table:table-cell>
          <table:table-cell office:value-type="float" office:value="3839.6400747299194" table:style-name="ce5">
            <text:p>3.840</text:p>
          </table:table-cell>
          <table:table-cell office:value-type="float" office:value="3804.3600740432739" table:style-name="ce5">
            <text:p>3.804</text:p>
          </table:table-cell>
          <table:table-cell office:value-type="float" office:value="791.84001541137695" table:style-name="ce5">
            <text:p>792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695.3601303100586" table:style-name="ce5">
            <text:p>6.695</text:p>
          </table:table-cell>
          <table:table-cell office:value-type="float" office:value="3335.9200649261475" table:style-name="ce5">
            <text:p>3.336</text:p>
          </table:table-cell>
          <table:table-cell office:value-type="float" office:value="2457.8400478363037" table:style-name="ce5">
            <text:p>2.458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4949.000096321106" table:style-name="ce5">
            <text:p>4.949</text:p>
          </table:table-cell>
          <table:table-cell office:value-type="float" office:value="4155.200080871582" table:style-name="ce5">
            <text:p>4.155</text:p>
          </table:table-cell>
          <table:table-cell office:value-type="float" office:value="5315.5201034545898" table:style-name="ce5">
            <text:p>5.316</text:p>
          </table:table-cell>
          <table:table-cell office:value-type="float" office:value="650.72001266479492" table:style-name="ce5">
            <text:p>651</text:p>
          </table:table-cell>
          <table:table-cell office:value-type="string" table:style-name="ce5">
            <text:p>-</text:p>
          </table:table-cell>
          <table:table-cell office:value-type="float" office:value="782.04001522064209" table:style-name="ce5">
            <text:p>78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03.320029258728" table:style-name="ce5">
            <text:p>1.503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731.0800142288208" table:style-name="ce5">
            <text:p>7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334.7600259780884" table:style-name="ce5">
            <text:p>1.335</text:p>
          </table:table-cell>
          <table:table-cell office:value-type="float" office:value="803.60001564025879" table:style-name="ce5">
            <text:p>804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499.4000291824341" table:style-name="ce5">
            <text:p>1.499</text:p>
          </table:table-cell>
          <table:table-cell office:value-type="float" office:value="423.36000823974609" table:style-name="ce5">
            <text:p>423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426.8800277709961" table:style-name="ce5">
            <text:p>1.427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266.1600246429443" table:style-name="ce5">
            <text:p>1.266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1056.4400205612183" table:style-name="ce5">
            <text:p>1.056</text:p>
          </table:table-cell>
          <table:table-cell office:value-type="float" office:value="468.44000911712646" table:style-name="ce5">
            <text:p>468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446.4800281524658" table:style-name="ce5">
            <text:p>1.446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248.5200242996216" table:style-name="ce5">
            <text:p>1.249</text:p>
          </table:table-cell>
          <table:table-cell office:value-type="float" office:value="417.48000812530518" table:style-name="ce5">
            <text:p>417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262.64000511169434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258.72000503540039" table:style-name="ce5">
            <text:p>259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331.6000843048096" table:style-name="ce5">
            <text:p>4.332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2103.0800409317017" table:style-name="ce5">
            <text:p>2.103</text:p>
          </table:table-cell>
          <table:table-cell office:value-type="float" office:value="0" table:style-name="ce5">
            <text:p>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241.4400825500488" table:style-name="ce5">
            <text:p>4.241</text:p>
          </table:table-cell>
          <table:table-cell office:value-type="float" office:value="2698.9200525283813" table:style-name="ce5">
            <text:p>2.699</text:p>
          </table:table-cell>
          <table:table-cell office:value-type="float" office:value="1836.5200357437134" table:style-name="ce5">
            <text:p>1.837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923.5200958251953" table:style-name="ce5">
            <text:p>4.924</text:p>
          </table:table-cell>
          <table:table-cell office:value-type="float" office:value="893.76001739501953" table:style-name="ce5">
            <text:p>894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345.3200845718384" table:style-name="ce5">
            <text:p>4.345</text:p>
          </table:table-cell>
          <table:table-cell office:value-type="float" office:value="2683.2400522232056" table:style-name="ce5">
            <text:p>2.683</text:p>
          </table:table-cell>
          <table:table-cell office:value-type="float" office:value="1344.5600261688232" table:style-name="ce5">
            <text:p>1.345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294.3600835800171" table:style-name="ce5">
            <text:p>4.294</text:p>
          </table:table-cell>
          <table:table-cell office:value-type="float" office:value="1421.0000276565552" table:style-name="ce5">
            <text:p>1.421</text:p>
          </table:table-cell>
          <table:table-cell office:value-type="float" office:value="2822.4000549316406" table:style-name="ce5">
            <text:p>2.822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590.32008934021" table:style-name="ce5">
            <text:p>4.590</text:p>
          </table:table-cell>
          <table:table-cell office:value-type="float" office:value="1740.4800338745117" table:style-name="ce5">
            <text:p>1.740</text:p>
          </table:table-cell>
          <table:table-cell office:value-type="float" office:value="2038.4000396728516" table:style-name="ce5">
            <text:p>2.038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382.9600658416748" table:style-name="ce5">
            <text:p>3.383</text:p>
          </table:table-cell>
          <table:table-cell office:value-type="float" office:value="1319.0800256729126" table:style-name="ce5">
            <text:p>1.319</text:p>
          </table:table-cell>
          <table:table-cell office:value-type="float" office:value="3921.9600763320923" table:style-name="ce5">
            <text:p>3.922</text:p>
          </table:table-cell>
          <table:table-cell office:value-type="float" office:value="197.96000385284424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807.8800935745239" table:style-name="ce5">
            <text:p>4.808</text:p>
          </table:table-cell>
          <table:table-cell office:value-type="float" office:value="768.32001495361328" table:style-name="ce5">
            <text:p>768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3592.6800699234009" table:style-name="ce5">
            <text:p>3.593</text:p>
          </table:table-cell>
          <table:table-cell office:value-type="float" office:value="2259.8800439834595" table:style-name="ce5">
            <text:p>2.260</text:p>
          </table:table-cell>
          <table:table-cell office:value-type="float" office:value="2796.92005443573" table:style-name="ce5">
            <text:p>2.797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4821.6000938415527" table:style-name="ce5">
            <text:p>4.822</text:p>
          </table:table-cell>
          <table:table-cell office:value-type="float" office:value="760.48001480102539" table:style-name="ce5">
            <text:p>760</text:p>
          </table:table-cell>
          <table:table-cell office:value-type="float" office:value="623.2800121307373" table:style-name="ce5">
            <text:p>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4764.7600927352905" table:style-name="ce5">
            <text:p>4.765</text:p>
          </table:table-cell>
          <table:table-cell office:value-type="float" office:value="1099.5600214004517" table:style-name="ce5">
            <text:p>1.100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3657.360071182251" table:style-name="ce5">
            <text:p>3.657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1689.5200328826904" table:style-name="ce5">
            <text:p>1.690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4068.9600791931152" table:style-name="ce5">
            <text:p>4.069</text:p>
          </table:table-cell>
          <table:table-cell office:value-type="float" office:value="2751.8400535583496" table:style-name="ce5">
            <text:p>2.752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2887.0800561904907" table:style-name="ce5">
            <text:p>2.887</text:p>
          </table:table-cell>
          <table:table-cell office:value-type="float" office:value="3255.5600633621216" table:style-name="ce5">
            <text:p>3.256</text:p>
          </table:table-cell>
          <table:table-cell office:value-type="float" office:value="2632.2800512313843" table:style-name="ce5">
            <text:p>2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1.88001346588135" table:style-name="ce5">
            <text:p>69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464.8800868988037" table:style-name="ce5">
            <text:p>4.465</text:p>
          </table:table-cell>
          <table:table-cell office:value-type="float" office:value="1875.7200365066528" table:style-name="ce5">
            <text:p>1.876</text:p>
          </table:table-cell>
          <table:table-cell office:value-type="float" office:value="1393.5600271224976" table:style-name="ce5">
            <text:p>1.394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088.560079574585" table:style-name="ce5">
            <text:p>4.089</text:p>
          </table:table-cell>
          <table:table-cell office:value-type="float" office:value="2308.8800449371338" table:style-name="ce5">
            <text:p>2.309</text:p>
          </table:table-cell>
          <table:table-cell office:value-type="float" office:value="2077.600040435791" table:style-name="ce5">
            <text:p>2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719.6800918579102" table:style-name="ce5">
            <text:p>4.720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582.4800891876221" table:style-name="ce5">
            <text:p>4.582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3969.0000772476196" table:style-name="ce5">
            <text:p>3.969</text:p>
          </table:table-cell>
          <table:table-cell office:value-type="float" office:value="1995.2800388336182" table:style-name="ce5">
            <text:p>1.995</text:p>
          </table:table-cell>
          <table:table-cell office:value-type="float" office:value="2422.5600471496582" table:style-name="ce5">
            <text:p>2.423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0" table:style-name="ce5">
            <text:p>0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564.8400888442993" table:style-name="ce5">
            <text:p>4.565</text:p>
          </table:table-cell>
          <table:table-cell office:value-type="float" office:value="1177.9600229263306" table:style-name="ce5">
            <text:p>1.178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2949.8000574111938" table:style-name="ce5">
            <text:p>2.950</text:p>
          </table:table-cell>
          <table:table-cell office:value-type="float" office:value="2426.4800472259521" table:style-name="ce5">
            <text:p>2.426</text:p>
          </table:table-cell>
          <table:table-cell office:value-type="float" office:value="3400.6000661849976" table:style-name="ce5">
            <text:p>3.401</text:p>
          </table:table-cell>
          <table:table-cell office:value-type="float" office:value="672.2800130844116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392.00000762939453" table:style-name="ce5">
            <text:p>392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1260.2800245285034" table:style-name="ce5">
            <text:p>1.260</text:p>
          </table:table-cell>
          <table:table-cell office:value-type="float" office:value="1764.0000343322754" table:style-name="ce5">
            <text:p>1.7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306.5200643539429" table:style-name="ce5">
            <text:p>3.307</text:p>
          </table:table-cell>
          <table:table-cell office:value-type="float" office:value="1458.2400283813477" table:style-name="ce5">
            <text:p>1.458</text:p>
          </table:table-cell>
          <table:table-cell office:value-type="float" office:value="997.64001941680908" table:style-name="ce5">
            <text:p>9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620.1200704574585" table:style-name="ce5">
            <text:p>3.620</text:p>
          </table:table-cell>
          <table:table-cell office:value-type="float" office:value="405.72000789642334" table:style-name="ce5">
            <text:p>406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161.4800615310669" table:style-name="ce5">
            <text:p>3.161</text:p>
          </table:table-cell>
          <table:table-cell office:value-type="float" office:value="1856.1200361251831" table:style-name="ce5">
            <text:p>1.856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2885.1200561523438" table:style-name="ce5">
            <text:p>2.885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2426.4800472259521" table:style-name="ce5">
            <text:p>2.426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2267.7200441360474" table:style-name="ce5">
            <text:p>2.268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2424.5200471878052" table:style-name="ce5">
            <text:p>2.4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647.1600904464722" table:style-name="ce5">
            <text:p>4.647</text:p>
          </table:table-cell>
          <table:table-cell office:value-type="float" office:value="1440.6000280380249" table:style-name="ce5">
            <text:p>1.441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455.0800867080688" table:style-name="ce5">
            <text:p>4.455</text:p>
          </table:table-cell>
          <table:table-cell office:value-type="float" office:value="1344.5600261688232" table:style-name="ce5">
            <text:p>1.345</text:p>
          </table:table-cell>
          <table:table-cell office:value-type="float" office:value="1852.2000360488892" table:style-name="ce5">
            <text:p>1.852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639.3200902938843" table:style-name="ce5">
            <text:p>4.639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852.60001659393311" table:style-name="ce5">
            <text:p>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655.0000905990601" table:style-name="ce5">
            <text:p>4.655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1254.4000244140625" table:style-name="ce5">
            <text:p>1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308.0800838470459" table:style-name="ce5">
            <text:p>4.308</text:p>
          </table:table-cell>
          <table:table-cell office:value-type="float" office:value="1824.7600355148315" table:style-name="ce5">
            <text:p>1.825</text:p>
          </table:table-cell>
          <table:table-cell office:value-type="float" office:value="1622.8800315856934" table:style-name="ce5">
            <text:p>1.623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4547.2000885009766" table:style-name="ce5">
            <text:p>4.547</text:p>
          </table:table-cell>
          <table:table-cell office:value-type="float" office:value="1244.6000242233276" table:style-name="ce5">
            <text:p>1.245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2732.2400531768799" table:style-name="ce5">
            <text:p>2.732</text:p>
          </table:table-cell>
          <table:table-cell office:value-type="float" office:value="1354.3600263595581" table:style-name="ce5">
            <text:p>1.354</text:p>
          </table:table-cell>
          <table:table-cell office:value-type="float" office:value="3929.8000764846802" table:style-name="ce5">
            <text:p>3.9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.76000499725342" table:style-name="ce5">
            <text:p>257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301.800103187561" table:style-name="ce5">
            <text:p>5.302</text:p>
          </table:table-cell>
          <table:table-cell office:value-type="float" office:value="2389.2400465011597" table:style-name="ce5">
            <text:p>2.389</text:p>
          </table:table-cell>
          <table:table-cell office:value-type="float" office:value="1732.6400337219238" table:style-name="ce5">
            <text:p>1.733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955.2800769805908" table:style-name="ce5">
            <text:p>3.955</text:p>
          </table:table-cell>
          <table:table-cell office:value-type="float" office:value="3653.440071105957" table:style-name="ce5">
            <text:p>3.653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5668.3201103210449" table:style-name="ce5">
            <text:p>5.668</text:p>
          </table:table-cell>
          <table:table-cell office:value-type="float" office:value="1321.0400257110596" table:style-name="ce5">
            <text:p>1.321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5390.0001049041748" table:style-name="ce5">
            <text:p>5.390</text:p>
          </table:table-cell>
          <table:table-cell office:value-type="float" office:value="2177.5600423812866" table:style-name="ce5">
            <text:p>2.178</text:p>
          </table:table-cell>
          <table:table-cell office:value-type="float" office:value="1771.8400344848633" table:style-name="ce5">
            <text:p>1.772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366.8800849914551" table:style-name="ce5">
            <text:p>4.367</text:p>
          </table:table-cell>
          <table:table-cell office:value-type="float" office:value="3447.6400671005249" table:style-name="ce5">
            <text:p>3.448</text:p>
          </table:table-cell>
          <table:table-cell office:value-type="float" office:value="2794.960054397583" table:style-name="ce5">
            <text:p>2.795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5066.6000986099243" table:style-name="ce5">
            <text:p>5.067</text:p>
          </table:table-cell>
          <table:table-cell office:value-type="float" office:value="2951.7600574493408" table:style-name="ce5">
            <text:p>2.952</text:p>
          </table:table-cell>
          <table:table-cell office:value-type="float" office:value="1270.0800247192383" table:style-name="ce5">
            <text:p>1.270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974.8800773620605" table:style-name="ce5">
            <text:p>3.975</text:p>
          </table:table-cell>
          <table:table-cell office:value-type="float" office:value="3588.7600698471069" table:style-name="ce5">
            <text:p>3.589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650.72001266479492" table:style-name="ce5">
            <text:p>651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943.120096206665" table:style-name="ce5">
            <text:p>4.943</text:p>
          </table:table-cell>
          <table:table-cell office:value-type="float" office:value="1722.840033531189" table:style-name="ce5">
            <text:p>1.723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776.5200929641724" table:style-name="ce5">
            <text:p>4.777</text:p>
          </table:table-cell>
          <table:table-cell office:value-type="float" office:value="2644.0400514602661" table:style-name="ce5">
            <text:p>2.644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5305.720103263855" table:style-name="ce5">
            <text:p>5.306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809.8400936126709" table:style-name="ce5">
            <text:p>4.810</text:p>
          </table:table-cell>
          <table:table-cell office:value-type="float" office:value="2618.5600509643555" table:style-name="ce5">
            <text:p>2.619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623.6400899887085" table:style-name="ce5">
            <text:p>4.624</text:p>
          </table:table-cell>
          <table:table-cell office:value-type="float" office:value="1820.8400354385376" table:style-name="ce5">
            <text:p>1.821</text:p>
          </table:table-cell>
          <table:table-cell office:value-type="float" office:value="2561.7200498580933" table:style-name="ce5">
            <text:p>2.562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898.0400953292847" table:style-name="ce5">
            <text:p>4.898</text:p>
          </table:table-cell>
          <table:table-cell office:value-type="float" office:value="1750.2800340652466" table:style-name="ce5">
            <text:p>1.750</text:p>
          </table:table-cell>
          <table:table-cell office:value-type="float" office:value="2012.9200391769409" table:style-name="ce5">
            <text:p>2.0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769.0800733566284" table:style-name="ce5">
            <text:p>3.769</text:p>
          </table:table-cell>
          <table:table-cell office:value-type="float" office:value="2205.0000429153442" table:style-name="ce5">
            <text:p>2.205</text:p>
          </table:table-cell>
          <table:table-cell office:value-type="float" office:value="3678.9200716018677" table:style-name="ce5">
            <text:p>3.679</text:p>
          </table:table-cell>
          <table:table-cell office:value-type="float" office:value="197.96000385284424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735.00001430511475" table:style-name="ce5">
            <text:p>73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219.4801015853882" table:style-name="ce5">
            <text:p>5.219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1436.680027961731" table:style-name="ce5">
            <text:p>1.437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4204.2000818252563" table:style-name="ce5">
            <text:p>4.204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3298.680064201355" table:style-name="ce5">
            <text:p>3.299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5460.5601062774658" table:style-name="ce5">
            <text:p>5.461</text:p>
          </table:table-cell>
          <table:table-cell office:value-type="float" office:value="1652.2800321578979" table:style-name="ce5">
            <text:p>1.652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5391.9601049423218" table:style-name="ce5">
            <text:p>5.392</text:p>
          </table:table-cell>
          <table:table-cell office:value-type="float" office:value="1113.2800216674805" table:style-name="ce5">
            <text:p>1.113</text:p>
          </table:table-cell>
          <table:table-cell office:value-type="float" office:value="1750.2800340652466" table:style-name="ce5">
            <text:p>1.7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4362.9600849151611" table:style-name="ce5">
            <text:p>4.363</text:p>
          </table:table-cell>
          <table:table-cell office:value-type="float" office:value="3128.1600608825684" table:style-name="ce5">
            <text:p>3.128</text:p>
          </table:table-cell>
          <table:table-cell office:value-type="float" office:value="2404.9200468063354" table:style-name="ce5">
            <text:p>2.405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4962.7200965881348" table:style-name="ce5">
            <text:p>4.963</text:p>
          </table:table-cell>
          <table:table-cell office:value-type="float" office:value="2636.2000513076782" table:style-name="ce5">
            <text:p>2.636</text:p>
          </table:table-cell>
          <table:table-cell office:value-type="float" office:value="1426.8800277709961" table:style-name="ce5">
            <text:p>1.427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3500.5600681304932" table:style-name="ce5">
            <text:p>3.501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3947.4400768280029" table:style-name="ce5">
            <text:p>3.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.64000701904297" table:style-name="ce5">
            <text:p>36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43.9600553512573" table:style-name="ce5">
            <text:p>2.844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1193.6400232315063" table:style-name="ce5">
            <text:p>1.1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2097.2000408172607" table:style-name="ce5">
            <text:p>2.097</text:p>
          </table:table-cell>
          <table:table-cell office:value-type="float" office:value="1522.9200296401978" table:style-name="ce5">
            <text:p>1.523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210.4800624847412" table:style-name="ce5">
            <text:p>3.210</text:p>
          </table:table-cell>
          <table:table-cell office:value-type="float" office:value="689.92001342773438" table:style-name="ce5">
            <text:p>690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030.1600589752197" table:style-name="ce5">
            <text:p>3.030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1303.4000253677368" table:style-name="ce5">
            <text:p>1.303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273.6000442504883" table:style-name="ce5">
            <text:p>2.274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2085.4400405883789" table:style-name="ce5">
            <text:p>2.085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951.7600574493408" table:style-name="ce5">
            <text:p>2.952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540.5600299835205" table:style-name="ce5">
            <text:p>1.541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1963.9200382232666" table:style-name="ce5">
            <text:p>1.964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37.20000267028809" table:style-name="ce5">
            <text:p>137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23.1200199127197" table:style-name="ce5">
            <text:p>1.023</text:p>
          </table:table-cell>
          <table:table-cell office:value-type="float" office:value="354.76000690460205" table:style-name="ce5">
            <text:p>355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76.2800092697143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1036.8400201797485" table:style-name="ce5">
            <text:p>1.037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795.7600154876709" table:style-name="ce5">
            <text:p>796</text:p>
          </table:table-cell>
          <table:table-cell office:value-type="float" office:value="525.28001022338867" table:style-name="ce5">
            <text:p>525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664.44001293182373" table:style-name="ce5">
            <text:p>664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607.60001182556152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2.84000492095947" table:style-name="ce5">
            <text:p>25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452.76000881195068" table:style-name="ce5">
            <text:p>453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838.8800163269043" table:style-name="ce5">
            <text:p>839</text:p>
          </table:table-cell>
          <table:table-cell office:value-type="float" office:value="237.16000461578369" table:style-name="ce5">
            <text:p>237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2.80001640319824" table:style-name="ce5">
            <text:p>843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5.36001586914063" table:style-name="ce5">
            <text:p>815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368.48000717163086" table:style-name="ce5">
            <text:p>368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286.16000556945801" table:style-name="ce5">
            <text:p>2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491.96000957489014" table:style-name="ce5">
            <text:p>492</text:p>
          </table:table-cell>
          <table:table-cell office:value-type="float" office:value="588.0000114440918" table:style-name="ce5">
            <text:p>5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45.4400787353516" table:style-name="ce5">
            <text:p>4.045</text:p>
          </table:table-cell>
          <table:table-cell office:value-type="float" office:value="1105.4400215148926" table:style-name="ce5">
            <text:p>1.105</text:p>
          </table:table-cell>
          <table:table-cell office:value-type="float" office:value="1228.9200239181519" table:style-name="ce5">
            <text:p>1.229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526.0400686264038" table:style-name="ce5">
            <text:p>3.526</text:p>
          </table:table-cell>
          <table:table-cell office:value-type="float" office:value="1744.4000339508057" table:style-name="ce5">
            <text:p>1.744</text:p>
          </table:table-cell>
          <table:table-cell office:value-type="float" office:value="2845.9200553894043" table:style-name="ce5">
            <text:p>2.8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4145.4000806808472" table:style-name="ce5">
            <text:p>4.145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4033.6800785064697" table:style-name="ce5">
            <text:p>4.034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1219.120023727417" table:style-name="ce5">
            <text:p>1.2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190.8800621032715" table:style-name="ce5">
            <text:p>3.191</text:p>
          </table:table-cell>
          <table:table-cell office:value-type="float" office:value="2787.1200542449951" table:style-name="ce5">
            <text:p>2.787</text:p>
          </table:table-cell>
          <table:table-cell office:value-type="float" office:value="2163.8400421142578" table:style-name="ce5">
            <text:p>2.164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592.6800699234009" table:style-name="ce5">
            <text:p>3.593</text:p>
          </table:table-cell>
          <table:table-cell office:value-type="float" office:value="2465.6800479888916" table:style-name="ce5">
            <text:p>2.466</text:p>
          </table:table-cell>
          <table:table-cell office:value-type="float" office:value="834.96001625061035" table:style-name="ce5">
            <text:p>835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2628.3600511550903" table:style-name="ce5">
            <text:p>2.628</text:p>
          </table:table-cell>
          <table:table-cell office:value-type="float" office:value="3143.8400611877441" table:style-name="ce5">
            <text:p>3.144</text:p>
          </table:table-cell>
          <table:table-cell office:value-type="float" office:value="2612.6800508499146" table:style-name="ce5">
            <text:p>2.613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38.92001438140869" table:style-name="ce5">
            <text:p>7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09.7200994491577" table:style-name="ce5">
            <text:p>5.110</text:p>
          </table:table-cell>
          <table:table-cell office:value-type="float" office:value="2553.8800497055054" table:style-name="ce5">
            <text:p>2.554</text:p>
          </table:table-cell>
          <table:table-cell office:value-type="float" office:value="2161.8800420761108" table:style-name="ce5">
            <text:p>2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784.3600931167603" table:style-name="ce5">
            <text:p>4.784</text:p>
          </table:table-cell>
          <table:table-cell office:value-type="float" office:value="3500.5600681304932" table:style-name="ce5">
            <text:p>3.501</text:p>
          </table:table-cell>
          <table:table-cell office:value-type="float" office:value="2257.9200439453125" table:style-name="ce5">
            <text:p>2.258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0" table:style-name="ce5">
            <text:p>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5360.6001043319702" table:style-name="ce5">
            <text:p>5.361</text:p>
          </table:table-cell>
          <table:table-cell office:value-type="float" office:value="1501.3600292205811" table:style-name="ce5">
            <text:p>1.501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5113.6400995254517" table:style-name="ce5">
            <text:p>5.114</text:p>
          </table:table-cell>
          <table:table-cell office:value-type="float" office:value="2677.3600521087646" table:style-name="ce5">
            <text:p>2.677</text:p>
          </table:table-cell>
          <table:table-cell office:value-type="float" office:value="1873.7600364685059" table:style-name="ce5">
            <text:p>1.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905.8800954818726" table:style-name="ce5">
            <text:p>4.906</text:p>
          </table:table-cell>
          <table:table-cell office:value-type="float" office:value="2320.6400451660156" table:style-name="ce5">
            <text:p>2.321</text:p>
          </table:table-cell>
          <table:table-cell office:value-type="float" office:value="3039.9600591659546" table:style-name="ce5">
            <text:p>3.040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5268.4801025390625" table:style-name="ce5">
            <text:p>5.268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2228.5200433731079" table:style-name="ce5">
            <text:p>2.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074.8400793075562" table:style-name="ce5">
            <text:p>4.075</text:p>
          </table:table-cell>
          <table:table-cell office:value-type="float" office:value="2361.8000459671021" table:style-name="ce5">
            <text:p>2.362</text:p>
          </table:table-cell>
          <table:table-cell office:value-type="float" office:value="4284.5600833892822" table:style-name="ce5">
            <text:p>4.285</text:p>
          </table:table-cell>
          <table:table-cell office:value-type="float" office:value="197.96000385284424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264.60000514984131" table:style-name="ce5">
            <text:p>26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703.64001369476318" table:style-name="ce5">
            <text:p>704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75.8000326156616" table:style-name="ce5">
            <text:p>1.676</text:p>
          </table:table-cell>
          <table:table-cell office:value-type="float" office:value="725.20001411437988" table:style-name="ce5">
            <text:p>725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7.0000314712524" table:style-name="ce5">
            <text:p>1.617</text:p>
          </table:table-cell>
          <table:table-cell office:value-type="float" office:value="564.48001098632813" table:style-name="ce5">
            <text:p>564</text:p>
          </table:table-cell>
          <table:table-cell office:value-type="float" office:value="272.440005302429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4.2400321960449" table:style-name="ce5">
            <text:p>1.654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36.6000318527222" table:style-name="ce5">
            <text:p>1.637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66.0400304794312" table:style-name="ce5">
            <text:p>1.566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838.8800163269043" table:style-name="ce5">
            <text:p>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978.04001903533936" table:style-name="ce5">
            <text:p>978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262.64000511169434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88.4800834655762" table:style-name="ce5">
            <text:p>4.288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2471.5600481033325" table:style-name="ce5">
            <text:p>2.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4276.7200832366943" table:style-name="ce5">
            <text:p>4.277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2583.28005027771" table:style-name="ce5">
            <text:p>2.583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4851.0000944137573" table:style-name="ce5">
            <text:p>4.851</text:p>
          </table:table-cell>
          <table:table-cell office:value-type="float" office:value="1607.2000312805176" table:style-name="ce5">
            <text:p>1.607</text:p>
          </table:table-cell>
          <table:table-cell office:value-type="float" office:value="874.1600170135498" table:style-name="ce5">
            <text:p>8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4457.0400867462158" table:style-name="ce5">
            <text:p>4.457</text:p>
          </table:table-cell>
          <table:table-cell office:value-type="float" office:value="1922.7600374221802" table:style-name="ce5">
            <text:p>1.923</text:p>
          </table:table-cell>
          <table:table-cell office:value-type="float" office:value="2038.4000396728516" table:style-name="ce5">
            <text:p>2.038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4157.160080909729" table:style-name="ce5">
            <text:p>4.157</text:p>
          </table:table-cell>
          <table:table-cell office:value-type="float" office:value="1575.840030670166" table:style-name="ce5">
            <text:p>1.576</text:p>
          </table:table-cell>
          <table:table-cell office:value-type="float" office:value="2926.2800569534302" table:style-name="ce5">
            <text:p>2.926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4253.2000827789307" table:style-name="ce5">
            <text:p>4.253</text:p>
          </table:table-cell>
          <table:table-cell office:value-type="float" office:value="2054.0800399780273" table:style-name="ce5">
            <text:p>2.054</text:p>
          </table:table-cell>
          <table:table-cell office:value-type="float" office:value="2402.9600467681885" table:style-name="ce5">
            <text:p>2.4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2769.4800539016724" table:style-name="ce5">
            <text:p>2.769</text:p>
          </table:table-cell>
          <table:table-cell office:value-type="float" office:value="2477.4400482177734" table:style-name="ce5">
            <text:p>2.477</text:p>
          </table:table-cell>
          <table:table-cell office:value-type="float" office:value="3916.0800762176514" table:style-name="ce5">
            <text:p>3.9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5.96001529693604" table:style-name="ce5">
            <text:p>78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1995.2800388336182" table:style-name="ce5">
            <text:p>1.995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020.3600587844849" table:style-name="ce5">
            <text:p>3.020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1746.3600339889526" table:style-name="ce5">
            <text:p>1.746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567.2000694274902" table:style-name="ce5">
            <text:p>3.567</text:p>
          </table:table-cell>
          <table:table-cell office:value-type="float" office:value="917.2800178527832" table:style-name="ce5">
            <text:p>917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580.920069694519" table:style-name="ce5">
            <text:p>3.581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719.32001399993896" table:style-name="ce5">
            <text:p>719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065.4400596618652" table:style-name="ce5">
            <text:p>3.065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2073.6800403594971" table:style-name="ce5">
            <text:p>2.074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473.1200675964355" table:style-name="ce5">
            <text:p>3.473</text:p>
          </table:table-cell>
          <table:table-cell office:value-type="float" office:value="1411.2000274658203" table:style-name="ce5">
            <text:p>1.411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2891.0000562667847" table:style-name="ce5">
            <text:p>2.891</text:p>
          </table:table-cell>
          <table:table-cell office:value-type="float" office:value="1671.8800325393677" table:style-name="ce5">
            <text:p>1.672</text:p>
          </table:table-cell>
          <table:table-cell office:value-type="float" office:value="2103.0800409317017" table:style-name="ce5">
            <text:p>2.103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239.12000465393066" table:style-name="ce5">
            <text:p>2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84.3200950622559" table:style-name="ce5">
            <text:p>4.884</text:p>
          </table:table-cell>
          <table:table-cell office:value-type="float" office:value="2602.8800506591797" table:style-name="ce5">
            <text:p>2.603</text:p>
          </table:table-cell>
          <table:table-cell office:value-type="float" office:value="2557.8000497817993" table:style-name="ce5">
            <text:p>2.558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896.0800952911377" table:style-name="ce5">
            <text:p>4.896</text:p>
          </table:table-cell>
          <table:table-cell office:value-type="float" office:value="2675.4000520706177" table:style-name="ce5">
            <text:p>2.675</text:p>
          </table:table-cell>
          <table:table-cell office:value-type="float" office:value="3036.0400590896606" table:style-name="ce5">
            <text:p>3.036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5243.0001020431519" table:style-name="ce5">
            <text:p>5.243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1209.3200235366821" table:style-name="ce5">
            <text:p>1.209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5092.080099105835" table:style-name="ce5">
            <text:p>5.092</text:p>
          </table:table-cell>
          <table:table-cell office:value-type="float" office:value="2208.9200429916382" table:style-name="ce5">
            <text:p>2.209</text:p>
          </table:table-cell>
          <table:table-cell office:value-type="float" office:value="2116.8000411987305" table:style-name="ce5">
            <text:p>2.117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778.4800930023193" table:style-name="ce5">
            <text:p>4.778</text:p>
          </table:table-cell>
          <table:table-cell office:value-type="float" office:value="2073.6800403594971" table:style-name="ce5">
            <text:p>2.074</text:p>
          </table:table-cell>
          <table:table-cell office:value-type="float" office:value="3457.4400672912598" table:style-name="ce5">
            <text:p>3.457</text:p>
          </table:table-cell>
          <table:table-cell office:value-type="float" office:value="319.48000621795654" table:style-name="ce5">
            <text:p>319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998.0000972747803" table:style-name="ce5">
            <text:p>4.998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2516.6400489807129" table:style-name="ce5">
            <text:p>2.5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3792.6000738143921" table:style-name="ce5">
            <text:p>3.793</text:p>
          </table:table-cell>
          <table:table-cell office:value-type="float" office:value="2881.2000560760498" table:style-name="ce5">
            <text:p>2.881</text:p>
          </table:table-cell>
          <table:table-cell office:value-type="float" office:value="4121.8800802230835" table:style-name="ce5">
            <text:p>4.122</text:p>
          </table:table-cell>
          <table:table-cell office:value-type="float" office:value="329.28000640869141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821.24001598358154" table:style-name="ce5">
            <text:p>82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680.0801105499268" table:style-name="ce5">
            <text:p>5.680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415.5200080871582" table:style-name="ce5">
            <text:p>416</text:p>
          </table:table-cell>
          <table:table-cell office:value-type="float" office:value="0" table:style-name="ce5">
            <text:p>0</text:p>
          </table:table-cell>
          <table:table-cell office:value-type="float" office:value="45.080000877380371" table:style-name="ce5">
            <text:p>45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494.2800874710083" table:style-name="ce5">
            <text:p>4.494</text:p>
          </table:table-cell>
          <table:table-cell office:value-type="float" office:value="3155.600061416626" table:style-name="ce5">
            <text:p>3.156</text:p>
          </table:table-cell>
          <table:table-cell office:value-type="float" office:value="2408.8400468826294" table:style-name="ce5">
            <text:p>2.4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5821.2001132965088" table:style-name="ce5">
            <text:p>5.821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5527.2001075744629" table:style-name="ce5">
            <text:p>5.527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511.9200878143311" table:style-name="ce5">
            <text:p>4.512</text:p>
          </table:table-cell>
          <table:table-cell office:value-type="float" office:value="3341.8000650405884" table:style-name="ce5">
            <text:p>3.342</text:p>
          </table:table-cell>
          <table:table-cell office:value-type="float" office:value="1930.6000375747681" table:style-name="ce5">
            <text:p>1.931</text:p>
          </table:table-cell>
          <table:table-cell office:value-type="float" office:value="858.48001670837402" table:style-name="ce5">
            <text:p>858</text:p>
          </table:table-cell>
          <table:table-cell office:value-type="float" office:value="0" table:style-name="ce5">
            <text:p>0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5297.8801031112671" table:style-name="ce5">
            <text:p>5.298</text:p>
          </table:table-cell>
          <table:table-cell office:value-type="float" office:value="2436.280047416687" table:style-name="ce5">
            <text:p>2.436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3528.0000686645508" table:style-name="ce5">
            <text:p>3.528</text:p>
          </table:table-cell>
          <table:table-cell office:value-type="float" office:value="3094.8400602340698" table:style-name="ce5">
            <text:p>3.095</text:p>
          </table:table-cell>
          <table:table-cell office:value-type="float" office:value="3735.7600727081299" table:style-name="ce5">
            <text:p>3.736</text:p>
          </table:table-cell>
          <table:table-cell office:value-type="float" office:value="619.36001205444336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72.520001411437988" table:style-name="ce5">
            <text:p>73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0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9">
            <text:p>MARGEM DE ERRO PARA O TOTAL DO INDICADOR C3 – COORDENADORES PEDAGÓGICOS DE ESCOLAS URBANAS, POR INICIATIVAS REALIZADAS NO ÚLTIMO ANO EM DECORRÊNCIA DA INTRODUÇÃO DAS TIC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1">
            <text:p>Total de coordenadores pedagógicos que atuam em escolas localizadas em áreas urbanas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5" table:number-rows-spanned="1" table:style-name="ce6">
            <text:p>Discussão com os professores sobre o uso do computador e da Internet em novas práticas de ensino</text:p>
          </table:table-cell>
          <table:covered-table-cell table:number-columns-repeated="4"/>
          <table:table-cell office:value-type="string" table:number-columns-spanned="5" table:number-rows-spanned="1" table:style-name="ce6">
            <text:p>Consulta aos professores sobre suas expectativas de mudanças na escola</text:p>
          </table:table-cell>
          <table:covered-table-cell table:number-columns-repeated="4"/>
          <table:table-cell office:value-type="string" table:number-columns-spanned="5" table:number-rows-spanned="1" table:style-name="ce6">
            <text:p>Debate com os aluno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6">
            <text:p>Debate com os pais sobre as mudanças nas atividades em classe</text:p>
          </table:table-cell>
          <table:covered-table-cell table:number-columns-repeated="4"/>
          <table:table-cell office:value-type="string" table:number-columns-spanned="5" table:number-rows-spanned="1" table:style-name="ce6">
            <text:p>Orientação aos pais sobre como utilizar a Internet com seguranç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Internet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434.6801252365112" table:style-name="ce5">
            <text:p>6.435</text:p>
          </table:table-cell>
          <table:table-cell office:value-type="float" office:value="4149.3200807571411" table:style-name="ce5">
            <text:p>4.149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246.5201215744019" table:style-name="ce5">
            <text:p>6.247</text:p>
          </table:table-cell>
          <table:table-cell office:value-type="float" office:value="4643.2400903701782" table:style-name="ce5">
            <text:p>4.643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6307.280122756958" table:style-name="ce5">
            <text:p>6.307</text:p>
          </table:table-cell>
          <table:table-cell office:value-type="float" office:value="5017.60009765625" table:style-name="ce5">
            <text:p>5.018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687.9600133895874" table:style-name="ce5">
            <text:p>688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5621.2801094055176" table:style-name="ce5">
            <text:p>5.621</text:p>
          </table:table-cell>
          <table:table-cell office:value-type="float" office:value="5766.3201122283936" table:style-name="ce5">
            <text:p>5.766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5587.960108757019" table:style-name="ce5">
            <text:p>5.588</text:p>
          </table:table-cell>
          <table:table-cell office:value-type="float" office:value="5872.1601142883301" table:style-name="ce5">
            <text:p>5.872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825.16001605987549" table:style-name="ce5">
            <text:p>82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526.8001270294189" table:style-name="ce5">
            <text:p>6.527</text:p>
          </table:table-cell>
          <table:table-cell office:value-type="float" office:value="4070.9200792312622" table:style-name="ce5">
            <text:p>4.071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315.1201229095459" table:style-name="ce5">
            <text:p>6.315</text:p>
          </table:table-cell>
          <table:table-cell office:value-type="float" office:value="4592.2800893783569" table:style-name="ce5">
            <text:p>4.592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6315.1201229095459" table:style-name="ce5">
            <text:p>6.315</text:p>
          </table:table-cell>
          <table:table-cell office:value-type="float" office:value="4988.2000970840454" table:style-name="ce5">
            <text:p>4.988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687.9600133895874" table:style-name="ce5">
            <text:p>688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5597.7601089477539" table:style-name="ce5">
            <text:p>5.598</text:p>
          </table:table-cell>
          <table:table-cell office:value-type="float" office:value="5738.8801116943359" table:style-name="ce5">
            <text:p>5.739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5558.5601081848145" table:style-name="ce5">
            <text:p>5.559</text:p>
          </table:table-cell>
          <table:table-cell office:value-type="float" office:value="5891.7601146697998" table:style-name="ce5">
            <text:p>5.892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782.04001522064209" table:style-name="ce5">
            <text:p>78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958.44001865386963" table:style-name="ce5">
            <text:p>9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491.5600290298462" table:style-name="ce5">
            <text:p>1.492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409.2400274276733" table:style-name="ce5">
            <text:p>1.409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215.200023651123" table:style-name="ce5">
            <text:p>1.215</text:p>
          </table:table-cell>
          <table:table-cell office:value-type="float" office:value="1238.7200241088867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270.0800247192383" table:style-name="ce5">
            <text:p>1.270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58.72000503540039" table:style-name="ce5">
            <text:p>25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615.8000898361206" table:style-name="ce5">
            <text:p>4.616</text:p>
          </table:table-cell>
          <table:table-cell office:value-type="float" office:value="2148.160041809082" table:style-name="ce5">
            <text:p>2.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4803.96009349823" table:style-name="ce5">
            <text:p>4.804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974.8800773620605" table:style-name="ce5">
            <text:p>3.975</text:p>
          </table:table-cell>
          <table:table-cell office:value-type="float" office:value="3482.9200677871704" table:style-name="ce5">
            <text:p>3.483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931.7600765228271" table:style-name="ce5">
            <text:p>3.932</text:p>
          </table:table-cell>
          <table:table-cell office:value-type="float" office:value="3486.8400678634644" table:style-name="ce5">
            <text:p>3.487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631.8800706863403" table:style-name="ce5">
            <text:p>3.632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114.0400800704956" table:style-name="ce5">
            <text:p>4.114</text:p>
          </table:table-cell>
          <table:table-cell office:value-type="float" office:value="2847.8800554275513" table:style-name="ce5">
            <text:p>2.848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3920.0000762939453" table:style-name="ce5">
            <text:p>3.920</text:p>
          </table:table-cell>
          <table:table-cell office:value-type="float" office:value="3047.8000593185425" table:style-name="ce5">
            <text:p>3.048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3794.5600738525391" table:style-name="ce5">
            <text:p>3.795</text:p>
          </table:table-cell>
          <table:table-cell office:value-type="float" office:value="3269.2800636291504" table:style-name="ce5">
            <text:p>3.269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245.00000476837158" table:style-name="ce5">
            <text:p>245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3414.3200664520264" table:style-name="ce5">
            <text:p>3.414</text:p>
          </table:table-cell>
          <table:table-cell office:value-type="float" office:value="3675.0000715255737" table:style-name="ce5">
            <text:p>3.675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3094.8400602340698" table:style-name="ce5">
            <text:p>3.095</text:p>
          </table:table-cell>
          <table:table-cell office:value-type="float" office:value="3988.6000776290894" table:style-name="ce5">
            <text:p>3.989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91.88001346588135" table:style-name="ce5">
            <text:p>69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439.4000864028931" table:style-name="ce5">
            <text:p>4.439</text:p>
          </table:table-cell>
          <table:table-cell office:value-type="float" office:value="2224.600043296814" table:style-name="ce5">
            <text:p>2.22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3914.1200761795044" table:style-name="ce5">
            <text:p>3.914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555.0400886535645" table:style-name="ce5">
            <text:p>4.555</text:p>
          </table:table-cell>
          <table:table-cell office:value-type="float" office:value="2079.560040473938" table:style-name="ce5">
            <text:p>2.08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3620.1200704574585" table:style-name="ce5">
            <text:p>3.620</text:p>
          </table:table-cell>
          <table:table-cell office:value-type="float" office:value="3490.7600679397583" table:style-name="ce5">
            <text:p>3.491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3839.6400747299194" table:style-name="ce5">
            <text:p>3.840</text:p>
          </table:table-cell>
          <table:table-cell office:value-type="float" office:value="3312.4000644683838" table:style-name="ce5">
            <text:p>3.312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392.00000762939453" table:style-name="ce5">
            <text:p>39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445.6800670623779" table:style-name="ce5">
            <text:p>3.446</text:p>
          </table:table-cell>
          <table:table-cell office:value-type="float" office:value="1217.16002368927" table:style-name="ce5">
            <text:p>1.217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516.2400684356689" table:style-name="ce5">
            <text:p>3.516</text:p>
          </table:table-cell>
          <table:table-cell office:value-type="float" office:value="960.4000186920166" table:style-name="ce5">
            <text:p>96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151.680061340332" table:style-name="ce5">
            <text:p>3.152</text:p>
          </table:table-cell>
          <table:table-cell office:value-type="float" office:value="2034.4800395965576" table:style-name="ce5">
            <text:p>2.034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3118.3600606918335" table:style-name="ce5">
            <text:p>3.118</text:p>
          </table:table-cell>
          <table:table-cell office:value-type="float" office:value="2148.160041809082" table:style-name="ce5">
            <text:p>2.148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2410.8000469207764" table:style-name="ce5">
            <text:p>2.411</text:p>
          </table:table-cell>
          <table:table-cell office:value-type="float" office:value="2902.7600564956665" table:style-name="ce5">
            <text:p>2.903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449.2000865936279" table:style-name="ce5">
            <text:p>4.449</text:p>
          </table:table-cell>
          <table:table-cell office:value-type="float" office:value="1940.4000377655029" table:style-name="ce5">
            <text:p>1.940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3337.8800649642944" table:style-name="ce5">
            <text:p>3.338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3884.7200756072998" table:style-name="ce5">
            <text:p>3.885</text:p>
          </table:table-cell>
          <table:table-cell office:value-type="float" office:value="3073.2800598144531" table:style-name="ce5">
            <text:p>3.073</text:p>
          </table:table-cell>
          <table:table-cell office:value-type="float" office:value="148.96000289916992" table:style-name="ce5">
            <text:p>149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2777.3200540542603" table:style-name="ce5">
            <text:p>2.777</text:p>
          </table:table-cell>
          <table:table-cell office:value-type="float" office:value="4047.4000787734985" table:style-name="ce5">
            <text:p>4.047</text:p>
          </table:table-cell>
          <table:table-cell office:value-type="float" office:value="693.84001350402832" table:style-name="ce5">
            <text:p>694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2757.7200536727905" table:style-name="ce5">
            <text:p>2.758</text:p>
          </table:table-cell>
          <table:table-cell office:value-type="float" office:value="4135.6000804901123" table:style-name="ce5">
            <text:p>4.136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880.4000949859619" table:style-name="ce5">
            <text:p>4.880</text:p>
          </table:table-cell>
          <table:table-cell office:value-type="float" office:value="3586.80006980896" table:style-name="ce5">
            <text:p>3.587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5025.4400978088379" table:style-name="ce5">
            <text:p>5.025</text:p>
          </table:table-cell>
          <table:table-cell office:value-type="float" office:value="3232.0400629043579" table:style-name="ce5">
            <text:p>3.232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811.8000936508179" table:style-name="ce5">
            <text:p>4.812</text:p>
          </table:table-cell>
          <table:table-cell office:value-type="float" office:value="3761.2400732040405" table:style-name="ce5">
            <text:p>3.761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562.8800888061523" table:style-name="ce5">
            <text:p>4.563</text:p>
          </table:table-cell>
          <table:table-cell office:value-type="float" office:value="4051.3200788497925" table:style-name="ce5">
            <text:p>4.051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666.7600908279419" table:style-name="ce5">
            <text:p>4.667</text:p>
          </table:table-cell>
          <table:table-cell office:value-type="float" office:value="3969.0000772476196" table:style-name="ce5">
            <text:p>3.969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88.12000560760498" table:style-name="ce5">
            <text:p>28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815.7200937271118" table:style-name="ce5">
            <text:p>4.816</text:p>
          </table:table-cell>
          <table:table-cell office:value-type="float" office:value="2510.760048866272" table:style-name="ce5">
            <text:p>2.511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5201.8401012420654" table:style-name="ce5">
            <text:p>5.202</text:p>
          </table:table-cell>
          <table:table-cell office:value-type="float" office:value="1560.1600303649902" table:style-name="ce5">
            <text:p>1.560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782.4000930786133" table:style-name="ce5">
            <text:p>4.782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3676.9600715637207" table:style-name="ce5">
            <text:p>3.677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4092.4800796508789" table:style-name="ce5">
            <text:p>4.092</text:p>
          </table:table-cell>
          <table:table-cell office:value-type="float" office:value="3800.44007396698" table:style-name="ce5">
            <text:p>3.80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35.00001430511475" table:style-name="ce5">
            <text:p>73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868.6400947570801" table:style-name="ce5">
            <text:p>4.869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3990.5600776672363" table:style-name="ce5">
            <text:p>3.991</text:p>
          </table:table-cell>
          <table:table-cell office:value-type="float" office:value="4194.4000816345215" table:style-name="ce5">
            <text:p>4.194</text:p>
          </table:table-cell>
          <table:table-cell office:value-type="float" office:value="589.96001148223877" table:style-name="ce5">
            <text:p>590</text:p>
          </table:table-cell>
          <table:table-cell office:value-type="float" office:value="0" table:style-name="ce5">
            <text:p>0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4323.7600841522217" table:style-name="ce5">
            <text:p>4.324</text:p>
          </table:table-cell>
          <table:table-cell office:value-type="float" office:value="3902.3600759506226" table:style-name="ce5">
            <text:p>3.902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3798.480073928833" table:style-name="ce5">
            <text:p>3.798</text:p>
          </table:table-cell>
          <table:table-cell office:value-type="float" office:value="4382.5600852966309" table:style-name="ce5">
            <text:p>4.383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0" table:style-name="ce5">
            <text:p>0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3480.9600677490234" table:style-name="ce5">
            <text:p>3.481</text:p>
          </table:table-cell>
          <table:table-cell office:value-type="float" office:value="4723.6000919342041" table:style-name="ce5">
            <text:p>4.724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360.64000701904297" table:style-name="ce5">
            <text:p>36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04.6800584793091" table:style-name="ce5">
            <text:p>3.005</text:p>
          </table:table-cell>
          <table:table-cell office:value-type="float" office:value="1673.8400325775146" table:style-name="ce5">
            <text:p>1.674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077.2000598907471" table:style-name="ce5">
            <text:p>3.077</text:p>
          </table:table-cell>
          <table:table-cell office:value-type="float" office:value="1585.6400308609009" table:style-name="ce5">
            <text:p>1.5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798.880054473877" table:style-name="ce5">
            <text:p>2.799</text:p>
          </table:table-cell>
          <table:table-cell office:value-type="float" office:value="2040.3600397109985" table:style-name="ce5">
            <text:p>2.04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604.8400506973267" table:style-name="ce5">
            <text:p>2.605</text:p>
          </table:table-cell>
          <table:table-cell office:value-type="float" office:value="2226.5600433349609" table:style-name="ce5">
            <text:p>2.227</text:p>
          </table:table-cell>
          <table:table-cell office:value-type="float" office:value="0" table:style-name="ce5">
            <text:p>0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857.6800556182861" table:style-name="ce5">
            <text:p>2.858</text:p>
          </table:table-cell>
          <table:table-cell office:value-type="float" office:value="1950.2000379562378" table:style-name="ce5">
            <text:p>1.950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137.20000267028809" table:style-name="ce5">
            <text:p>13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66.6400012969970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1038.8000202178955" table:style-name="ce5">
            <text:p>1.039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778.12001514434814" table:style-name="ce5">
            <text:p>778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897.68001747131348" table:style-name="ce5">
            <text:p>8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983.92001914978027" table:style-name="ce5">
            <text:p>9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.84000492095947" table:style-name="ce5">
            <text:p>25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648.76001262664795" table:style-name="ce5">
            <text:p>649</text:p>
          </table:table-cell>
          <table:table-cell office:value-type="float" office:value="0" table:style-name="ce5">
            <text:p>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668.36001300811768" table:style-name="ce5">
            <text:p>668</text:p>
          </table:table-cell>
          <table:table-cell office:value-type="float" office:value="721.28001403808594" table:style-name="ce5">
            <text:p>7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4.24001312255859" table:style-name="ce5">
            <text:p>674</text:p>
          </table:table-cell>
          <table:table-cell office:value-type="float" office:value="711.48001384735107" table:style-name="ce5">
            <text:p>711</text:p>
          </table:table-cell>
          <table:table-cell office:value-type="float" office:value="25.48000049591064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81.0800619125366" table:style-name="ce5">
            <text:p>3.181</text:p>
          </table:table-cell>
          <table:table-cell office:value-type="float" office:value="3365.3200654983521" table:style-name="ce5">
            <text:p>3.365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537.8000688552856" table:style-name="ce5">
            <text:p>3.538</text:p>
          </table:table-cell>
          <table:table-cell office:value-type="float" office:value="2698.9200525283813" table:style-name="ce5">
            <text:p>2.699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332.0000648498535" table:style-name="ce5">
            <text:p>3.332</text:p>
          </table:table-cell>
          <table:table-cell office:value-type="float" office:value="3332.0000648498535" table:style-name="ce5">
            <text:p>3.332</text:p>
          </table:table-cell>
          <table:table-cell office:value-type="float" office:value="107.8000020980835" table:style-name="ce5">
            <text:p>108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3018.4000587463379" table:style-name="ce5">
            <text:p>3.018</text:p>
          </table:table-cell>
          <table:table-cell office:value-type="float" office:value="3688.7200717926025" table:style-name="ce5">
            <text:p>3.689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2755.7600536346436" table:style-name="ce5">
            <text:p>2.756</text:p>
          </table:table-cell>
          <table:table-cell office:value-type="float" office:value="3737.7200727462769" table:style-name="ce5">
            <text:p>3.738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92.0401010513306" table:style-name="ce5">
            <text:p>5.192</text:p>
          </table:table-cell>
          <table:table-cell office:value-type="float" office:value="2167.7600421905518" table:style-name="ce5">
            <text:p>2.168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778.4800930023193" table:style-name="ce5">
            <text:p>4.778</text:p>
          </table:table-cell>
          <table:table-cell office:value-type="float" office:value="3477.0400676727295" table:style-name="ce5">
            <text:p>3.477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994.0800971984863" table:style-name="ce5">
            <text:p>4.994</text:p>
          </table:table-cell>
          <table:table-cell office:value-type="float" office:value="3418.2400665283203" table:style-name="ce5">
            <text:p>3.418</text:p>
          </table:table-cell>
          <table:table-cell office:value-type="float" office:value="0" table:style-name="ce5">
            <text:p>0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425.6800861358643" table:style-name="ce5">
            <text:p>4.426</text:p>
          </table:table-cell>
          <table:table-cell office:value-type="float" office:value="4035.6400785446167" table:style-name="ce5">
            <text:p>4.036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64.60000514984131" table:style-name="ce5">
            <text:p>265</text:p>
          </table:table-cell>
          <table:table-cell office:value-type="float" office:value="4531.5200881958008" table:style-name="ce5">
            <text:p>4.532</text:p>
          </table:table-cell>
          <table:table-cell office:value-type="float" office:value="4153.2400808334351" table:style-name="ce5">
            <text:p>4.153</text:p>
          </table:table-cell>
          <table:table-cell office:value-type="float" office:value="147.00000286102295" table:style-name="ce5">
            <text:p>147</text:p>
          </table:table-cell>
          <table:table-cell office:value-type="float" office:value="680.12001323699951" table:style-name="ce5">
            <text:p>680</text:p>
          </table:table-cell>
          <table:table-cell office:value-type="float" office:value="264.60000514984131" table:style-name="ce5">
            <text:p>26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15.0400314331055" table:style-name="ce5">
            <text:p>1.615</text:p>
          </table:table-cell>
          <table:table-cell office:value-type="float" office:value="868.28001689910889" table:style-name="ce5">
            <text:p>8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9.8400268554688" table:style-name="ce5">
            <text:p>1.380</text:p>
          </table:table-cell>
          <table:table-cell office:value-type="float" office:value="1305.3600254058838" table:style-name="ce5">
            <text:p>1.3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9.1600313186646" table:style-name="ce5">
            <text:p>1.609</text:p>
          </table:table-cell>
          <table:table-cell office:value-type="float" office:value="1079.9600210189819" table:style-name="ce5">
            <text:p>1.080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0.0400266647339" table:style-name="ce5">
            <text:p>1.370</text:p>
          </table:table-cell>
          <table:table-cell office:value-type="float" office:value="1428.8400278091431" table:style-name="ce5">
            <text:p>1.429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1342.6000261306763" table:style-name="ce5">
            <text:p>1.343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02.0800895690918" table:style-name="ce5">
            <text:p>4.602</text:p>
          </table:table-cell>
          <table:table-cell office:value-type="float" office:value="2334.3600454330444" table:style-name="ce5">
            <text:p>2.3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4263.0000829696655" table:style-name="ce5">
            <text:p>4.263</text:p>
          </table:table-cell>
          <table:table-cell office:value-type="float" office:value="3036.0400590896606" table:style-name="ce5">
            <text:p>3.0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3710.2800722122192" table:style-name="ce5">
            <text:p>3.710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3639.7200708389282" table:style-name="ce5">
            <text:p>3.640</text:p>
          </table:table-cell>
          <table:table-cell office:value-type="float" office:value="3822.0000743865967" table:style-name="ce5">
            <text:p>3.822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2898.8400564193726" table:style-name="ce5">
            <text:p>2.899</text:p>
          </table:table-cell>
          <table:table-cell office:value-type="float" office:value="4451.1600866317749" table:style-name="ce5">
            <text:p>4.451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04.6000623703003" table:style-name="ce5">
            <text:p>3.205</text:p>
          </table:table-cell>
          <table:table-cell office:value-type="float" office:value="1912.9600372314453" table:style-name="ce5">
            <text:p>1.913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531.9200687408447" table:style-name="ce5">
            <text:p>3.532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1932.560037612915" table:style-name="ce5">
            <text:p>1.933</text:p>
          </table:table-cell>
          <table:table-cell office:value-type="float" office:value="74.480001449584961" table:style-name="ce5">
            <text:p>74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2930.2000570297241" table:style-name="ce5">
            <text:p>2.930</text:p>
          </table:table-cell>
          <table:table-cell office:value-type="float" office:value="2475.4800481796265" table:style-name="ce5">
            <text:p>2.475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2957.6400575637817" table:style-name="ce5">
            <text:p>2.958</text:p>
          </table:table-cell>
          <table:table-cell office:value-type="float" office:value="2481.3600482940674" table:style-name="ce5">
            <text:p>2.481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239.12000465393066" table:style-name="ce5">
            <text:p>2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813.7600936889648" table:style-name="ce5">
            <text:p>4.814</text:p>
          </table:table-cell>
          <table:table-cell office:value-type="float" office:value="2971.3600578308105" table:style-name="ce5">
            <text:p>2.971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3275.1600637435913" table:style-name="ce5">
            <text:p>3.275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466.8400869369507" table:style-name="ce5">
            <text:p>4.467</text:p>
          </table:table-cell>
          <table:table-cell office:value-type="float" office:value="4141.4800806045532" table:style-name="ce5">
            <text:p>4.141</text:p>
          </table:table-cell>
          <table:table-cell office:value-type="float" office:value="301.84000587463379" table:style-name="ce5">
            <text:p>302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4215.9600820541382" table:style-name="ce5">
            <text:p>4.216</text:p>
          </table:table-cell>
          <table:table-cell office:value-type="float" office:value="4337.4800844192505" table:style-name="ce5">
            <text:p>4.337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3857.2800750732422" table:style-name="ce5">
            <text:p>3.857</text:p>
          </table:table-cell>
          <table:table-cell office:value-type="float" office:value="4766.7200927734375" table:style-name="ce5">
            <text:p>4.767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821.24001598358154" table:style-name="ce5">
            <text:p>82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97.9600992202759" table:style-name="ce5">
            <text:p>5.098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817.6800937652588" table:style-name="ce5">
            <text:p>4.818</text:p>
          </table:table-cell>
          <table:table-cell office:value-type="float" office:value="3404.5200662612915" table:style-name="ce5">
            <text:p>3.405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5068.5600986480713" table:style-name="ce5">
            <text:p>5.069</text:p>
          </table:table-cell>
          <table:table-cell office:value-type="float" office:value="3083.080060005188" table:style-name="ce5">
            <text:p>3.083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151.2800807952881" table:style-name="ce5">
            <text:p>4.151</text:p>
          </table:table-cell>
          <table:table-cell office:value-type="float" office:value="4170.8800811767578" table:style-name="ce5">
            <text:p>4.171</text:p>
          </table:table-cell>
          <table:table-cell office:value-type="float" office:value="589.96001148223877" table:style-name="ce5">
            <text:p>59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4449.2000865936279" table:style-name="ce5">
            <text:p>4.449</text:p>
          </table:table-cell>
          <table:table-cell office:value-type="float" office:value="3908.2400760650635" table:style-name="ce5">
            <text:p>3.908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72.520001411437988" table:style-name="ce5">
            <text:p>7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0"/>
          <table:covered-table-cell table:number-columns-repeated="27"/>
          <table:table-cell table:number-columns-repeated="16356"/>
        </table:table-row>
        <table:table-row table:number-rows-repeated="1048549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9">
            <text:p>MARGEM DE ERRO PARA O TOTAL DO INDICADOR D1 – COORDENADORES PEDAGÓGICO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1">
            <text:p>Total de coordenadores pedagógicos que atuam em escolas localizadas em áreas urbanas<text:s/>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6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6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6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6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997.6001167297363" table:style-name="ce5">
            <text:p>5.998</text:p>
          </table:table-cell>
          <table:table-cell office:value-type="float" office:value="3447.6400671005249" table:style-name="ce5">
            <text:p>3.448</text:p>
          </table:table-cell>
          <table:table-cell office:value-type="float" office:value="4072.8800792694092" table:style-name="ce5">
            <text:p>4.073</text:p>
          </table:table-cell>
          <table:table-cell office:value-type="float" office:value="2034.4800395965576" table:style-name="ce5">
            <text:p>2.034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5092.080099105835" table:style-name="ce5">
            <text:p>5.092</text:p>
          </table:table-cell>
          <table:table-cell office:value-type="float" office:value="4308.0800838470459" table:style-name="ce5">
            <text:p>4.308</text:p>
          </table:table-cell>
          <table:table-cell office:value-type="float" office:value="5082.2800989151001" table:style-name="ce5">
            <text:p>5.082</text:p>
          </table:table-cell>
          <table:table-cell office:value-type="float" office:value="2175.6000423431396" table:style-name="ce5">
            <text:p>2.176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5572.2801084518433" table:style-name="ce5">
            <text:p>5.572</text:p>
          </table:table-cell>
          <table:table-cell office:value-type="float" office:value="4680.4800910949707" table:style-name="ce5">
            <text:p>4.680</text:p>
          </table:table-cell>
          <table:table-cell office:value-type="float" office:value="3304.5600643157959" table:style-name="ce5">
            <text:p>3.305</text:p>
          </table:table-cell>
          <table:table-cell office:value-type="float" office:value="954.52001857757568" table:style-name="ce5">
            <text:p>955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633.0401096343994" table:style-name="ce5">
            <text:p>5.633</text:p>
          </table:table-cell>
          <table:table-cell office:value-type="float" office:value="4333.5600843429565" table:style-name="ce5">
            <text:p>4.334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1883.5600366592407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484.0801067352295" table:style-name="ce5">
            <text:p>5.484</text:p>
          </table:table-cell>
          <table:table-cell office:value-type="float" office:value="4496.2400875091553" table:style-name="ce5">
            <text:p>4.496</text:p>
          </table:table-cell>
          <table:table-cell office:value-type="float" office:value="3645.6000709533691" table:style-name="ce5">
            <text:p>3.646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040.7201175689697" table:style-name="ce5">
            <text:p>6.041</text:p>
          </table:table-cell>
          <table:table-cell office:value-type="float" office:value="3725.960072517395" table:style-name="ce5">
            <text:p>3.726</text:p>
          </table:table-cell>
          <table:table-cell office:value-type="float" office:value="3547.6000690460205" table:style-name="ce5">
            <text:p>3.548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382.5600852966309" table:style-name="ce5">
            <text:p>4.383</text:p>
          </table:table-cell>
          <table:table-cell office:value-type="float" office:value="5297.8801031112671" table:style-name="ce5">
            <text:p>5.298</text:p>
          </table:table-cell>
          <table:table-cell office:value-type="float" office:value="5203.8001012802124" table:style-name="ce5">
            <text:p>5.204</text:p>
          </table:table-cell>
          <table:table-cell office:value-type="float" office:value="282.24000549316406" table:style-name="ce5">
            <text:p>282</text:p>
          </table:table-cell>
          <table:table-cell office:value-type="string" table:style-name="ce5">
            <text:p>-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4245.3600826263428" table:style-name="ce5">
            <text:p>4.245</text:p>
          </table:table-cell>
          <table:table-cell office:value-type="float" office:value="5164.6001005172729" table:style-name="ce5">
            <text:p>5.165</text:p>
          </table:table-cell>
          <table:table-cell office:value-type="float" office:value="5176.3601007461548" table:style-name="ce5">
            <text:p>5.176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1226.9600238800049" table:style-name="ce5">
            <text:p>1.227</text:p>
          </table:table-cell>
          <table:table-cell office:value-type="float" office:value="380.2400074005127" table:style-name="ce5">
            <text:p>38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005.4401168823242" table:style-name="ce5">
            <text:p>6.005</text:p>
          </table:table-cell>
          <table:table-cell office:value-type="float" office:value="3412.3600664138794" table:style-name="ce5">
            <text:p>3.412</text:p>
          </table:table-cell>
          <table:table-cell office:value-type="float" office:value="4043.4800786972046" table:style-name="ce5">
            <text:p>4.043</text:p>
          </table:table-cell>
          <table:table-cell office:value-type="float" office:value="2034.4800395965576" table:style-name="ce5">
            <text:p>2.034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5027.4000978469849" table:style-name="ce5">
            <text:p>5.027</text:p>
          </table:table-cell>
          <table:table-cell office:value-type="float" office:value="4261.0400829315186" table:style-name="ce5">
            <text:p>4.261</text:p>
          </table:table-cell>
          <table:table-cell office:value-type="float" office:value="5058.7600984573364" table:style-name="ce5">
            <text:p>5.059</text:p>
          </table:table-cell>
          <table:table-cell office:value-type="float" office:value="2175.6000423431396" table:style-name="ce5">
            <text:p>2.176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5564.4401082992554" table:style-name="ce5">
            <text:p>5.564</text:p>
          </table:table-cell>
          <table:table-cell office:value-type="float" office:value="4680.4800910949707" table:style-name="ce5">
            <text:p>4.680</text:p>
          </table:table-cell>
          <table:table-cell office:value-type="float" office:value="3259.4800634384155" table:style-name="ce5">
            <text:p>3.259</text:p>
          </table:table-cell>
          <table:table-cell office:value-type="float" office:value="917.2800178527832" table:style-name="ce5">
            <text:p>917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648.7201099395752" table:style-name="ce5">
            <text:p>5.649</text:p>
          </table:table-cell>
          <table:table-cell office:value-type="float" office:value="4306.1200838088989" table:style-name="ce5">
            <text:p>4.306</text:p>
          </table:table-cell>
          <table:table-cell office:value-type="float" office:value="3571.1200695037842" table:style-name="ce5">
            <text:p>3.571</text:p>
          </table:table-cell>
          <table:table-cell office:value-type="float" office:value="1883.5600366592407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466.4401063919067" table:style-name="ce5">
            <text:p>5.466</text:p>
          </table:table-cell>
          <table:table-cell office:value-type="float" office:value="4480.5600872039795" table:style-name="ce5">
            <text:p>4.481</text:p>
          </table:table-cell>
          <table:table-cell office:value-type="float" office:value="3606.4000701904297" table:style-name="ce5">
            <text:p>3.606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6056.4001178741455" table:style-name="ce5">
            <text:p>6.056</text:p>
          </table:table-cell>
          <table:table-cell office:value-type="float" office:value="3698.5200719833374" table:style-name="ce5">
            <text:p>3.699</text:p>
          </table:table-cell>
          <table:table-cell office:value-type="float" office:value="3504.4800682067871" table:style-name="ce5">
            <text:p>3.504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317.8800840377808" table:style-name="ce5">
            <text:p>4.318</text:p>
          </table:table-cell>
          <table:table-cell office:value-type="float" office:value="5282.2001028060913" table:style-name="ce5">
            <text:p>5.282</text:p>
          </table:table-cell>
          <table:table-cell office:value-type="float" office:value="5166.5601005554199" table:style-name="ce5">
            <text:p>5.167</text:p>
          </table:table-cell>
          <table:table-cell office:value-type="float" office:value="282.24000549316406" table:style-name="ce5">
            <text:p>282</text:p>
          </table:table-cell>
          <table:table-cell office:value-type="string" table:style-name="ce5">
            <text:p>-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4157.160080909729" table:style-name="ce5">
            <text:p>4.157</text:p>
          </table:table-cell>
          <table:table-cell office:value-type="float" office:value="5150.8801002502441" table:style-name="ce5">
            <text:p>5.151</text:p>
          </table:table-cell>
          <table:table-cell office:value-type="float" office:value="5150.8801002502441" table:style-name="ce5">
            <text:p>5.151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380.2400074005127" table:style-name="ce5">
            <text:p>38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6.0000228881836" table:style-name="ce5">
            <text:p>1.176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833.00001621246338" table:style-name="ce5">
            <text:p>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505.68000984191895" table:style-name="ce5">
            <text:p>506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258.7200050354003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28.8400278091431" table:style-name="ce5">
            <text:p>1.429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71.9600286483765" table:style-name="ce5">
            <text:p>1.472</text:p>
          </table:table-cell>
          <table:table-cell office:value-type="float" office:value="638.96001243591309" table:style-name="ce5">
            <text:p>639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797.72001552581787" table:style-name="ce5">
            <text:p>798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0" table:style-name="ce5">
            <text:p>0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1105.4400215148926" table:style-name="ce5">
            <text:p>1.105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0.9600200653076" table:style-name="ce5">
            <text:p>1.031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3951.3600769042969" table:style-name="ce5">
            <text:p>3.951</text:p>
          </table:table-cell>
          <table:table-cell office:value-type="float" office:value="2593.0800504684448" table:style-name="ce5">
            <text:p>2.593</text:p>
          </table:table-cell>
          <table:table-cell office:value-type="float" office:value="2406.8800468444824" table:style-name="ce5">
            <text:p>2.407</text:p>
          </table:table-cell>
          <table:table-cell office:value-type="float" office:value="441.00000858306885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1.7200593948364" table:style-name="ce5">
            <text:p>3.052</text:p>
          </table:table-cell>
          <table:table-cell office:value-type="float" office:value="3275.1600637435913" table:style-name="ce5">
            <text:p>3.275</text:p>
          </table:table-cell>
          <table:table-cell office:value-type="float" office:value="2896.8800563812256" table:style-name="ce5">
            <text:p>2.897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7.2800750732422" table:style-name="ce5">
            <text:p>3.857</text:p>
          </table:table-cell>
          <table:table-cell office:value-type="float" office:value="3094.8400602340698" table:style-name="ce5">
            <text:p>3.095</text:p>
          </table:table-cell>
          <table:table-cell office:value-type="float" office:value="1422.9600276947021" table:style-name="ce5">
            <text:p>1.423</text:p>
          </table:table-cell>
          <table:table-cell office:value-type="float" office:value="456.68000888824463" table:style-name="ce5">
            <text:p>4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27.920072555542" table:style-name="ce5">
            <text:p>3.728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2483.3200483322144" table:style-name="ce5">
            <text:p>2.483</text:p>
          </table:table-cell>
          <table:table-cell office:value-type="float" office:value="188.16000366210938" table:style-name="ce5">
            <text:p>1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63.1200771331787" table:style-name="ce5">
            <text:p>3.963</text:p>
          </table:table-cell>
          <table:table-cell office:value-type="float" office:value="2469.6000480651855" table:style-name="ce5">
            <text:p>2.470</text:p>
          </table:table-cell>
          <table:table-cell office:value-type="float" office:value="2087.4000406265259" table:style-name="ce5">
            <text:p>2.087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1.0000848770142" table:style-name="ce5">
            <text:p>4.361</text:p>
          </table:table-cell>
          <table:table-cell office:value-type="float" office:value="1867.8800363540649" table:style-name="ce5">
            <text:p>1.868</text:p>
          </table:table-cell>
          <table:table-cell office:value-type="float" office:value="2197.1600427627563" table:style-name="ce5">
            <text:p>2.197</text:p>
          </table:table-cell>
          <table:table-cell office:value-type="float" office:value="474.32000923156738" table:style-name="ce5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4.5600643157959" table:style-name="ce5">
            <text:p>3.305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1813.0000352859497" table:style-name="ce5">
            <text:p>1.813</text:p>
          </table:table-cell>
          <table:table-cell office:value-type="float" office:value="3714.2000722885132" table:style-name="ce5">
            <text:p>3.714</text:p>
          </table:table-cell>
          <table:table-cell office:value-type="float" office:value="3345.7200651168823" table:style-name="ce5">
            <text:p>3.346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74.480001449584961" table:style-name="ce5">
            <text:p>74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4392.3600854873657" table:style-name="ce5">
            <text:p>4.392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1981.5600385665894" table:style-name="ce5">
            <text:p>1.9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69.1200714111328" table:style-name="ce5">
            <text:p>3.669</text:p>
          </table:table-cell>
          <table:table-cell office:value-type="float" office:value="1975.6800384521484" table:style-name="ce5">
            <text:p>1.976</text:p>
          </table:table-cell>
          <table:table-cell office:value-type="float" office:value="2330.4400453567505" table:style-name="ce5">
            <text:p>2.330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3945.480076789856" table:style-name="ce5">
            <text:p>3.945</text:p>
          </table:table-cell>
          <table:table-cell office:value-type="float" office:value="2338.2800455093384" table:style-name="ce5">
            <text:p>2.338</text:p>
          </table:table-cell>
          <table:table-cell office:value-type="float" office:value="1899.2400369644165" table:style-name="ce5">
            <text:p>1.899</text:p>
          </table:table-cell>
          <table:table-cell office:value-type="float" office:value="776.16001510620117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286.5200834274292" table:style-name="ce5">
            <text:p>4.287</text:p>
          </table:table-cell>
          <table:table-cell office:value-type="float" office:value="1744.4000339508057" table:style-name="ce5">
            <text:p>1.744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1867.8800363540649" table:style-name="ce5">
            <text:p>1.868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908.2400760650635" table:style-name="ce5">
            <text:p>3.908</text:p>
          </table:table-cell>
          <table:table-cell office:value-type="float" office:value="1597.4000310897827" table:style-name="ce5">
            <text:p>1.597</text:p>
          </table:table-cell>
          <table:table-cell office:value-type="float" office:value="2646.0000514984131" table:style-name="ce5">
            <text:p>2.646</text:p>
          </table:table-cell>
          <table:table-cell office:value-type="float" office:value="987.84001922607422" table:style-name="ce5">
            <text:p>988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315.9200839996338" table:style-name="ce5">
            <text:p>4.316</text:p>
          </table:table-cell>
          <table:table-cell office:value-type="float" office:value="1591.5200309753418" table:style-name="ce5">
            <text:p>1.592</text:p>
          </table:table-cell>
          <table:table-cell office:value-type="float" office:value="844.76001644134521" table:style-name="ce5">
            <text:p>845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669.5200519561768" table:style-name="ce5">
            <text:p>2.670</text:p>
          </table:table-cell>
          <table:table-cell office:value-type="float" office:value="3590.7200698852539" table:style-name="ce5">
            <text:p>3.591</text:p>
          </table:table-cell>
          <table:table-cell office:value-type="float" office:value="2585.2400503158569" table:style-name="ce5">
            <text:p>2.585</text:p>
          </table:table-cell>
          <table:table-cell office:value-type="float" office:value="27.440000534057617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37.9600610733032" table:style-name="ce5">
            <text:p>3.138</text:p>
          </table:table-cell>
          <table:table-cell office:value-type="float" office:value="3592.6800699234009" table:style-name="ce5">
            <text:p>3.593</text:p>
          </table:table-cell>
          <table:table-cell office:value-type="float" office:value="1842.4000358581543" table:style-name="ce5">
            <text:p>1.842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05.76000595092773" table:style-name="ce5">
            <text:p>30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3320.2400646209717" table:style-name="ce5">
            <text:p>3.320</text:p>
          </table:table-cell>
          <table:table-cell office:value-type="float" office:value="2132.4800415039063" table:style-name="ce5">
            <text:p>2.132</text:p>
          </table:table-cell>
          <table:table-cell office:value-type="float" office:value="3269.2800636291504" table:style-name="ce5">
            <text:p>3.269</text:p>
          </table:table-cell>
          <table:table-cell office:value-type="float" office:value="258.72000503540039" table:style-name="ce5">
            <text:p>259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2524.4800491333008" table:style-name="ce5">
            <text:p>2.524</text:p>
          </table:table-cell>
          <table:table-cell office:value-type="float" office:value="3665.2000713348389" table:style-name="ce5">
            <text:p>3.665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45.6800670623779" table:style-name="ce5">
            <text:p>3.446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2375.5200462341309" table:style-name="ce5">
            <text:p>2.376</text:p>
          </table:table-cell>
          <table:table-cell office:value-type="float" office:value="356.72000694274902" table:style-name="ce5">
            <text:p>3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3.4400615692139" table:style-name="ce5">
            <text:p>3.163</text:p>
          </table:table-cell>
          <table:table-cell office:value-type="float" office:value="3020.3600587844849" table:style-name="ce5">
            <text:p>3.020</text:p>
          </table:table-cell>
          <table:table-cell office:value-type="float" office:value="2557.8000497817993" table:style-name="ce5">
            <text:p>2.558</text:p>
          </table:table-cell>
          <table:table-cell office:value-type="float" office:value="233.24000453948975" table:style-name="ce5">
            <text:p>2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6.3600625991821" table:style-name="ce5">
            <text:p>3.216</text:p>
          </table:table-cell>
          <table:table-cell office:value-type="float" office:value="3598.5600700378418" table:style-name="ce5">
            <text:p>3.599</text:p>
          </table:table-cell>
          <table:table-cell office:value-type="float" office:value="1630.7200317382813" table:style-name="ce5">
            <text:p>1.631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57.6000595092773" table:style-name="ce5">
            <text:p>3.058</text:p>
          </table:table-cell>
          <table:table-cell office:value-type="float" office:value="3026.2400588989258" table:style-name="ce5">
            <text:p>3.026</text:p>
          </table:table-cell>
          <table:table-cell office:value-type="float" office:value="2742.0400533676147" table:style-name="ce5">
            <text:p>2.742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1775.7600345611572" table:style-name="ce5">
            <text:p>1.776</text:p>
          </table:table-cell>
          <table:table-cell office:value-type="float" office:value="3041.9200592041016" table:style-name="ce5">
            <text:p>3.042</text:p>
          </table:table-cell>
          <table:table-cell office:value-type="float" office:value="3749.4800729751587" table:style-name="ce5">
            <text:p>3.749</text:p>
          </table:table-cell>
          <table:table-cell office:value-type="float" office:value="258.72000503540039" table:style-name="ce5">
            <text:p>259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1948.2400379180908" table:style-name="ce5">
            <text:p>1.948</text:p>
          </table:table-cell>
          <table:table-cell office:value-type="float" office:value="3904.3200759887695" table:style-name="ce5">
            <text:p>3.904</text:p>
          </table:table-cell>
          <table:table-cell office:value-type="float" office:value="278.32000541687012" table:style-name="ce5">
            <text:p>278</text:p>
          </table:table-cell>
          <table:table-cell office:value-type="float" office:value="1225.0000238418579" table:style-name="ce5">
            <text:p>1.225</text:p>
          </table:table-cell>
          <table:table-cell office:value-type="float" office:value="213.64000415802002" table:style-name="ce5">
            <text:p>214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363.3600654602051" table:style-name="ce5">
            <text:p>3.363</text:p>
          </table:table-cell>
          <table:table-cell office:value-type="float" office:value="1179.9200229644775" table:style-name="ce5">
            <text:p>1.180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8.8400373458862" table:style-name="ce5">
            <text:p>1.919</text:p>
          </table:table-cell>
          <table:table-cell office:value-type="float" office:value="2332.4000453948975" table:style-name="ce5">
            <text:p>2.332</text:p>
          </table:table-cell>
          <table:table-cell office:value-type="float" office:value="2422.5600471496582" table:style-name="ce5">
            <text:p>2.423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3.9600553512573" table:style-name="ce5">
            <text:p>2.844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1348.4800262451172" table:style-name="ce5">
            <text:p>1.348</text:p>
          </table:table-cell>
          <table:table-cell office:value-type="float" office:value="299.88000583648682" table:style-name="ce5">
            <text:p>3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22.240062713623" table:style-name="ce5">
            <text:p>3.222</text:p>
          </table:table-cell>
          <table:table-cell office:value-type="float" office:value="1501.3600292205811" table:style-name="ce5">
            <text:p>1.501</text:p>
          </table:table-cell>
          <table:table-cell office:value-type="float" office:value="1183.8400230407715" table:style-name="ce5">
            <text:p>1.1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85.1600542068481" table:style-name="ce5">
            <text:p>2.785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2148.160041809082" table:style-name="ce5">
            <text:p>2.148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30.0400648117065" table:style-name="ce5">
            <text:p>3.330</text:p>
          </table:table-cell>
          <table:table-cell office:value-type="float" office:value="1352.4000263214111" table:style-name="ce5">
            <text:p>1.352</text:p>
          </table:table-cell>
          <table:table-cell office:value-type="float" office:value="1177.9600229263306" table:style-name="ce5">
            <text:p>1.178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2048.2000398635864" table:style-name="ce5">
            <text:p>2.048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1552.3200302124023" table:style-name="ce5">
            <text:p>1.5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87.7600231170654" table:style-name="ce5">
            <text:p>1.188</text:p>
          </table:table-cell>
          <table:table-cell office:value-type="float" office:value="3255.5600633621216" table:style-name="ce5">
            <text:p>3.256</text:p>
          </table:table-cell>
          <table:table-cell office:value-type="float" office:value="1432.760027885437" table:style-name="ce5">
            <text:p>1.433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118.3600606918335" table:style-name="ce5">
            <text:p>3.118</text:p>
          </table:table-cell>
          <table:table-cell office:value-type="float" office:value="2855.7200555801392" table:style-name="ce5">
            <text:p>2.856</text:p>
          </table:table-cell>
          <table:table-cell office:value-type="float" office:value="2675.4000520706177" table:style-name="ce5">
            <text:p>2.675</text:p>
          </table:table-cell>
          <table:table-cell office:value-type="float" office:value="593.88001155853271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63.3600654602051" table:style-name="ce5">
            <text:p>3.363</text:p>
          </table:table-cell>
          <table:table-cell office:value-type="float" office:value="2216.7600431442261" table:style-name="ce5">
            <text:p>2.217</text:p>
          </table:table-cell>
          <table:table-cell office:value-type="float" office:value="2932.1600570678711" table:style-name="ce5">
            <text:p>2.932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743.6000728607178" table:style-name="ce5">
            <text:p>3.744</text:p>
          </table:table-cell>
          <table:table-cell office:value-type="float" office:value="3120.3200607299805" table:style-name="ce5">
            <text:p>3.120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589.96001148223877" table:style-name="ce5">
            <text:p>5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57.4000692367554" table:style-name="ce5">
            <text:p>3.557</text:p>
          </table:table-cell>
          <table:table-cell office:value-type="float" office:value="3155.600061416626" table:style-name="ce5">
            <text:p>3.156</text:p>
          </table:table-cell>
          <table:table-cell office:value-type="float" office:value="1471.9600286483765" table:style-name="ce5">
            <text:p>1.4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98.5200719833374" table:style-name="ce5">
            <text:p>3.699</text:p>
          </table:table-cell>
          <table:table-cell office:value-type="float" office:value="3188.9200620651245" table:style-name="ce5">
            <text:p>3.189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644.840012550354" table:style-name="ce5">
            <text:p>645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3620.1200704574585" table:style-name="ce5">
            <text:p>3.620</text:p>
          </table:table-cell>
          <table:table-cell office:value-type="float" office:value="3237.9200630187988" table:style-name="ce5">
            <text:p>3.238</text:p>
          </table:table-cell>
          <table:table-cell office:value-type="float" office:value="1113.2800216674805" table:style-name="ce5">
            <text:p>1.113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2759.6800537109375" table:style-name="ce5">
            <text:p>2.760</text:p>
          </table:table-cell>
          <table:table-cell office:value-type="float" office:value="3118.3600606918335" table:style-name="ce5">
            <text:p>3.118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59.6000576019287" table:style-name="ce5">
            <text:p>2.960</text:p>
          </table:table-cell>
          <table:table-cell office:value-type="float" office:value="2083.4800405502319" table:style-name="ce5">
            <text:p>2.083</text:p>
          </table:table-cell>
          <table:table-cell office:value-type="float" office:value="3500.5600681304932" table:style-name="ce5">
            <text:p>3.501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0" table:style-name="ce5">
            <text:p>0</text:p>
          </table:table-cell>
          <table:table-cell office:value-type="float" office:value="268.52000522613525" table:style-name="ce5">
            <text:p>26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819.6400938034058" table:style-name="ce5">
            <text:p>4.820</text:p>
          </table:table-cell>
          <table:table-cell office:value-type="float" office:value="1779.6800346374512" table:style-name="ce5">
            <text:p>1.780</text:p>
          </table:table-cell>
          <table:table-cell office:value-type="float" office:value="2869.440055847168" table:style-name="ce5">
            <text:p>2.869</text:p>
          </table:table-cell>
          <table:table-cell office:value-type="float" office:value="1938.440037727356" table:style-name="ce5">
            <text:p>1.938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3776.9200735092163" table:style-name="ce5">
            <text:p>3.777</text:p>
          </table:table-cell>
          <table:table-cell office:value-type="float" office:value="3237.9200630187988" table:style-name="ce5">
            <text:p>3.238</text:p>
          </table:table-cell>
          <table:table-cell office:value-type="float" office:value="3510.360068321228" table:style-name="ce5">
            <text:p>3.510</text:p>
          </table:table-cell>
          <table:table-cell office:value-type="float" office:value="1991.3600387573242" table:style-name="ce5">
            <text:p>1.991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429.6000862121582" table:style-name="ce5">
            <text:p>4.430</text:p>
          </table:table-cell>
          <table:table-cell office:value-type="float" office:value="3036.0400590896606" table:style-name="ce5">
            <text:p>3.036</text:p>
          </table:table-cell>
          <table:table-cell office:value-type="float" office:value="2996.8400583267212" table:style-name="ce5">
            <text:p>2.997</text:p>
          </table:table-cell>
          <table:table-cell office:value-type="float" office:value="701.68001365661621" table:style-name="ce5">
            <text:p>702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245.3600826263428" table:style-name="ce5">
            <text:p>4.245</text:p>
          </table:table-cell>
          <table:table-cell office:value-type="float" office:value="2779.2800540924072" table:style-name="ce5">
            <text:p>2.779</text:p>
          </table:table-cell>
          <table:table-cell office:value-type="float" office:value="3092.8800601959229" table:style-name="ce5">
            <text:p>3.093</text:p>
          </table:table-cell>
          <table:table-cell office:value-type="float" office:value="1883.5600366592407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392.3600854873657" table:style-name="ce5">
            <text:p>4.392</text:p>
          </table:table-cell>
          <table:table-cell office:value-type="float" office:value="3206.5600624084473" table:style-name="ce5">
            <text:p>3.207</text:p>
          </table:table-cell>
          <table:table-cell office:value-type="float" office:value="2932.1600570678711" table:style-name="ce5">
            <text:p>2.932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631.4800901412964" table:style-name="ce5">
            <text:p>4.631</text:p>
          </table:table-cell>
          <table:table-cell office:value-type="float" office:value="1628.7600317001343" table:style-name="ce5">
            <text:p>1.629</text:p>
          </table:table-cell>
          <table:table-cell office:value-type="float" office:value="3196.7600622177124" table:style-name="ce5">
            <text:p>3.197</text:p>
          </table:table-cell>
          <table:table-cell office:value-type="float" office:value="1981.5600385665894" table:style-name="ce5">
            <text:p>1.982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987.0400581359863" table:style-name="ce5">
            <text:p>2.987</text:p>
          </table:table-cell>
          <table:table-cell office:value-type="float" office:value="3929.8000764846802" table:style-name="ce5">
            <text:p>3.930</text:p>
          </table:table-cell>
          <table:table-cell office:value-type="float" office:value="4027.8000783920288" table:style-name="ce5">
            <text:p>4.028</text:p>
          </table:table-cell>
          <table:table-cell office:value-type="float" office:value="223.44000434875488" table:style-name="ce5">
            <text:p>223</text:p>
          </table:table-cell>
          <table:table-cell office:value-type="string" table:style-name="ce5">
            <text:p>-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2959.6000576019287" table:style-name="ce5">
            <text:p>2.960</text:p>
          </table:table-cell>
          <table:table-cell office:value-type="float" office:value="3974.8800773620605" table:style-name="ce5">
            <text:p>3.975</text:p>
          </table:table-cell>
          <table:table-cell office:value-type="float" office:value="3796.520073890686" table:style-name="ce5">
            <text:p>3.797</text:p>
          </table:table-cell>
          <table:table-cell office:value-type="float" office:value="295.96000576019287" table:style-name="ce5">
            <text:p>296</text:p>
          </table:table-cell>
          <table:table-cell office:value-type="float" office:value="1197.5600233078003" table:style-name="ce5">
            <text:p>1.198</text:p>
          </table:table-cell>
          <table:table-cell office:value-type="float" office:value="268.52000522613525" table:style-name="ce5">
            <text:p>269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410.0000858306885" table:style-name="ce5">
            <text:p>4.410</text:p>
          </table:table-cell>
          <table:table-cell office:value-type="float" office:value="2908.6400566101074" table:style-name="ce5">
            <text:p>2.909</text:p>
          </table:table-cell>
          <table:table-cell office:value-type="float" office:value="2157.9600419998169" table:style-name="ce5">
            <text:p>2.158</text:p>
          </table:table-cell>
          <table:table-cell office:value-type="float" office:value="205.80000400543213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51.680061340332" table:style-name="ce5">
            <text:p>3.152</text:p>
          </table:table-cell>
          <table:table-cell office:value-type="float" office:value="3714.2000722885132" table:style-name="ce5">
            <text:p>3.714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865.1200752258301" table:style-name="ce5">
            <text:p>3.865</text:p>
          </table:table-cell>
          <table:table-cell office:value-type="float" office:value="3796.520073890686" table:style-name="ce5">
            <text:p>3.797</text:p>
          </table:table-cell>
          <table:table-cell office:value-type="float" office:value="1395.5200271606445" table:style-name="ce5">
            <text:p>1.396</text:p>
          </table:table-cell>
          <table:table-cell office:value-type="float" office:value="358.680006980896" table:style-name="ce5">
            <text:p>359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135.6000804901123" table:style-name="ce5">
            <text:p>4.136</text:p>
          </table:table-cell>
          <table:table-cell office:value-type="float" office:value="3071.3200597763062" table:style-name="ce5">
            <text:p>3.071</text:p>
          </table:table-cell>
          <table:table-cell office:value-type="float" office:value="2140.3200416564941" table:style-name="ce5">
            <text:p>2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745.5600728988647" table:style-name="ce5">
            <text:p>3.746</text:p>
          </table:table-cell>
          <table:table-cell office:value-type="float" office:value="2971.3600578308105" table:style-name="ce5">
            <text:p>2.971</text:p>
          </table:table-cell>
          <table:table-cell office:value-type="float" office:value="2814.5600547790527" table:style-name="ce5">
            <text:p>2.815</text:p>
          </table:table-cell>
          <table:table-cell office:value-type="float" office:value="1064.2800207138062" table:style-name="ce5">
            <text:p>1.064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447.240086555481" table:style-name="ce5">
            <text:p>4.447</text:p>
          </table:table-cell>
          <table:table-cell office:value-type="float" office:value="2516.6400489807129" table:style-name="ce5">
            <text:p>2.517</text:p>
          </table:table-cell>
          <table:table-cell office:value-type="float" office:value="2318.6800451278687" table:style-name="ce5">
            <text:p>2.319</text:p>
          </table:table-cell>
          <table:table-cell office:value-type="float" office:value="227.36000442504883" table:style-name="ce5">
            <text:p>227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2990.9600582122803" table:style-name="ce5">
            <text:p>2.991</text:p>
          </table:table-cell>
          <table:table-cell office:value-type="float" office:value="4151.2800807952881" table:style-name="ce5">
            <text:p>4.151</text:p>
          </table:table-cell>
          <table:table-cell office:value-type="float" office:value="2685.2000522613525" table:style-name="ce5">
            <text:p>2.685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0.4400453567505" table:style-name="ce5">
            <text:p>2.330</text:p>
          </table:table-cell>
          <table:table-cell office:value-type="float" office:value="4116.0000801086426" table:style-name="ce5">
            <text:p>4.116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07.72000598907471" table:style-name="ce5">
            <text:p>30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212.0400819778442" table:style-name="ce5">
            <text:p>4.212</text:p>
          </table:table-cell>
          <table:table-cell office:value-type="float" office:value="1769.8800344467163" table:style-name="ce5">
            <text:p>1.770</text:p>
          </table:table-cell>
          <table:table-cell office:value-type="float" office:value="3230.0800628662109" table:style-name="ce5">
            <text:p>3.230</text:p>
          </table:table-cell>
          <table:table-cell office:value-type="float" office:value="1997.2400388717651" table:style-name="ce5">
            <text:p>1.997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4002.3200778961182" table:style-name="ce5">
            <text:p>4.002</text:p>
          </table:table-cell>
          <table:table-cell office:value-type="float" office:value="1730.6800336837769" table:style-name="ce5">
            <text:p>1.731</text:p>
          </table:table-cell>
          <table:table-cell office:value-type="float" office:value="3547.6000690460205" table:style-name="ce5">
            <text:p>3.548</text:p>
          </table:table-cell>
          <table:table-cell office:value-type="float" office:value="2110.9200410842896" table:style-name="ce5">
            <text:p>2.111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4333.5600843429565" table:style-name="ce5">
            <text:p>4.334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805.56001567840576" table:style-name="ce5">
            <text:p>8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57.2000789642334" table:style-name="ce5">
            <text:p>4.057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2620.5200510025024" table:style-name="ce5">
            <text:p>2.621</text:p>
          </table:table-cell>
          <table:table-cell office:value-type="float" office:value="1869.8400363922119" table:style-name="ce5">
            <text:p>1.8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88.4400854110718" table:style-name="ce5">
            <text:p>4.388</text:p>
          </table:table-cell>
          <table:table-cell office:value-type="float" office:value="3212.4400625228882" table:style-name="ce5">
            <text:p>3.212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838.8800163269043" table:style-name="ce5">
            <text:p>839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4249.2800827026367" table:style-name="ce5">
            <text:p>4.249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1938.440037727356" table:style-name="ce5">
            <text:p>1.938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3036.0400590896606" table:style-name="ce5">
            <text:p>3.036</text:p>
          </table:table-cell>
          <table:table-cell office:value-type="float" office:value="3408.4400663375854" table:style-name="ce5">
            <text:p>3.408</text:p>
          </table:table-cell>
          <table:table-cell office:value-type="float" office:value="3912.1600761413574" table:style-name="ce5">
            <text:p>3.912</text:p>
          </table:table-cell>
          <table:table-cell office:value-type="float" office:value="156.80000305175781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3284.9600639343262" table:style-name="ce5">
            <text:p>3.285</text:p>
          </table:table-cell>
          <table:table-cell office:value-type="float" office:value="3222.240062713623" table:style-name="ce5">
            <text:p>3.222</text:p>
          </table:table-cell>
          <table:table-cell office:value-type="float" office:value="3614.2400703430176" table:style-name="ce5">
            <text:p>3.614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101.5200214385986" table:style-name="ce5">
            <text:p>1.102</text:p>
          </table:table-cell>
          <table:table-cell office:value-type="float" office:value="188.16000366210938" table:style-name="ce5">
            <text:p>188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49.8400554656982" table:style-name="ce5">
            <text:p>2.850</text:p>
          </table:table-cell>
          <table:table-cell office:value-type="float" office:value="1083.8800210952759" table:style-name="ce5">
            <text:p>1.084</text:p>
          </table:table-cell>
          <table:table-cell office:value-type="float" office:value="1464.1200284957886" table:style-name="ce5">
            <text:p>1.464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1.2400350570679" table:style-name="ce5">
            <text:p>1.801</text:p>
          </table:table-cell>
          <table:table-cell office:value-type="float" office:value="1967.8400382995605" table:style-name="ce5">
            <text:p>1.968</text:p>
          </table:table-cell>
          <table:table-cell office:value-type="float" office:value="2289.2800445556641" table:style-name="ce5">
            <text:p>2.289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04.7200565338135" table:style-name="ce5">
            <text:p>2.905</text:p>
          </table:table-cell>
          <table:table-cell office:value-type="float" office:value="1066.2400207519531" table:style-name="ce5">
            <text:p>1.066</text:p>
          </table:table-cell>
          <table:table-cell office:value-type="float" office:value="1381.8000268936157" table:style-name="ce5">
            <text:p>1.382</text:p>
          </table:table-cell>
          <table:table-cell office:value-type="float" office:value="386.12000751495361" table:style-name="ce5">
            <text:p>3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55.7600536346436" table:style-name="ce5">
            <text:p>2.756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1393.5600271224976" table:style-name="ce5">
            <text:p>1.394</text:p>
          </table:table-cell>
          <table:table-cell office:value-type="float" office:value="246.96000480651855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08.7200527191162" table:style-name="ce5">
            <text:p>2.709</text:p>
          </table:table-cell>
          <table:table-cell office:value-type="float" office:value="1436.680027961731" table:style-name="ce5">
            <text:p>1.437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384.16000747680664" table:style-name="ce5">
            <text:p>3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43.9600553512573" table:style-name="ce5">
            <text:p>2.844</text:p>
          </table:table-cell>
          <table:table-cell office:value-type="float" office:value="981.9600191116333" table:style-name="ce5">
            <text:p>982</text:p>
          </table:table-cell>
          <table:table-cell office:value-type="float" office:value="1456.2800283432007" table:style-name="ce5">
            <text:p>1.456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1.6400346755981" table:style-name="ce5">
            <text:p>1.782</text:p>
          </table:table-cell>
          <table:table-cell office:value-type="float" office:value="1713.0400333404541" table:style-name="ce5">
            <text:p>1.713</text:p>
          </table:table-cell>
          <table:table-cell office:value-type="float" office:value="2561.7200498580933" table:style-name="ce5">
            <text:p>2.562</text:p>
          </table:table-cell>
          <table:table-cell office:value-type="float" office:value="192.08000373840332" table:style-name="ce5">
            <text:p>1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75.8000326156616" table:style-name="ce5">
            <text:p>1.676</text:p>
          </table:table-cell>
          <table:table-cell office:value-type="float" office:value="1777.7200345993042" table:style-name="ce5">
            <text:p>1.778</text:p>
          </table:table-cell>
          <table:table-cell office:value-type="float" office:value="2540.1600494384766" table:style-name="ce5">
            <text:p>2.540</text:p>
          </table:table-cell>
          <table:table-cell office:value-type="float" office:value="197.96000385284424" table:style-name="ce5">
            <text:p>198</text:p>
          </table:table-cell>
          <table:table-cell office:value-type="float" office:value="464.52000904083252" table:style-name="ce5">
            <text:p>465</text:p>
          </table:table-cell>
          <table:table-cell office:value-type="float" office:value="119.56000232696533" table:style-name="ce5">
            <text:p>12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52.5200204849243" table:style-name="ce5">
            <text:p>1.053</text:p>
          </table:table-cell>
          <table:table-cell office:value-type="float" office:value="423.36000823974609" table:style-name="ce5">
            <text:p>423</text:p>
          </table:table-cell>
          <table:table-cell office:value-type="float" office:value="221.48000431060791" table:style-name="ce5">
            <text:p>221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976.08001899719238" table:style-name="ce5">
            <text:p>976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307.72000598907471" table:style-name="ce5">
            <text:p>308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411.60000801086426" table:style-name="ce5">
            <text:p>412</text:p>
          </table:table-cell>
          <table:table-cell office:value-type="float" office:value="184.24000358581543" table:style-name="ce5">
            <text:p>184</text:p>
          </table:table-cell>
          <table:table-cell office:value-type="float" office:value="152.88000297546387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5.60001373291016" table:style-name="ce5">
            <text:p>706</text:p>
          </table:table-cell>
          <table:table-cell office:value-type="float" office:value="938.8400182723999" table:style-name="ce5">
            <text:p>939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37.24000072479248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9.80001926422119" table:style-name="ce5">
            <text:p>990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254.80000495910645" table:style-name="ce5">
            <text:p>255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4.80001449584961" table:style-name="ce5">
            <text:p>745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756.56001472473145" table:style-name="ce5">
            <text:p>757</text:p>
          </table:table-cell>
          <table:table-cell office:value-type="float" office:value="121.5200023651123" table:style-name="ce5">
            <text:p>122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0" table:style-name="ce5">
            <text:p>0</text:p>
          </table:table-cell>
          <table:table-cell office:value-type="float" office:value="601.72001171112061" table:style-name="ce5">
            <text:p>602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588.0000114440918" table:style-name="ce5">
            <text:p>588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192.08000373840332" table:style-name="ce5">
            <text:p>192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482.16000938415527" table:style-name="ce5">
            <text:p>482</text:p>
          </table:table-cell>
          <table:table-cell office:value-type="float" office:value="415.5200080871582" table:style-name="ce5">
            <text:p>416</text:p>
          </table:table-cell>
          <table:table-cell office:value-type="float" office:value="96.04000186920166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68.52000522613525" table:style-name="ce5">
            <text:p>269</text:p>
          </table:table-cell>
          <table:table-cell office:value-type="float" office:value="31.360000610351563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9.88001537322998" table:style-name="ce5">
            <text:p>790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427.28000831604004" table:style-name="ce5">
            <text:p>4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8.16001319885254" table:style-name="ce5">
            <text:p>678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676.20001316070557" table:style-name="ce5">
            <text:p>676</text:p>
          </table:table-cell>
          <table:table-cell office:value-type="float" office:value="546.84001064300537" table:style-name="ce5">
            <text:p>547</text:p>
          </table:table-cell>
          <table:table-cell office:value-type="float" office:value="444.92000865936279" table:style-name="ce5">
            <text:p>445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107.8000020980835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627.20001220703125" table:style-name="ce5">
            <text:p>627</text:p>
          </table:table-cell>
          <table:table-cell office:value-type="float" office:value="654.64001274108887" table:style-name="ce5">
            <text:p>655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94.080001831054688" table:style-name="ce5">
            <text:p>94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27.920072555542" table:style-name="ce5">
            <text:p>3.728</text:p>
          </table:table-cell>
          <table:table-cell office:value-type="float" office:value="2653.840051651001" table:style-name="ce5">
            <text:p>2.654</text:p>
          </table:table-cell>
          <table:table-cell office:value-type="float" office:value="1138.7600221633911" table:style-name="ce5">
            <text:p>1.139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9.4000673294067" table:style-name="ce5">
            <text:p>3.459</text:p>
          </table:table-cell>
          <table:table-cell office:value-type="float" office:value="2359.8400459289551" table:style-name="ce5">
            <text:p>2.360</text:p>
          </table:table-cell>
          <table:table-cell office:value-type="float" office:value="2644.0400514602661" table:style-name="ce5">
            <text:p>2.644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61.2800712585449" table:style-name="ce5">
            <text:p>3.661</text:p>
          </table:table-cell>
          <table:table-cell office:value-type="float" office:value="2581.320050239563" table:style-name="ce5">
            <text:p>2.581</text:p>
          </table:table-cell>
          <table:table-cell office:value-type="float" office:value="1172.0800228118896" table:style-name="ce5">
            <text:p>1.172</text:p>
          </table:table-cell>
          <table:table-cell office:value-type="float" office:value="305.76000595092773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65.1600732803345" table:style-name="ce5">
            <text:p>3.765</text:p>
          </table:table-cell>
          <table:table-cell office:value-type="float" office:value="2191.2800426483154" table:style-name="ce5">
            <text:p>2.191</text:p>
          </table:table-cell>
          <table:table-cell office:value-type="float" office:value="1660.1200323104858" table:style-name="ce5">
            <text:p>1.6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0.1200704574585" table:style-name="ce5">
            <text:p>3.620</text:p>
          </table:table-cell>
          <table:table-cell office:value-type="float" office:value="2050.1600399017334" table:style-name="ce5">
            <text:p>2.050</text:p>
          </table:table-cell>
          <table:table-cell office:value-type="float" office:value="2255.9600439071655" table:style-name="ce5">
            <text:p>2.256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23.9200763702393" table:style-name="ce5">
            <text:p>3.924</text:p>
          </table:table-cell>
          <table:table-cell office:value-type="float" office:value="1873.7600364685059" table:style-name="ce5">
            <text:p>1.874</text:p>
          </table:table-cell>
          <table:table-cell office:value-type="float" office:value="1734.6000337600708" table:style-name="ce5">
            <text:p>1.735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7.6000499725342" table:style-name="ce5">
            <text:p>2.568</text:p>
          </table:table-cell>
          <table:table-cell office:value-type="float" office:value="3939.600076675415" table:style-name="ce5">
            <text:p>3.940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5.9200458526611" table:style-name="ce5">
            <text:p>2.356</text:p>
          </table:table-cell>
          <table:table-cell office:value-type="float" office:value="3504.4800682067871" table:style-name="ce5">
            <text:p>3.504</text:p>
          </table:table-cell>
          <table:table-cell office:value-type="float" office:value="2346.1200456619263" table:style-name="ce5">
            <text:p>2.346</text:p>
          </table:table-cell>
          <table:table-cell office:value-type="float" office:value="423.36000823974609" table:style-name="ce5">
            <text:p>423</text:p>
          </table:table-cell>
          <table:table-cell office:value-type="float" office:value="1101.5200214385986" table:style-name="ce5">
            <text:p>1.102</text:p>
          </table:table-cell>
          <table:table-cell office:value-type="float" office:value="74.480001449584961" table:style-name="ce5">
            <text:p>74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255.1600828170776" table:style-name="ce5">
            <text:p>4.255</text:p>
          </table:table-cell>
          <table:table-cell office:value-type="float" office:value="1752.2400341033936" table:style-name="ce5">
            <text:p>1.752</text:p>
          </table:table-cell>
          <table:table-cell office:value-type="float" office:value="3859.2400751113892" table:style-name="ce5">
            <text:p>3.859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2.4400625228882" table:style-name="ce5">
            <text:p>3.212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4206.1600818634033" table:style-name="ce5">
            <text:p>4.206</text:p>
          </table:table-cell>
          <table:table-cell office:value-type="float" office:value="2116.8000411987305" table:style-name="ce5">
            <text:p>2.117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741.6400728225708" table:style-name="ce5">
            <text:p>3.742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3006.6400585174561" table:style-name="ce5">
            <text:p>3.007</text:p>
          </table:table-cell>
          <table:table-cell office:value-type="float" office:value="866.32001686096191" table:style-name="ce5">
            <text:p>866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694.6000719070435" table:style-name="ce5">
            <text:p>3.695</text:p>
          </table:table-cell>
          <table:table-cell office:value-type="float" office:value="3494.6800680160522" table:style-name="ce5">
            <text:p>3.495</text:p>
          </table:table-cell>
          <table:table-cell office:value-type="float" office:value="3134.0400609970093" table:style-name="ce5">
            <text:p>3.134</text:p>
          </table:table-cell>
          <table:table-cell office:value-type="float" office:value="1883.5600366592407" table:style-name="ce5">
            <text:p>1.884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684.8000717163086" table:style-name="ce5">
            <text:p>3.685</text:p>
          </table:table-cell>
          <table:table-cell office:value-type="float" office:value="3710.2800722122192" table:style-name="ce5">
            <text:p>3.710</text:p>
          </table:table-cell>
          <table:table-cell office:value-type="float" office:value="2791.0400543212891" table:style-name="ce5">
            <text:p>2.791</text:p>
          </table:table-cell>
          <table:table-cell office:value-type="float" office:value="1152.4800224304199" table:style-name="ce5">
            <text:p>1.152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186.5600814819336" table:style-name="ce5">
            <text:p>4.187</text:p>
          </table:table-cell>
          <table:table-cell office:value-type="float" office:value="3014.4800586700439" table:style-name="ce5">
            <text:p>3.014</text:p>
          </table:table-cell>
          <table:table-cell office:value-type="float" office:value="2851.8000555038452" table:style-name="ce5">
            <text:p>2.852</text:p>
          </table:table-cell>
          <table:table-cell office:value-type="float" office:value="1940.4000377655029" table:style-name="ce5">
            <text:p>1.940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232.0400629043579" table:style-name="ce5">
            <text:p>3.232</text:p>
          </table:table-cell>
          <table:table-cell office:value-type="float" office:value="3118.3600606918335" table:style-name="ce5">
            <text:p>3.118</text:p>
          </table:table-cell>
          <table:table-cell office:value-type="float" office:value="4751.0400924682617" table:style-name="ce5">
            <text:p>4.751</text:p>
          </table:table-cell>
          <table:table-cell office:value-type="float" office:value="231.28000450134277" table:style-name="ce5">
            <text:p>231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3363.3600654602051" table:style-name="ce5">
            <text:p>3.363</text:p>
          </table:table-cell>
          <table:table-cell office:value-type="float" office:value="3396.6800661087036" table:style-name="ce5">
            <text:p>3.397</text:p>
          </table:table-cell>
          <table:table-cell office:value-type="float" office:value="4264.9600830078125" table:style-name="ce5">
            <text:p>4.265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305.76000595092773" table:style-name="ce5">
            <text:p>30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1164.2400226593018" table:style-name="ce5">
            <text:p>1.164</text:p>
          </table:table-cell>
          <table:table-cell office:value-type="float" office:value="417.48000812530518" table:style-name="ce5">
            <text:p>417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6.8400297164917" table:style-name="ce5">
            <text:p>1.527</text:p>
          </table:table-cell>
          <table:table-cell office:value-type="float" office:value="1144.640022277832" table:style-name="ce5">
            <text:p>1.145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1470.0000286102295" table:style-name="ce5">
            <text:p>1.470</text:p>
          </table:table-cell>
          <table:table-cell office:value-type="float" office:value="1213.2400236129761" table:style-name="ce5">
            <text:p>1.213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207.7600040435791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4.0400323867798" table:style-name="ce5">
            <text:p>1.664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13.72000026702880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99.4400272369385" table:style-name="ce5">
            <text:p>1.399</text:p>
          </table:table-cell>
          <table:table-cell office:value-type="float" office:value="1260.2800245285034" table:style-name="ce5">
            <text:p>1.260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215.60000419616699" table:style-name="ce5">
            <text:p>2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1.5200309753418" table:style-name="ce5">
            <text:p>1.592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3.2400236129761" table:style-name="ce5">
            <text:p>1.213</text:p>
          </table:table-cell>
          <table:table-cell office:value-type="float" office:value="1387.6800270080566" table:style-name="ce5">
            <text:p>1.388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8.92001438140869" table:style-name="ce5">
            <text:p>739</text:p>
          </table:table-cell>
          <table:table-cell office:value-type="float" office:value="1466.0800285339355" table:style-name="ce5">
            <text:p>1.466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0" table:style-name="ce5">
            <text:p>0</text:p>
          </table:table-cell>
          <table:table-cell office:value-type="float" office:value="262.64000511169434" table:style-name="ce5">
            <text:p>263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04.0000915527344" table:style-name="ce5">
            <text:p>4.704</text:p>
          </table:table-cell>
          <table:table-cell office:value-type="float" office:value="1940.4000377655029" table:style-name="ce5">
            <text:p>1.940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92.6400718688965" table:style-name="ce5">
            <text:p>3.693</text:p>
          </table:table-cell>
          <table:table-cell office:value-type="float" office:value="2906.6800565719604" table:style-name="ce5">
            <text:p>2.907</text:p>
          </table:table-cell>
          <table:table-cell office:value-type="float" office:value="2910.6000566482544" table:style-name="ce5">
            <text:p>2.911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59.0000867843628" table:style-name="ce5">
            <text:p>4.459</text:p>
          </table:table-cell>
          <table:table-cell office:value-type="float" office:value="2491.1600484848022" table:style-name="ce5">
            <text:p>2.491</text:p>
          </table:table-cell>
          <table:table-cell office:value-type="float" office:value="921.20001792907715" table:style-name="ce5">
            <text:p>921</text:p>
          </table:table-cell>
          <table:table-cell office:value-type="float" office:value="544.8800106048584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21.7200880050659" table:style-name="ce5">
            <text:p>4.522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154.84000301361084" table:style-name="ce5">
            <text:p>1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72.7200870513916" table:style-name="ce5">
            <text:p>4.473</text:p>
          </table:table-cell>
          <table:table-cell office:value-type="float" office:value="1617.0000314712524" table:style-name="ce5">
            <text:p>1.617</text:p>
          </table:table-cell>
          <table:table-cell office:value-type="float" office:value="2061.9200401306152" table:style-name="ce5">
            <text:p>2.062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.7200918197632" table:style-name="ce5">
            <text:p>4.718</text:p>
          </table:table-cell>
          <table:table-cell office:value-type="float" office:value="1513.1200294494629" table:style-name="ce5">
            <text:p>1.513</text:p>
          </table:table-cell>
          <table:table-cell office:value-type="float" office:value="1648.360032081604" table:style-name="ce5">
            <text:p>1.648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3441.760066986084" table:style-name="ce5">
            <text:p>3.442</text:p>
          </table:table-cell>
          <table:table-cell office:value-type="float" office:value="3326.1200647354126" table:style-name="ce5">
            <text:p>3.326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215.60000419616699" table:style-name="ce5">
            <text:p>216</text:p>
          </table:table-cell>
          <table:table-cell office:value-type="string" table:style-name="ce5">
            <text:p>-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3010.56005859375" table:style-name="ce5">
            <text:p>3.011</text:p>
          </table:table-cell>
          <table:table-cell office:value-type="float" office:value="3651.4800710678101" table:style-name="ce5">
            <text:p>3.651</text:p>
          </table:table-cell>
          <table:table-cell office:value-type="float" office:value="2571.5200500488281" table:style-name="ce5">
            <text:p>2.572</text:p>
          </table:table-cell>
          <table:table-cell office:value-type="float" office:value="444.92000865936279" table:style-name="ce5">
            <text:p>445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10.56005859375" table:style-name="ce5">
            <text:p>3.011</text:p>
          </table:table-cell>
          <table:table-cell office:value-type="float" office:value="1617.0000314712524" table:style-name="ce5">
            <text:p>1.617</text:p>
          </table:table-cell>
          <table:table-cell office:value-type="float" office:value="1918.8400373458862" table:style-name="ce5">
            <text:p>1.919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2606.8000507354736" table:style-name="ce5">
            <text:p>2.607</text:p>
          </table:table-cell>
          <table:table-cell office:value-type="float" office:value="2122.6800413131714" table:style-name="ce5">
            <text:p>2.123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774.2000150680542" table:style-name="ce5">
            <text:p>774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143.8400611877441" table:style-name="ce5">
            <text:p>3.144</text:p>
          </table:table-cell>
          <table:table-cell office:value-type="float" office:value="1236.7600240707397" table:style-name="ce5">
            <text:p>1.237</text:p>
          </table:table-cell>
          <table:table-cell office:value-type="float" office:value="1801.2400350570679" table:style-name="ce5">
            <text:p>1.801</text:p>
          </table:table-cell>
          <table:table-cell office:value-type="float" office:value="207.7600040435791" table:style-name="ce5">
            <text:p>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14.4400606155396" table:style-name="ce5">
            <text:p>3.114</text:p>
          </table:table-cell>
          <table:table-cell office:value-type="float" office:value="1389.6400270462036" table:style-name="ce5">
            <text:p>1.390</text:p>
          </table:table-cell>
          <table:table-cell office:value-type="float" office:value="1826.7200355529785" table:style-name="ce5">
            <text:p>1.827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2214.8000431060791" table:style-name="ce5">
            <text:p>2.215</text:p>
          </table:table-cell>
          <table:table-cell office:value-type="float" office:value="403.76000785827637" table:style-name="ce5">
            <text:p>404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22.3600568771362" table:style-name="ce5">
            <text:p>2.922</text:p>
          </table:table-cell>
          <table:table-cell office:value-type="float" office:value="1730.6800336837769" table:style-name="ce5">
            <text:p>1.731</text:p>
          </table:table-cell>
          <table:table-cell office:value-type="float" office:value="1926.6800374984741" table:style-name="ce5">
            <text:p>1.927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256.76000499725342" table:style-name="ce5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2514.6800489425659" table:style-name="ce5">
            <text:p>2.515</text:p>
          </table:table-cell>
          <table:table-cell office:value-type="float" office:value="2250.0800437927246" table:style-name="ce5">
            <text:p>2.250</text:p>
          </table:table-cell>
          <table:table-cell office:value-type="float" office:value="2114.8400411605835" table:style-name="ce5">
            <text:p>2.115</text:p>
          </table:table-cell>
          <table:table-cell office:value-type="float" office:value="52.92000102996826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office:value-type="float" office:value="1981.5600385665894" table:style-name="ce5">
            <text:p>1.982</text:p>
          </table:table-cell>
          <table:table-cell office:value-type="float" office:value="2322.6000452041626" table:style-name="ce5">
            <text:p>2.323</text:p>
          </table:table-cell>
          <table:table-cell office:value-type="float" office:value="2455.8800477981567" table:style-name="ce5">
            <text:p>2.456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294.0000057220459" table:style-name="ce5">
            <text:p>294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007.8000974655151" table:style-name="ce5">
            <text:p>5.008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2350.0400457382202" table:style-name="ce5">
            <text:p>2.350</text:p>
          </table:table-cell>
          <table:table-cell office:value-type="float" office:value="466.48000907897949" table:style-name="ce5">
            <text:p>466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4251.2400827407837" table:style-name="ce5">
            <text:p>4.251</text:p>
          </table:table-cell>
          <table:table-cell office:value-type="float" office:value="3379.0400657653809" table:style-name="ce5">
            <text:p>3.379</text:p>
          </table:table-cell>
          <table:table-cell office:value-type="float" office:value="3490.7600679397583" table:style-name="ce5">
            <text:p>3.491</text:p>
          </table:table-cell>
          <table:table-cell office:value-type="float" office:value="936.88001823425293" table:style-name="ce5">
            <text:p>937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4682.4400911331177" table:style-name="ce5">
            <text:p>4.682</text:p>
          </table:table-cell>
          <table:table-cell office:value-type="float" office:value="2738.1200532913208" table:style-name="ce5">
            <text:p>2.738</text:p>
          </table:table-cell>
          <table:table-cell office:value-type="float" office:value="2020.7600393295288" table:style-name="ce5">
            <text:p>2.021</text:p>
          </table:table-cell>
          <table:table-cell office:value-type="float" office:value="584.08001136779785" table:style-name="ce5">
            <text:p>5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58.8400945663452" table:style-name="ce5">
            <text:p>4.859</text:p>
          </table:table-cell>
          <table:table-cell office:value-type="float" office:value="2377.4800462722778" table:style-name="ce5">
            <text:p>2.377</text:p>
          </table:table-cell>
          <table:table-cell office:value-type="float" office:value="2710.6800527572632" table:style-name="ce5">
            <text:p>2.711</text:p>
          </table:table-cell>
          <table:table-cell office:value-type="float" office:value="174.44000339508057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45.2000904083252" table:style-name="ce5">
            <text:p>4.645</text:p>
          </table:table-cell>
          <table:table-cell office:value-type="float" office:value="2691.0800523757935" table:style-name="ce5">
            <text:p>2.691</text:p>
          </table:table-cell>
          <table:table-cell office:value-type="float" office:value="2099.1600408554077" table:style-name="ce5">
            <text:p>2.099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74.4800968170166" table:style-name="ce5">
            <text:p>4.974</text:p>
          </table:table-cell>
          <table:table-cell office:value-type="float" office:value="2248.1200437545776" table:style-name="ce5">
            <text:p>2.248</text:p>
          </table:table-cell>
          <table:table-cell office:value-type="float" office:value="2530.3600492477417" table:style-name="ce5">
            <text:p>2.530</text:p>
          </table:table-cell>
          <table:table-cell office:value-type="float" office:value="605.64001178741455" table:style-name="ce5">
            <text:p>606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0" table:style-name="ce5">
            <text:p>0</text:p>
          </table:table-cell>
          <table:table-cell office:value-type="float" office:value="4072.8800792694092" table:style-name="ce5">
            <text:p>4.073</text:p>
          </table:table-cell>
          <table:table-cell office:value-type="float" office:value="3778.8800735473633" table:style-name="ce5">
            <text:p>3.779</text:p>
          </table:table-cell>
          <table:table-cell office:value-type="float" office:value="3455.4800672531128" table:style-name="ce5">
            <text:p>3.455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3526.0400686264038" table:style-name="ce5">
            <text:p>3.526</text:p>
          </table:table-cell>
          <table:table-cell office:value-type="float" office:value="3943.520076751709" table:style-name="ce5">
            <text:p>3.944</text:p>
          </table:table-cell>
          <table:table-cell office:value-type="float" office:value="3430.0000667572021" table:style-name="ce5">
            <text:p>3.430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1225.0000238418579" table:style-name="ce5">
            <text:p>1.225</text:p>
          </table:table-cell>
          <table:table-cell office:value-type="float" office:value="294.0000057220459" table:style-name="ce5">
            <text:p>294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853.3600749969482" table:style-name="ce5">
            <text:p>3.853</text:p>
          </table:table-cell>
          <table:table-cell office:value-type="float" office:value="2524.4800491333008" table:style-name="ce5">
            <text:p>2.524</text:p>
          </table:table-cell>
          <table:table-cell office:value-type="float" office:value="3381.0000658035278" table:style-name="ce5">
            <text:p>3.381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49.7600593566895" table:style-name="ce5">
            <text:p>3.050</text:p>
          </table:table-cell>
          <table:table-cell office:value-type="float" office:value="2892.9600563049316" table:style-name="ce5">
            <text:p>2.893</text:p>
          </table:table-cell>
          <table:table-cell office:value-type="float" office:value="3878.8400754928589" table:style-name="ce5">
            <text:p>3.879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629.9200706481934" table:style-name="ce5">
            <text:p>3.630</text:p>
          </table:table-cell>
          <table:table-cell office:value-type="float" office:value="3894.5200757980347" table:style-name="ce5">
            <text:p>3.895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768.32001495361328" table:style-name="ce5">
            <text:p>768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549.5600690841675" table:style-name="ce5">
            <text:p>3.550</text:p>
          </table:table-cell>
          <table:table-cell office:value-type="float" office:value="3792.6000738143921" table:style-name="ce5">
            <text:p>3.793</text:p>
          </table:table-cell>
          <table:table-cell office:value-type="float" office:value="2451.9600477218628" table:style-name="ce5">
            <text:p>2.452</text:p>
          </table:table-cell>
          <table:table-cell office:value-type="float" office:value="1877.6800365447998" table:style-name="ce5">
            <text:p>1.878</text:p>
          </table:table-cell>
          <table:table-cell office:value-type="string" table:style-name="ce5">
            <text:p>-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3422.1600666046143" table:style-name="ce5">
            <text:p>3.422</text:p>
          </table:table-cell>
          <table:table-cell office:value-type="float" office:value="3727.920072555542" table:style-name="ce5">
            <text:p>3.728</text:p>
          </table:table-cell>
          <table:table-cell office:value-type="float" office:value="3014.4800586700439" table:style-name="ce5">
            <text:p>3.014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037.6000785827637" table:style-name="ce5">
            <text:p>4.038</text:p>
          </table:table-cell>
          <table:table-cell office:value-type="float" office:value="3096.8000602722168" table:style-name="ce5">
            <text:p>3.097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4029.7600784301758" table:style-name="ce5">
            <text:p>4.030</text:p>
          </table:table-cell>
          <table:table-cell office:value-type="float" office:value="4037.6000785827637" table:style-name="ce5">
            <text:p>4.038</text:p>
          </table:table-cell>
          <table:table-cell office:value-type="float" office:value="174.44000339508057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3.9200477600098" table:style-name="ce5">
            <text:p>2.454</text:p>
          </table:table-cell>
          <table:table-cell office:value-type="float" office:value="3549.5600690841675" table:style-name="ce5">
            <text:p>3.550</text:p>
          </table:table-cell>
          <table:table-cell office:value-type="float" office:value="4165.0000810623169" table:style-name="ce5">
            <text:p>4.165</text:p>
          </table:table-cell>
          <table:table-cell office:value-type="float" office:value="623.2800121307373" table:style-name="ce5">
            <text:p>623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241.08000469207764" table:style-name="ce5">
            <text:p>24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0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C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9" table:number-rows-spanned="1" table:style-name="ce9">
            <text:p>MARGEM DE ERRO PARA O TOTAL DO INDICADOR C15 – COORDENADORES PEDAGÓGICOS DE ESCOLAS URBANAS, POR PROMOÇÃO DE ATIVIDADES NA ESCOLA SOBRE O USO SEGURO DA INTERNET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19" table:number-rows-spanned="1" table:style-name="ce11">
            <text:p>Total de coordenadores pedagógicos que atuam em escolas localizadas em áreas urbanas<text:s/>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Orientação aos alunos para enfrentar situações ocorridas na Internet (bullying, discriminação, assédio, disseminação de imagens sem consentimento)</text:p>
          </table:table-cell>
          <table:covered-table-cell table:number-columns-repeated="3"/>
          <table:table-cell office:value-type="string" table:number-columns-spanned="4" table:number-rows-spanned="1" table:style-name="ce6">
            <text:p>Estímulo para que os alunos debatam sobre problemas que enfrentam na Internet</text:p>
          </table:table-cell>
          <table:covered-table-cell table:number-columns-repeated="3"/>
          <table:table-cell office:value-type="string" table:number-columns-spanned="4" table:number-rows-spanned="1" table:style-name="ce6">
            <text:p>Debate com os alunos sobre como usar a Internet de forma segura</text:p>
          </table:table-cell>
          <table:covered-table-cell table:number-columns-repeated="3"/>
          <table:table-cell office:value-type="string" table:number-columns-spanned="4" table:number-rows-spanned="1" table:style-name="ce6">
            <text:p>Atividades para os professores sobre como orientar os alunos para o uso seguro de Internet</text:p>
          </table:table-cell>
          <table:covered-table-cell table:number-columns-repeated="3"/>
          <table:table-cell table:number-columns-repeated="1636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409.2001247406006" table:style-name="ce5">
            <text:p>6.409</text:p>
          </table:table-cell>
          <table:table-cell office:value-type="float" office:value="4096.4000797271729" table:style-name="ce5">
            <text:p>4.096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6268.0801219940186" table:style-name="ce5">
            <text:p>6.268</text:p>
          </table:table-cell>
          <table:table-cell office:value-type="float" office:value="4694.2000913619995" table:style-name="ce5">
            <text:p>4.694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5919.2001152038574" table:style-name="ce5">
            <text:p>5.919</text:p>
          </table:table-cell>
          <table:table-cell office:value-type="float" office:value="5305.720103263855" table:style-name="ce5">
            <text:p>5.306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6464.0801258087158" table:style-name="ce5">
            <text:p>6.464</text:p>
          </table:table-cell>
          <table:table-cell office:value-type="float" office:value="4700.0800914764404" table:style-name="ce5">
            <text:p>4.700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515.0401268005371" table:style-name="ce5">
            <text:p>6.515</text:p>
          </table:table-cell>
          <table:table-cell office:value-type="float" office:value="4057.2000789642334" table:style-name="ce5">
            <text:p>4.0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60.2001237869263" table:style-name="ce5">
            <text:p>6.360</text:p>
          </table:table-cell>
          <table:table-cell office:value-type="float" office:value="4600.1200895309448" table:style-name="ce5">
            <text:p>4.600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5960.3601160049438" table:style-name="ce5">
            <text:p>5.960</text:p>
          </table:table-cell>
          <table:table-cell office:value-type="float" office:value="5278.2801027297974" table:style-name="ce5">
            <text:p>5.278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6522.880126953125" table:style-name="ce5">
            <text:p>6.523</text:p>
          </table:table-cell>
          <table:table-cell office:value-type="float" office:value="4637.3600902557373" table:style-name="ce5">
            <text:p>4.637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701.68001365661621" table:style-name="ce5">
            <text:p>702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395.5200271606445" table:style-name="ce5">
            <text:p>1.396</text:p>
          </table:table-cell>
          <table:table-cell office:value-type="float" office:value="1079.9600210189819" table:style-name="ce5">
            <text:p>1.0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36.6400299072266" table:style-name="ce5">
            <text:p>1.537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1346.5200262069702" table:style-name="ce5">
            <text:p>1.347</text:p>
          </table:table-cell>
          <table:table-cell office:value-type="float" office:value="1109.3600215911865" table:style-name="ce5">
            <text:p>1.1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39 anos</text:p>
          </table:table-cell>
          <table:table-cell office:value-type="float" office:value="4666.7600908279419" table:style-name="ce5">
            <text:p>4.667</text:p>
          </table:table-cell>
          <table:table-cell office:value-type="float" office:value="2332.4000453948975" table:style-name="ce5">
            <text:p>2.332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290.4400835037231" table:style-name="ce5">
            <text:p>4.290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0" table:style-name="ce5">
            <text:p>0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4008.2000780105591" table:style-name="ce5">
            <text:p>4.008</text:p>
          </table:table-cell>
          <table:table-cell office:value-type="float" office:value="3249.6800632476807" table:style-name="ce5">
            <text:p>3.250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4484.4800872802734" table:style-name="ce5">
            <text:p>4.484</text:p>
          </table:table-cell>
          <table:table-cell office:value-type="float" office:value="2747.9200534820557" table:style-name="ce5">
            <text:p>2.7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0 a 47 anos</text:p>
          </table:table-cell>
          <table:table-cell office:value-type="float" office:value="3953.3200769424438" table:style-name="ce5">
            <text:p>3.953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31.8000745773315" table:style-name="ce5">
            <text:p>3.832</text:p>
          </table:table-cell>
          <table:table-cell office:value-type="float" office:value="3308.4800643920898" table:style-name="ce5">
            <text:p>3.308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3886.6800756454468" table:style-name="ce5">
            <text:p>3.887</text:p>
          </table:table-cell>
          <table:table-cell office:value-type="float" office:value="3204.6000623703003" table:style-name="ce5">
            <text:p>3.205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3898.4400758743286" table:style-name="ce5">
            <text:p>3.898</text:p>
          </table:table-cell>
          <table:table-cell office:value-type="float" office:value="3251.6400632858276" table:style-name="ce5">
            <text:p>3.2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De 48 anos ou mais</text:p>
          </table:table-cell>
          <table:table-cell office:value-type="float" office:value="4674.6000909805298" table:style-name="ce5">
            <text:p>4.675</text:p>
          </table:table-cell>
          <table:table-cell office:value-type="float" office:value="1513.1200294494629" table:style-name="ce5">
            <text:p>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8.360089302063" table:style-name="ce5">
            <text:p>4.588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3900.4000759124756" table:style-name="ce5">
            <text:p>3.900</text:p>
          </table:table-cell>
          <table:table-cell office:value-type="float" office:value="3214.4000625610352" table:style-name="ce5">
            <text:p>3.214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4410.0000858306885" table:style-name="ce5">
            <text:p>4.410</text:p>
          </table:table-cell>
          <table:table-cell office:value-type="float" office:value="2489.2000484466553" table:style-name="ce5">
            <text:p>2.489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000.7600584030151" table:style-name="ce5">
            <text:p>3.001</text:p>
          </table:table-cell>
          <table:table-cell office:value-type="float" office:value="2399.0400466918945" table:style-name="ce5">
            <text:p>2.3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61.6000556945801" table:style-name="ce5">
            <text:p>2.862</text:p>
          </table:table-cell>
          <table:table-cell office:value-type="float" office:value="2471.5600481033325" table:style-name="ce5">
            <text:p>2.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71.4800519943237" table:style-name="ce5">
            <text:p>2.671</text:p>
          </table:table-cell>
          <table:table-cell office:value-type="float" office:value="2681.2800521850586" table:style-name="ce5">
            <text:p>2.6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4.1200571060181" table:style-name="ce5">
            <text:p>2.934</text:p>
          </table:table-cell>
          <table:table-cell office:value-type="float" office:value="2479.4000482559204" table:style-name="ce5">
            <text:p>2.4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441.36008644104" table:style-name="ce5">
            <text:p>4.441</text:p>
          </table:table-cell>
          <table:table-cell office:value-type="float" office:value="1944.3200378417969" table:style-name="ce5">
            <text:p>1.944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155.200080871582" table:style-name="ce5">
            <text:p>4.155</text:p>
          </table:table-cell>
          <table:table-cell office:value-type="float" office:value="2728.3200531005859" table:style-name="ce5">
            <text:p>2.7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6.6800661087036" table:style-name="ce5">
            <text:p>3.397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4261.0400829315186" table:style-name="ce5">
            <text:p>4.261</text:p>
          </table:table-cell>
          <table:table-cell office:value-type="float" office:value="2510.760048866272" table:style-name="ce5">
            <text:p>2.5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097.9600992202759" table:style-name="ce5">
            <text:p>5.098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17.60009765625" table:style-name="ce5">
            <text:p>5.018</text:p>
          </table:table-cell>
          <table:table-cell office:value-type="float" office:value="3218.3200626373291" table:style-name="ce5">
            <text:p>3.218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4929.4000959396362" table:style-name="ce5">
            <text:p>4.929</text:p>
          </table:table-cell>
          <table:table-cell office:value-type="float" office:value="3420.2000665664673" table:style-name="ce5">
            <text:p>3.420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4917.6400957107544" table:style-name="ce5">
            <text:p>4.918</text:p>
          </table:table-cell>
          <table:table-cell office:value-type="float" office:value="3467.2400674819946" table:style-name="ce5">
            <text:p>3.467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998.0000972747803" table:style-name="ce5">
            <text:p>4.998</text:p>
          </table:table-cell>
          <table:table-cell office:value-type="float" office:value="2514.6800489425659" table:style-name="ce5">
            <text:p>2.5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27.4400959014893" table:style-name="ce5">
            <text:p>4.927</text:p>
          </table:table-cell>
          <table:table-cell office:value-type="float" office:value="2587.2000503540039" table:style-name="ce5">
            <text:p>2.5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.7200918197632" table:style-name="ce5">
            <text:p>4.718</text:p>
          </table:table-cell>
          <table:table-cell office:value-type="float" office:value="2994.8800582885742" table:style-name="ce5">
            <text:p>2.995</text:p>
          </table:table-cell>
          <table:table-cell office:value-type="float" office:value="0" table:style-name="ce5">
            <text:p>0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949.000096321106" table:style-name="ce5">
            <text:p>4.949</text:p>
          </table:table-cell>
          <table:table-cell office:value-type="float" office:value="2724.400053024292" table:style-name="ce5">
            <text:p>2.7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747.1200923919678" table:style-name="ce5">
            <text:p>4.747</text:p>
          </table:table-cell>
          <table:table-cell office:value-type="float" office:value="3202.6400623321533" table:style-name="ce5">
            <text:p>3.203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413.9200859069824" table:style-name="ce5">
            <text:p>4.414</text:p>
          </table:table-cell>
          <table:table-cell office:value-type="float" office:value="3837.6800746917725" table:style-name="ce5">
            <text:p>3.8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4443.320086479187" table:style-name="ce5">
            <text:p>4.443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4555.0400886535645" table:style-name="ce5">
            <text:p>4.555</text:p>
          </table:table-cell>
          <table:table-cell office:value-type="float" office:value="3675.0000715255737" table:style-name="ce5">
            <text:p>3.6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08.5200624465942" table:style-name="ce5">
            <text:p>3.209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9.5600595474243" table:style-name="ce5">
            <text:p>3.060</text:p>
          </table:table-cell>
          <table:table-cell office:value-type="float" office:value="1595.4400310516357" table:style-name="ce5">
            <text:p>1.595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2967.4400577545166" table:style-name="ce5">
            <text:p>2.967</text:p>
          </table:table-cell>
          <table:table-cell office:value-type="float" office:value="1722.840033531189" table:style-name="ce5">
            <text:p>1.723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2838.0800552368164" table:style-name="ce5">
            <text:p>2.838</text:p>
          </table:table-cell>
          <table:table-cell office:value-type="float" office:value="1879.6400365829468" table:style-name="ce5">
            <text:p>1.880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.00001430511475" table:style-name="ce5">
            <text:p>735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1029.0000200271606" table:style-name="ce5">
            <text:p>1.029</text:p>
          </table:table-cell>
          <table:table-cell office:value-type="float" office:value="629.16001224517822" table:style-name="ce5">
            <text:p>6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46.72001647949219" table:style-name="ce5">
            <text:p>847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442.96000862121582" table:style-name="ce5">
            <text:p>443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833.00001621246338" table:style-name="ce5">
            <text:p>833</text:p>
          </table:table-cell>
          <table:table-cell office:value-type="float" office:value="482.16000938415527" table:style-name="ce5">
            <text:p>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505.68000984191895" table:style-name="ce5">
            <text:p>5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02.5200681686401" table:style-name="ce5">
            <text:p>3.503</text:p>
          </table:table-cell>
          <table:table-cell office:value-type="float" office:value="2783.2000541687012" table:style-name="ce5">
            <text:p>2.7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90.7600679397583" table:style-name="ce5">
            <text:p>3.491</text:p>
          </table:table-cell>
          <table:table-cell office:value-type="float" office:value="2963.5200576782227" table:style-name="ce5">
            <text:p>2.9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53.5200672149658" table:style-name="ce5">
            <text:p>3.454</text:p>
          </table:table-cell>
          <table:table-cell office:value-type="float" office:value="2996.8400583267212" table:style-name="ce5">
            <text:p>2.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26.0000705718994" table:style-name="ce5">
            <text:p>3.626</text:p>
          </table:table-cell>
          <table:table-cell office:value-type="float" office:value="2940.000057220459" table:style-name="ce5">
            <text:p>2.940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943.120096206665" table:style-name="ce5">
            <text:p>4.943</text:p>
          </table:table-cell>
          <table:table-cell office:value-type="float" office:value="2834.1600551605225" table:style-name="ce5">
            <text:p>2.8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68.6800928115845" table:style-name="ce5">
            <text:p>4.769</text:p>
          </table:table-cell>
          <table:table-cell office:value-type="float" office:value="3475.0800676345825" table:style-name="ce5">
            <text:p>3.475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4390.4000854492188" table:style-name="ce5">
            <text:p>4.390</text:p>
          </table:table-cell>
          <table:table-cell office:value-type="float" office:value="4104.2400798797607" table:style-name="ce5">
            <text:p>4.104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4931.3600959777832" table:style-name="ce5">
            <text:p>4.931</text:p>
          </table:table-cell>
          <table:table-cell office:value-type="float" office:value="3422.1600666046143" table:style-name="ce5">
            <text:p>3.4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13.0800313949585" table:style-name="ce5">
            <text:p>1.613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29.4000005722045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609.1600313186646" table:style-name="ce5">
            <text:p>1.609</text:p>
          </table:table-cell>
          <table:table-cell office:value-type="float" office:value="1101.5200214385986" table:style-name="ce5">
            <text:p>1.102</text:p>
          </table:table-cell>
          <table:table-cell office:value-type="float" office:value="123.48000240325928" table:style-name="ce5">
            <text:p>123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1603.2800312042236" table:style-name="ce5">
            <text:p>1.603</text:p>
          </table:table-cell>
          <table:table-cell office:value-type="float" office:value="1042.7200202941895" table:style-name="ce5">
            <text:p>1.0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51.2400827407837" table:style-name="ce5">
            <text:p>4.251</text:p>
          </table:table-cell>
          <table:table-cell office:value-type="float" office:value="3151.680061340332" table:style-name="ce5">
            <text:p>3.152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3690.6800718307495" table:style-name="ce5">
            <text:p>3.691</text:p>
          </table:table-cell>
          <table:table-cell office:value-type="float" office:value="3820.0400743484497" table:style-name="ce5">
            <text:p>3.820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3624.0400705337524" table:style-name="ce5">
            <text:p>3.624</text:p>
          </table:table-cell>
          <table:table-cell office:value-type="float" office:value="3900.4000759124756" table:style-name="ce5">
            <text:p>3.900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904.3200759887695" table:style-name="ce5">
            <text:p>3.904</text:p>
          </table:table-cell>
          <table:table-cell office:value-type="float" office:value="3714.2000722885132" table:style-name="ce5">
            <text:p>3.7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22.1200685501099" table:style-name="ce5">
            <text:p>3.522</text:p>
          </table:table-cell>
          <table:table-cell office:value-type="float" office:value="1377.8800268173218" table:style-name="ce5">
            <text:p>1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5.4800672531128" table:style-name="ce5">
            <text:p>3.455</text:p>
          </table:table-cell>
          <table:table-cell office:value-type="float" office:value="1632.6800317764282" table:style-name="ce5">
            <text:p>1.633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3388.8400659561157" table:style-name="ce5">
            <text:p>3.389</text:p>
          </table:table-cell>
          <table:table-cell office:value-type="float" office:value="1897.2800369262695" table:style-name="ce5">
            <text:p>1.897</text:p>
          </table:table-cell>
          <table:table-cell office:value-type="float" office:value="119.56000232696533" table:style-name="ce5">
            <text:p>12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3443.720067024231" table:style-name="ce5">
            <text:p>3.444</text:p>
          </table:table-cell>
          <table:table-cell office:value-type="float" office:value="1697.3600330352783" table:style-name="ce5">
            <text:p>1.6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49.0800924301147" table:style-name="ce5">
            <text:p>4.749</text:p>
          </table:table-cell>
          <table:table-cell office:value-type="float" office:value="3379.0400657653809" table:style-name="ce5">
            <text:p>3.379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490.3600873947144" table:style-name="ce5">
            <text:p>4.490</text:p>
          </table:table-cell>
          <table:table-cell office:value-type="float" office:value="4027.8000783920288" table:style-name="ce5">
            <text:p>4.028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4492.3200874328613" table:style-name="ce5">
            <text:p>4.492</text:p>
          </table:table-cell>
          <table:table-cell office:value-type="float" office:value="4096.4000797271729" table:style-name="ce5">
            <text:p>4.096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4680.4800910949707" table:style-name="ce5">
            <text:p>4.680</text:p>
          </table:table-cell>
          <table:table-cell office:value-type="float" office:value="3953.3200769424438" table:style-name="ce5">
            <text:p>3.9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88.0401048660278" table:style-name="ce5">
            <text:p>5.388</text:p>
          </table:table-cell>
          <table:table-cell office:value-type="float" office:value="2399.0400466918945" table:style-name="ce5">
            <text:p>2.3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37.0801038742065" table:style-name="ce5">
            <text:p>5.337</text:p>
          </table:table-cell>
          <table:table-cell office:value-type="float" office:value="2504.8800487518311" table:style-name="ce5">
            <text:p>2.5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7.7200918197632" table:style-name="ce5">
            <text:p>4.718</text:p>
          </table:table-cell>
          <table:table-cell office:value-type="float" office:value="3549.5600690841675" table:style-name="ce5">
            <text:p>3.550</text:p>
          </table:table-cell>
          <table:table-cell office:value-type="float" office:value="7.8400001525878906" table:style-name="ce5">
            <text:p>8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5237.1201019287109" table:style-name="ce5">
            <text:p>5.237</text:p>
          </table:table-cell>
          <table:table-cell office:value-type="float" office:value="2726.360053062439" table:style-name="ce5">
            <text:p>2.726</text:p>
          </table:table-cell>
          <table:table-cell office:value-type="string" table:style-name="ce5">
            <text:p>-</text:p>
          </table:table-cell>
          <table:table-cell office:value-type="float" office:value="99.960001945495605" table:style-name="ce5">
            <text:p>10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9" table:number-rows-spanned="1" table:style-name="ce10"/>
          <table:covered-table-cell table:number-columns-repeated="18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1T14:24:52Z</meta:creation-date>
    <dc:date>2020-06-07T19:39:26Z</dc:date>
  </office:meta>
</office:document-meta>
</file>